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2.2035in" table:align="left"/>
    </style:style>
    <style:style style:name="Table1.A" style:family="table-column">
      <style:table-column-properties style:column-width="1.0604in"/>
    </style:style>
    <style:style style:name="Table1.B" style:family="table-column">
      <style:table-column-properties style:column-width="1.1431in"/>
    </style:style>
    <style:style style:name="Table1.A1" style:family="table-cell">
      <style:table-cell-properties style:vertical-align="middle" fo:padding="0.0194in" fo:border="none"/>
    </style:style>
    <style:style style:name="Table1.2" style:family="table-row">
      <style:table-row-properties fo:background-color="transparent">
        <style:background-image/>
      </style:table-row-properties>
    </style:style>
    <style:style style:name="Table2" style:family="table">
      <style:table-properties style:width="8.9097in" fo:margin-left="-0.0208in" fo:margin-top="0in" fo:margin-bottom="0in" table:align="left" style:writing-mode="page"/>
    </style:style>
    <style:style style:name="Table2.A" style:family="table-column">
      <style:table-column-properties style:column-width="1.7708in"/>
    </style:style>
    <style:style style:name="Table2.B" style:family="table-column">
      <style:table-column-properties style:column-width="0.0278in"/>
    </style:style>
    <style:style style:name="Table2.C" style:family="table-column">
      <style:table-column-properties style:column-width="0.8882in"/>
    </style:style>
    <style:style style:name="Table2.D" style:family="table-column">
      <style:table-column-properties style:column-width="0.8889in"/>
    </style:style>
    <style:style style:name="Table2.E" style:family="table-column">
      <style:table-column-properties style:column-width="5.334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4" style:family="table" style:master-page-name="">
      <style:table-properties style:width="7.6521in" style:page-number="auto" table:align="margins"/>
    </style:style>
    <style:style style:name="Table4.A" style:family="table-column">
      <style:table-column-properties style:column-width="1.6854in" style:rel-column-width="3030*"/>
    </style:style>
    <style:style style:name="Table4.B" style:family="table-column">
      <style:table-column-properties style:column-width="0.25in" style:rel-column-width="450*"/>
    </style:style>
    <style:style style:name="Table4.C" style:family="table-column">
      <style:table-column-properties style:column-width="5.716in" style:rel-column-width="10276*"/>
    </style:style>
    <style:style style:name="Table4.A1" style:family="table-cell">
      <style:table-cell-properties fo:padding="0in" fo:border="none" style:writing-mode="page"/>
    </style:style>
    <style:style style:name="Table5" style:family="table" style:master-page-name="">
      <style:table-properties style:width="9.5111in" style:page-number="auto" table:align="right"/>
    </style:style>
    <style:style style:name="Table5.A" style:family="table-column">
      <style:table-column-properties style:column-width="2.75in"/>
    </style:style>
    <style:style style:name="Table5.B" style:family="table-column">
      <style:table-column-properties style:column-width="0.1875in"/>
    </style:style>
    <style:style style:name="Table5.C" style:family="table-column">
      <style:table-column-properties style:column-width="6.5736in"/>
    </style:style>
    <style:style style:name="Table5.A1" style:family="table-cell">
      <style:table-cell-properties fo:padding="0in" fo:border="none" style:writing-mode="page"/>
    </style:style>
    <style:style style:name="Table3" style:family="table">
      <style:table-properties style:width="6.925in" table:align="left"/>
    </style:style>
    <style:style style:name="Table3.A" style:family="table-column">
      <style:table-column-properties style:column-width="0.0861in"/>
    </style:style>
    <style:style style:name="Table3.B" style:family="table-column">
      <style:table-column-properties style:column-width="6.8389in"/>
    </style:style>
    <style:style style:name="Table3.A1" style:family="table-cell">
      <style:table-cell-properties style:vertical-align="middle" fo:padding="0.0194in" fo:border="none"/>
    </style:style>
    <style:style style:name="Table6" style:family="table">
      <style:table-properties style:width="2.0306in" table:align="left" fo:background-color="#ffffff">
        <style:background-image/>
      </style:table-properties>
    </style:style>
    <style:style style:name="Table6.A" style:family="table-column">
      <style:table-column-properties style:column-width="0.1674in"/>
    </style:style>
    <style:style style:name="Table6.B" style:family="table-column">
      <style:table-column-properties style:column-width="1.8632in"/>
    </style:style>
    <style:style style:name="Table6.A1" style:family="table-cell">
      <style:table-cell-properties style:vertical-align="middle" fo:padding="0in" fo:border="none"/>
    </style:style>
    <style:style style:name="Table6.B1" style:family="table-cell">
      <style:table-cell-properties style:vertical-align="middle" fo:padding-left="0in" fo:padding-right="0in" fo:padding-top="0in" fo:padding-bottom="0.0208in" fo:border-left="none" fo:border-right="none" fo:border-top="none" fo:border-bottom="0.05pt solid #eeeeee"/>
    </style:style>
    <style:style style:name="Table7" style:family="table">
      <style:table-properties style:width="5.0972in" table:align="left" fo:background-color="#ffffff">
        <style:background-image/>
      </style:table-properties>
    </style:style>
    <style:style style:name="Table7.A" style:family="table-column">
      <style:table-column-properties style:column-width="0.2507in"/>
    </style:style>
    <style:style style:name="Table7.B" style:family="table-column">
      <style:table-column-properties style:column-width="4.8465in"/>
    </style:style>
    <style:style style:name="Table7.A1" style:family="table-cell">
      <style:table-cell-properties style:vertical-align="middle" fo:padding="0in" fo:border="none"/>
    </style:style>
    <style:style style:name="Table7.B1" style:family="table-cell">
      <style:table-cell-properties style:vertical-align="middle" fo:padding-left="0in" fo:padding-right="0in" fo:padding-top="0in" fo:padding-bottom="0.0208in" fo:border-left="none" fo:border-right="none" fo:border-top="none" fo:border-bottom="0.05pt solid #eeeeee"/>
    </style:style>
    <style:style style:name="Table7.11" style:family="table-row">
      <style:table-row-properties fo:background-color="#ffffcc">
        <style:background-image/>
      </style:table-row-properties>
    </style:style>
    <style:style style:name="P1" style:family="paragraph" style:parent-style-name="Standard">
      <style:text-properties officeooo:rsid="00162731" officeooo:paragraph-rsid="00162731"/>
    </style:style>
    <style:style style:name="P2" style:family="paragraph" style:parent-style-name="Standard">
      <style:text-properties officeooo:rsid="00162731" officeooo:paragraph-rsid="0017139f"/>
    </style:style>
    <style:style style:name="P3" style:family="paragraph" style:parent-style-name="Standard">
      <style:text-properties officeooo:rsid="0017139f" officeooo:paragraph-rsid="0017139f"/>
    </style:style>
    <style:style style:name="P4" style:family="paragraph" style:parent-style-name="Standard">
      <style:text-properties officeooo:rsid="0018c2ff" officeooo:paragraph-rsid="0018c2ff"/>
    </style:style>
    <style:style style:name="P5" style:family="paragraph" style:parent-style-name="Standard">
      <style:text-properties officeooo:rsid="0019887b" officeooo:paragraph-rsid="0019887b"/>
    </style:style>
    <style:style style:name="P6" style:family="paragraph" style:parent-style-name="Standard">
      <style:paragraph-properties fo:margin-left="0.9846in" fo:text-indent="0in" style:auto-text-indent="false"/>
      <style:text-properties fo:font-size="12pt" officeooo:rsid="001b61da" officeooo:paragraph-rsid="001b61da"/>
    </style:style>
    <style:style style:name="P7" style:family="paragraph" style:parent-style-name="Table_20_Contents">
      <style:paragraph-properties fo:margin-left="0in" fo:margin-right="0in" fo:text-indent="0in" style:auto-text-indent="false"/>
    </style:style>
    <style:style style:name="P8" style:family="paragraph" style:parent-style-name="Standard">
      <style:text-properties officeooo:rsid="001cfd60" officeooo:paragraph-rsid="001cfd60"/>
    </style:style>
    <style:style style:name="P9" style:family="paragraph" style:parent-style-name="Standard">
      <style:text-properties officeooo:rsid="001dff88" officeooo:paragraph-rsid="001dff88"/>
    </style:style>
    <style:style style:name="P10" style:family="paragraph" style:parent-style-name="Standard">
      <style:text-properties officeooo:rsid="0021a54e" officeooo:paragraph-rsid="0021a54e"/>
    </style:style>
    <style:style style:name="P11" style:family="paragraph" style:parent-style-name="Standard">
      <style:text-properties officeooo:rsid="0022633b" officeooo:paragraph-rsid="0022633b"/>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Heading">
      <style:text-properties fo:background-color="#ffdbb6"/>
    </style:style>
    <style:style style:name="P15" style:family="paragraph" style:parent-style-name="Heading_20_1">
      <style:text-properties officeooo:rsid="0059f117" officeooo:paragraph-rsid="0059f117"/>
    </style:style>
    <style:style style:name="P16" style:family="paragraph" style:parent-style-name="Heading_20_1">
      <style:text-properties fo:background-color="#ffff00"/>
    </style:style>
    <style:style style:name="P17" style:family="paragraph" style:parent-style-name="Heading_20_2">
      <style:text-properties officeooo:rsid="0058b9c1" officeooo:paragraph-rsid="0058b9c1"/>
    </style:style>
    <style:style style:name="P18" style:family="paragraph" style:parent-style-name="Heading_20_3">
      <style:paragraph-properties fo:margin-left="0in" fo:margin-right="0in" fo:text-indent="0in" style:auto-text-indent="false" fo:padding="0in" fo:border="none"/>
    </style:style>
    <style:style style:name="P19" style:family="paragraph" style:parent-style-name="ISSUES">
      <style:text-properties officeooo:rsid="005706ed" officeooo:paragraph-rsid="005706ed"/>
    </style:style>
    <style:style style:name="P20" style:family="paragraph" style:parent-style-name="Preformatted_20_Text">
      <style:paragraph-properties fo:margin-left="0.4925in" fo:margin-right="0.2083in" fo:margin-top="0.1563in" fo:margin-bottom="0.1563in" style:contextual-spacing="false" fo:text-indent="0in" style:auto-text-indent="false"/>
      <style:text-properties fo:color="#2a6099" loext:opacity="100%" style:font-name="Arial Narrow" fo:font-style="italic" style:font-style-asian="italic" style:font-style-complex="italic"/>
    </style:style>
    <style:style style:name="P21" style:family="paragraph" style:parent-style-name="Preformatted_20_Text">
      <style:paragraph-properties fo:margin-left="0.4925in" fo:margin-right="0.2083in" fo:margin-top="0.1563in" fo:margin-bottom="0.1563in" style:contextual-spacing="false" fo:text-indent="0in" style:auto-text-indent="false"/>
      <style:text-properties fo:color="#2a6099" loext:opacity="100%" style:font-name="Arial Narrow" fo:font-style="italic" style:font-style-asian="italic" style:font-style-complex="italic" loext:padding-left="0.0193in" loext:padding-right="0in" loext:padding-top="0.0193in" loext:padding-bottom="0.0193in" loext:border-left="0.06pt solid #000000" loext:border-right="none" loext:border-top="0.06pt solid #000000" loext:border-bottom="0.06pt solid #000000"/>
    </style:style>
    <style:style style:name="P22" style:family="paragraph" style:parent-style-name="Quotations" style:list-style-name="L3">
      <style:text-properties officeooo:paragraph-rsid="0048f9c1"/>
    </style:style>
    <style:style style:name="P23" style:family="paragraph" style:parent-style-name="Quotations">
      <style:text-properties officeooo:paragraph-rsid="0048f9c1"/>
    </style:style>
    <style:style style:name="P24" style:family="paragraph" style:parent-style-name="Quotations">
      <style:text-properties fo:color="#2a6099" loext:opacity="100%" style:font-name="Arial Narrow"/>
    </style:style>
    <style:style style:name="P25" style:family="paragraph" style:parent-style-name="Quotations">
      <style:paragraph-properties fo:margin-top="0in" fo:margin-bottom="0.1571in" style:contextual-spacing="false" fo:line-height="100%"/>
      <style:text-properties fo:color="#2a6099" loext:opacity="100%" style:font-name="Arial Narrow" fo:font-size="10pt" style:font-size-asian="10pt" style:font-size-complex="10pt"/>
    </style:style>
    <style:style style:name="P26" style:family="paragraph" style:parent-style-name="Quotations">
      <style:paragraph-properties fo:margin-top="0in" fo:margin-bottom="0.1571in" style:contextual-spacing="false" fo:line-height="100%"/>
    </style:style>
    <style:style style:name="P27" style:family="paragraph" style:parent-style-name="Quotations">
      <style:paragraph-properties fo:margin-top="0in" fo:margin-bottom="0.1571in" style:contextual-spacing="false" fo:line-height="100%"/>
      <style:text-properties fo:color="#000000" loext:opacity="100%" style:font-name="Arial Narrow" fo:font-size="10pt"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style:style>
    <style:style style:name="P29" style:family="paragraph" style:parent-style-name="Standard">
      <style:paragraph-properties fo:text-align="end" style:justify-single-word="false">
        <style:tab-stops/>
      </style:paragraph-properties>
      <style:text-properties style:font-name="Liberation Sans"/>
    </style:style>
    <style:style style:name="P30" style:family="paragraph" style:parent-style-name="Standard">
      <style:paragraph-properties fo:text-align="start" style:justify-single-word="false">
        <style:tab-stops/>
      </style:paragraph-properties>
      <style:text-properties style:font-name="Liberation Sans" officeooo:rsid="0024c7f2" officeooo:paragraph-rsid="0024c7f2"/>
    </style:style>
    <style:style style:name="P31" style:family="paragraph" style:parent-style-name="Standard">
      <style:paragraph-properties fo:text-align="end" style:justify-single-word="false">
        <style:tab-stops/>
      </style:paragraph-properties>
      <style:text-properties style:font-name="Liberation Sans" officeooo:rsid="00421a61" officeooo:paragraph-rsid="00421a61"/>
    </style:style>
    <style:style style:name="P32" style:family="paragraph" style:parent-style-name="Standard">
      <style:paragraph-properties fo:text-align="start" style:justify-single-word="false">
        <style:tab-stops/>
      </style:paragraph-properties>
      <style:text-properties style:font-name="Liberation Sans" officeooo:rsid="00421a61" officeooo:paragraph-rsid="00421a61"/>
    </style:style>
    <style:style style:name="P33" style:family="paragraph" style:parent-style-name="Standard">
      <style:paragraph-properties fo:text-align="start" style:justify-single-word="false">
        <style:tab-stops/>
      </style:paragraph-properties>
      <style:text-properties style:font-name="Liberation Sans" officeooo:rsid="004245d6" officeooo:paragraph-rsid="004245d6"/>
    </style:style>
    <style:style style:name="P34" style:family="paragraph" style:parent-style-name="Standard">
      <style:paragraph-properties fo:text-align="start" style:justify-single-word="false">
        <style:tab-stops/>
      </style:paragraph-properties>
      <style:text-properties style:font-name="Liberation Sans" fo:font-style="italic" officeooo:rsid="00421a61" officeooo:paragraph-rsid="00421a61" style:font-style-asian="italic" style:font-style-complex="italic"/>
    </style:style>
    <style:style style:name="P35" style:family="paragraph" style:parent-style-name="Standard">
      <style:paragraph-properties fo:text-align="end" style:justify-single-word="false">
        <style:tab-stops/>
      </style:paragraph-properties>
      <style:text-properties style:font-name="Liberation Sans" officeooo:rsid="0048f9c1" officeooo:paragraph-rsid="0048f9c1"/>
    </style:style>
    <style:style style:name="P36" style:family="paragraph" style:parent-style-name="Standard">
      <style:text-properties officeooo:rsid="0018c2ff" officeooo:paragraph-rsid="0018c2ff"/>
    </style:style>
    <style:style style:name="P37" style:family="paragraph" style:parent-style-name="Standard">
      <style:text-properties officeooo:rsid="0018c2ff" officeooo:paragraph-rsid="0048f9c1"/>
    </style:style>
    <style:style style:name="P38" style:family="paragraph" style:parent-style-name="Standard">
      <style:text-properties officeooo:rsid="00297b80" officeooo:paragraph-rsid="00297b80"/>
    </style:style>
    <style:style style:name="P39" style:family="paragraph" style:parent-style-name="Standard">
      <style:text-properties officeooo:rsid="00162731" officeooo:paragraph-rsid="00162731"/>
    </style:style>
    <style:style style:name="P40" style:family="paragraph" style:parent-style-name="Standard">
      <style:text-properties officeooo:rsid="00162731" officeooo:paragraph-rsid="003190d1"/>
    </style:style>
    <style:style style:name="P41" style:family="paragraph" style:parent-style-name="Standard">
      <style:text-properties officeooo:rsid="00162731" officeooo:paragraph-rsid="0034b670"/>
    </style:style>
    <style:style style:name="P42" style:family="paragraph" style:parent-style-name="Standard">
      <style:text-properties officeooo:rsid="00162731" officeooo:paragraph-rsid="0018c2ff"/>
    </style:style>
    <style:style style:name="P43" style:family="paragraph" style:parent-style-name="Standard">
      <style:text-properties officeooo:rsid="002b66bb" officeooo:paragraph-rsid="002b66bb"/>
    </style:style>
    <style:style style:name="P44" style:family="paragraph" style:parent-style-name="Standard">
      <style:text-properties officeooo:rsid="00267325" officeooo:paragraph-rsid="00267325"/>
    </style:style>
    <style:style style:name="P45" style:family="paragraph" style:parent-style-name="Standard">
      <style:text-properties officeooo:rsid="00267325" officeooo:paragraph-rsid="00162731"/>
    </style:style>
    <style:style style:name="P46" style:family="paragraph" style:parent-style-name="Standard">
      <style:text-properties officeooo:rsid="00267325" officeooo:paragraph-rsid="0048f9c1"/>
    </style:style>
    <style:style style:name="P47" style:family="paragraph" style:parent-style-name="Standard">
      <style:text-properties officeooo:rsid="002d4db6" officeooo:paragraph-rsid="002d4db6"/>
    </style:style>
    <style:style style:name="P48" style:family="paragraph" style:parent-style-name="Standard">
      <style:paragraph-properties fo:margin-left="0.9846in" fo:text-indent="0in" style:auto-text-indent="false"/>
    </style:style>
    <style:style style:name="P49" style:family="paragraph" style:parent-style-name="Standard">
      <style:paragraph-properties fo:margin-left="0in" fo:margin-right="0in" fo:text-indent="0in" style:auto-text-indent="false"/>
      <style:text-properties fo:background-color="#1f1f1f"/>
    </style:style>
    <style:style style:name="P50" style:family="paragraph" style:parent-style-name="Standard">
      <style:text-properties officeooo:rsid="002d4db6" officeooo:paragraph-rsid="002d4db6" fo:background-color="#1f1f1f"/>
    </style:style>
    <style:style style:name="P51" style:family="paragraph" style:parent-style-name="Standard">
      <style:paragraph-properties fo:margin-left="0in" fo:margin-right="0in" fo:text-indent="0in" style:auto-text-indent="false"/>
      <style:text-properties fo:color="#ce9178" loext:opacity="100%" fo:background-color="#1f1f1f"/>
    </style:style>
    <style:style style:name="P52" style:family="paragraph" style:parent-style-name="Standard">
      <style:text-properties officeooo:rsid="002d641e" officeooo:paragraph-rsid="002d641e"/>
    </style:style>
    <style:style style:name="P53" style:family="paragraph" style:parent-style-name="Standard">
      <style:text-properties officeooo:rsid="002d641e" officeooo:paragraph-rsid="002e360f"/>
    </style:style>
    <style:style style:name="P54" style:family="paragraph" style:parent-style-name="Standard">
      <style:text-properties officeooo:paragraph-rsid="002e360f"/>
    </style:style>
    <style:style style:name="P55" style:family="paragraph" style:parent-style-name="Standard">
      <style:text-properties officeooo:rsid="002e4e50" officeooo:paragraph-rsid="002e4e50"/>
    </style:style>
    <style:style style:name="P56" style:family="paragraph" style:parent-style-name="Standard">
      <style:text-properties officeooo:rsid="002ebdfd" officeooo:paragraph-rsid="002ebdfd"/>
    </style:style>
    <style:style style:name="P57" style:family="paragraph" style:parent-style-name="Standard">
      <style:text-properties officeooo:rsid="002ebdfd" officeooo:paragraph-rsid="00307ea9"/>
    </style:style>
    <style:style style:name="P58" style:family="paragraph" style:parent-style-name="Standard">
      <style:paragraph-properties fo:margin-left="0.9846in" fo:text-indent="0in" style:auto-text-indent="false"/>
      <style:text-properties officeooo:rsid="002ebdfd" officeooo:paragraph-rsid="00307ea9"/>
    </style:style>
    <style:style style:name="P59" style:family="paragraph" style:parent-style-name="Standard">
      <style:paragraph-properties fo:margin-left="0in" fo:text-align="start" style:justify-single-word="false" fo:text-indent="0in" style:auto-text-indent="false"/>
      <style:text-properties fo:font-weight="bold" officeooo:rsid="0034b670" officeooo:paragraph-rsid="0034b670" style:font-weight-asian="bold" style:font-weight-complex="bold"/>
    </style:style>
    <style:style style:name="P60" style:family="paragraph" style:parent-style-name="Standard">
      <style:paragraph-properties fo:margin-left="0in" fo:text-align="start" style:justify-single-word="false" fo:text-indent="0in" style:auto-text-indent="false"/>
      <style:text-properties fo:font-weight="bold" officeooo:rsid="0034b670" officeooo:paragraph-rsid="0037a388" style:font-weight-asian="bold" style:font-weight-complex="bold"/>
    </style:style>
    <style:style style:name="P61" style:family="paragraph" style:parent-style-name="Standard">
      <style:paragraph-properties fo:margin-left="0in" fo:text-align="end" style:justify-single-word="false" fo:text-indent="0in" style:auto-text-indent="false"/>
      <style:text-properties fo:font-weight="bold" officeooo:rsid="0034b670" officeooo:paragraph-rsid="0034b670" style:font-weight-asian="bold" style:font-weight-complex="bold"/>
    </style:style>
    <style:style style:name="P62" style:family="paragraph" style:parent-style-name="Standard">
      <style:paragraph-properties fo:margin-left="0in" fo:text-align="end" style:justify-single-word="false" fo:text-indent="0in" style:auto-text-indent="false"/>
      <style:text-properties fo:font-weight="bold" officeooo:rsid="0034b670" officeooo:paragraph-rsid="0037a388" style:font-weight-asian="bold" style:font-weight-complex="bold"/>
    </style:style>
    <style:style style:name="P63" style:family="paragraph" style:parent-style-name="Standard">
      <style:text-properties officeooo:rsid="00307ea9" officeooo:paragraph-rsid="00307ea9"/>
    </style:style>
    <style:style style:name="P64" style:family="paragraph" style:parent-style-name="Standard">
      <style:text-properties officeooo:rsid="003190d1" officeooo:paragraph-rsid="003190d1"/>
    </style:style>
    <style:style style:name="P65" style:family="paragraph" style:parent-style-name="Standard" style:list-style-name="L1">
      <style:text-properties officeooo:paragraph-rsid="003190d1"/>
    </style:style>
    <style:style style:name="P66" style:family="paragraph" style:parent-style-name="Standard">
      <style:paragraph-properties fo:margin-left="0.9846in" fo:text-indent="0in" style:auto-text-indent="false"/>
      <style:text-properties fo:font-size="12pt" officeooo:rsid="002ebdfd" officeooo:paragraph-rsid="002ebdfd"/>
    </style:style>
    <style:style style:name="P67" style:family="paragraph" style:parent-style-name="Standard">
      <style:text-properties fo:font-weight="normal" officeooo:rsid="0034b670" officeooo:paragraph-rsid="0034b670"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fo:background-color="#ffffff" style:font-weight-asian="normal" style:font-weight-complex="normal"/>
    </style:style>
    <style:style style:name="P69" style:family="paragraph" style:parent-style-name="Standard">
      <style:text-properties fo:font-weight="normal" officeooo:rsid="00553d97" officeooo:paragraph-rsid="00553d97" fo:background-color="#ffffff" style:font-weight-asian="normal" style:font-weight-complex="normal"/>
    </style:style>
    <style:style style:name="P70" style:family="paragraph" style:parent-style-name="Standard">
      <style:text-properties fo:font-weight="normal" officeooo:rsid="00577384" officeooo:paragraph-rsid="00577384" fo:background-color="#ffffff" style:font-weight-asian="normal" style:font-weight-complex="normal"/>
    </style:style>
    <style:style style:name="P71" style:family="paragraph" style:parent-style-name="Standard">
      <style:text-properties fo:font-weight="normal" officeooo:rsid="004c691c" officeooo:paragraph-rsid="004c691c" fo:background-color="transparent" style:font-weight-asian="normal" style:font-weight-complex="normal"/>
    </style:style>
    <style:style style:name="P72" style:family="paragraph" style:parent-style-name="Standard">
      <style:text-properties fo:font-weight="normal" officeooo:rsid="0050b48a" officeooo:paragraph-rsid="0050b48a" fo:background-color="transparent" style:font-weight-asian="normal" style:font-weight-complex="normal"/>
    </style:style>
    <style:style style:name="P73" style:family="paragraph" style:parent-style-name="Standard">
      <style:text-properties fo:font-weight="normal" officeooo:rsid="00514dfc" officeooo:paragraph-rsid="00514dfc" fo:background-color="transparent" style:font-weight-asian="normal" style:font-weight-complex="normal"/>
    </style:style>
    <style:style style:name="P74" style:family="paragraph" style:parent-style-name="Standard">
      <style:text-properties fo:font-weight="normal" officeooo:rsid="00522631" officeooo:paragraph-rsid="00522631" fo:background-color="transparent" style:font-weight-asian="normal" style:font-weight-complex="normal"/>
    </style:style>
    <style:style style:name="P75" style:family="paragraph" style:parent-style-name="Standard">
      <style:text-properties fo:font-weight="normal" officeooo:rsid="0052f9f7" officeooo:paragraph-rsid="0052f9f7" fo:background-color="transparent" style:font-weight-asian="normal" style:font-weight-complex="normal"/>
    </style:style>
    <style:style style:name="P76" style:family="paragraph" style:parent-style-name="Standard">
      <style:text-properties fo:font-weight="normal" officeooo:rsid="00542031" officeooo:paragraph-rsid="00542031" fo:background-color="transparent" style:font-weight-asian="normal" style:font-weight-complex="normal"/>
    </style:style>
    <style:style style:name="P77" style:family="paragraph" style:parent-style-name="Standard">
      <style:text-properties fo:font-weight="normal" officeooo:rsid="0054a0c8" officeooo:paragraph-rsid="0054a0c8" fo:background-color="transparent" style:font-weight-asian="normal" style:font-weight-complex="normal"/>
    </style:style>
    <style:style style:name="P78" style:family="paragraph" style:parent-style-name="Standard">
      <style:text-properties fo:font-weight="normal" officeooo:rsid="0054a0c8" officeooo:paragraph-rsid="00553b02" fo:background-color="transparent" style:font-weight-asian="normal" style:font-weight-complex="normal"/>
    </style:style>
    <style:style style:name="P79" style:family="paragraph" style:parent-style-name="Standard">
      <style:text-properties fo:font-weight="normal" officeooo:rsid="00553d97" officeooo:paragraph-rsid="00553d97" fo:background-color="transparent" style:font-weight-asian="normal" style:font-weight-complex="normal"/>
    </style:style>
    <style:style style:name="P80" style:family="paragraph" style:parent-style-name="Standard">
      <style:text-properties fo:font-weight="normal" officeooo:rsid="00577384" officeooo:paragraph-rsid="00577384" fo:background-color="transparent" style:font-weight-asian="normal" style:font-weight-complex="normal"/>
    </style:style>
    <style:style style:name="P81" style:family="paragraph" style:parent-style-name="Standard">
      <style:text-properties fo:font-weight="normal" officeooo:rsid="0054a0c8" officeooo:paragraph-rsid="0054a0c8" fo:background-color="#ffff00" style:font-weight-asian="normal" style:font-weight-complex="normal"/>
    </style:style>
    <style:style style:name="P82" style:family="paragraph" style:parent-style-name="Standard">
      <style:text-properties fo:font-weight="normal" officeooo:rsid="00542031" officeooo:paragraph-rsid="00542031" fo:background-color="#ffbf00" style:font-weight-asian="normal" style:font-weight-complex="normal"/>
    </style:style>
    <style:style style:name="P83" style:family="paragraph" style:parent-style-name="Standard">
      <style:text-properties fo:font-weight="normal" officeooo:rsid="0054a0c8" officeooo:paragraph-rsid="00553b02" fo:background-color="#ffbf00" style:font-weight-asian="normal" style:font-weight-complex="normal"/>
    </style:style>
    <style:style style:name="P84" style:family="paragraph" style:parent-style-name="Standard">
      <style:paragraph-properties fo:margin-left="0.9846in" fo:text-indent="0in" style:auto-text-indent="false"/>
      <style:text-properties officeooo:rsid="0031a1c6" officeooo:paragraph-rsid="00307ea9"/>
    </style:style>
    <style:style style:name="P85" style:family="paragraph" style:parent-style-name="Standard">
      <style:paragraph-properties fo:margin-left="0.9846in" fo:text-indent="0in" style:auto-text-indent="false"/>
      <style:text-properties officeooo:rsid="0031a1c6" officeooo:paragraph-rsid="0031a1c6"/>
    </style:style>
    <style:style style:name="P86" style:family="paragraph" style:parent-style-name="Standard">
      <style:text-properties officeooo:rsid="0031a1c6" officeooo:paragraph-rsid="0031a1c6"/>
    </style:style>
    <style:style style:name="P87" style:family="paragraph" style:parent-style-name="Standard">
      <style:text-properties officeooo:rsid="00327a27" officeooo:paragraph-rsid="00327a27"/>
    </style:style>
    <style:style style:name="P88" style:family="paragraph" style:parent-style-name="Standard">
      <style:text-properties officeooo:rsid="0032c76b" officeooo:paragraph-rsid="0032c76b"/>
    </style:style>
    <style:style style:name="P89" style:family="paragraph" style:parent-style-name="Standard">
      <style:paragraph-properties fo:margin-left="0.4925in" fo:text-indent="0in" style:auto-text-indent="false"/>
      <style:text-properties officeooo:rsid="0032c76b" officeooo:paragraph-rsid="0032c76b"/>
    </style:style>
    <style:style style:name="P90" style:family="paragraph" style:parent-style-name="Standard">
      <style:text-properties officeooo:rsid="0034b670" officeooo:paragraph-rsid="0034b670"/>
    </style:style>
    <style:style style:name="P91" style:family="paragraph" style:parent-style-name="Standard">
      <style:paragraph-properties fo:margin-left="0.4925in" fo:text-indent="0in" style:auto-text-indent="false"/>
      <style:text-properties officeooo:rsid="0034b670" officeooo:paragraph-rsid="0034b670"/>
    </style:style>
    <style:style style:name="P92" style:family="paragraph" style:parent-style-name="Standard">
      <style:paragraph-properties fo:margin-left="0.9846in" fo:text-indent="0in" style:auto-text-indent="false"/>
      <style:text-properties officeooo:rsid="0034b670" officeooo:paragraph-rsid="0034b670"/>
    </style:style>
    <style:style style:name="P93" style:family="paragraph" style:parent-style-name="Standard">
      <style:paragraph-properties fo:margin-left="0in" fo:text-indent="0in" style:auto-text-indent="false"/>
      <style:text-properties officeooo:rsid="0034b670" officeooo:paragraph-rsid="0034b670"/>
    </style:style>
    <style:style style:name="P94" style:family="paragraph" style:parent-style-name="Standard">
      <loext:graphic-properties draw:fill="none"/>
      <style:paragraph-properties fo:margin-left="0.0618in" fo:margin-right="0in" fo:text-indent="0in" style:auto-text-indent="false" fo:background-color="transparent"/>
      <style:text-properties officeooo:rsid="0034b670" officeooo:paragraph-rsid="0034b670"/>
    </style:style>
    <style:style style:name="P95" style:family="paragraph" style:parent-style-name="Standard">
      <style:paragraph-properties fo:margin-left="0in" fo:text-align="end" style:justify-single-word="false" fo:text-indent="0in" style:auto-text-indent="false"/>
      <style:text-properties officeooo:rsid="0034b670" officeooo:paragraph-rsid="0034b670"/>
    </style:style>
    <style:style style:name="P96" style:family="paragraph" style:parent-style-name="Standard">
      <style:paragraph-properties fo:margin-left="0in" fo:text-align="end" style:justify-single-word="false" fo:text-indent="0in" style:auto-text-indent="false"/>
      <style:text-properties officeooo:rsid="0034b670" officeooo:paragraph-rsid="0037a388"/>
    </style:style>
    <style:style style:name="P97" style:family="paragraph" style:parent-style-name="Standard">
      <style:paragraph-properties fo:margin-left="0in" fo:text-indent="0in" style:auto-text-indent="false"/>
      <style:text-properties officeooo:rsid="0034b670" officeooo:paragraph-rsid="0037a388"/>
    </style:style>
    <style:style style:name="P98" style:family="paragraph" style:parent-style-name="Standard">
      <loext:graphic-properties draw:fill="none"/>
      <style:paragraph-properties fo:margin-left="0.0618in" fo:margin-right="0in" fo:text-indent="0in" style:auto-text-indent="false" fo:background-color="transparent"/>
      <style:text-properties officeooo:rsid="0034b670" officeooo:paragraph-rsid="0037a388"/>
    </style:style>
    <style:style style:name="P99" style:family="paragraph" style:parent-style-name="Standard">
      <style:paragraph-properties fo:margin-left="0.9846in" fo:text-indent="0in" style:auto-text-indent="false"/>
      <style:text-properties officeooo:rsid="0035654a" officeooo:paragraph-rsid="0035654a"/>
    </style:style>
    <style:style style:name="P100" style:family="paragraph" style:parent-style-name="Standard">
      <style:paragraph-properties fo:margin-left="0in" fo:text-indent="0in" style:auto-text-indent="false"/>
      <style:text-properties officeooo:rsid="0035654a" officeooo:paragraph-rsid="0035654a"/>
    </style:style>
    <style:style style:name="P101" style:family="paragraph" style:parent-style-name="Standard">
      <loext:graphic-properties draw:fill="none"/>
      <style:paragraph-properties fo:margin-left="0.0618in" fo:margin-right="0in" fo:text-indent="0in" style:auto-text-indent="false" fo:background-color="transparent"/>
      <style:text-properties officeooo:rsid="0035654a" officeooo:paragraph-rsid="0035654a"/>
    </style:style>
    <style:style style:name="P102" style:family="paragraph" style:parent-style-name="Standard" style:master-page-name="">
      <loext:graphic-properties draw:fill="none"/>
      <style:paragraph-properties fo:margin-left="0.1555in" fo:margin-right="0in" fo:text-indent="0in" style:auto-text-indent="false" style:page-number="auto" fo:background-color="transparent"/>
      <style:text-properties officeooo:rsid="0035654a" officeooo:paragraph-rsid="0035654a"/>
    </style:style>
    <style:style style:name="P103" style:family="paragraph" style:parent-style-name="Standard">
      <loext:graphic-properties draw:fill="none"/>
      <style:paragraph-properties fo:margin-left="2.1252in" fo:margin-right="0in" fo:text-indent="-1.1252in" style:auto-text-indent="false" fo:background-color="transparent"/>
      <style:text-properties officeooo:rsid="0035654a" officeooo:paragraph-rsid="0035654a"/>
    </style:style>
    <style:style style:name="P104" style:family="paragraph" style:parent-style-name="Standard" style:master-page-name="">
      <loext:graphic-properties draw:fill="none"/>
      <style:paragraph-properties fo:margin-left="2.1866in" fo:margin-right="0in" fo:text-indent="-1.1866in" style:auto-text-indent="false" style:page-number="auto" fo:background-color="transparent">
        <style:tab-stops>
          <style:tab-stop style:position="-0.0161in"/>
        </style:tab-stops>
      </style:paragraph-properties>
      <style:text-properties officeooo:rsid="0035654a" officeooo:paragraph-rsid="0035654a"/>
    </style:style>
    <style:style style:name="P105" style:family="paragraph" style:parent-style-name="Standard">
      <style:paragraph-properties fo:margin-left="0in" fo:text-align="end" style:justify-single-word="false" fo:text-indent="0in" style:auto-text-indent="false"/>
      <style:text-properties officeooo:rsid="0035654a" officeooo:paragraph-rsid="0035654a"/>
    </style:style>
    <style:style style:name="P106" style:family="paragraph" style:parent-style-name="Standard" style:master-page-name="">
      <loext:graphic-properties draw:fill="none"/>
      <style:paragraph-properties fo:margin-left="0in" fo:margin-right="0in" fo:text-align="end" style:justify-single-word="false" fo:text-indent="-1.1252in" style:auto-text-indent="false" style:page-number="auto" fo:background-color="transparent"/>
      <style:text-properties officeooo:rsid="0035654a" officeooo:paragraph-rsid="0035654a"/>
    </style:style>
    <style:style style:name="P107" style:family="paragraph" style:parent-style-name="Standard" style:master-page-name="">
      <loext:graphic-properties draw:fill="none"/>
      <style:paragraph-properties fo:margin-left="0in" fo:margin-right="0in" fo:text-align="end" style:justify-single-word="false" fo:text-indent="-1.1866in" style:auto-text-indent="false" style:page-number="auto" fo:background-color="transparent">
        <style:tab-stops>
          <style:tab-stop style:position="-0.0161in"/>
        </style:tab-stops>
      </style:paragraph-properties>
      <style:text-properties officeooo:rsid="0035654a" officeooo:paragraph-rsid="0035654a"/>
    </style:style>
    <style:style style:name="P108" style:family="paragraph" style:parent-style-name="Standard">
      <style:paragraph-properties fo:margin-left="0in" fo:text-align="end" style:justify-single-word="false" fo:text-indent="0in" style:auto-text-indent="false"/>
      <style:text-properties officeooo:rsid="0035654a" officeooo:paragraph-rsid="0037a388"/>
    </style:style>
    <style:style style:name="P10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officeooo:rsid="0035654a" officeooo:paragraph-rsid="0035654a"/>
    </style:style>
    <style:style style:name="P110" style:family="paragraph" style:parent-style-name="Standard" style:master-page-name="">
      <loext:graphic-properties draw:fill="none"/>
      <style:paragraph-properties fo:margin-left="0.0618in" fo:margin-right="0in" fo:text-align="start" style:justify-single-word="false" fo:text-indent="0in" style:auto-text-indent="false" style:page-number="auto" fo:background-color="transparent"/>
      <style:text-properties officeooo:rsid="0035654a" officeooo:paragraph-rsid="0035654a"/>
    </style:style>
    <style:style style:name="P11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0161in"/>
        </style:tab-stops>
      </style:paragraph-properties>
      <style:text-properties officeooo:rsid="0035654a" officeooo:paragraph-rsid="0035654a"/>
    </style:style>
    <style:style style:name="P112" style:family="paragraph" style:parent-style-name="Standard" style:master-page-name="">
      <loext:graphic-properties draw:fill="none"/>
      <style:paragraph-properties fo:margin-left="0.0618in" fo:margin-right="0in" fo:text-align="start" style:justify-single-word="false" fo:text-indent="0in" style:auto-text-indent="false" style:page-number="auto" fo:background-color="transparent">
        <style:tab-stops>
          <style:tab-stop style:position="-0.0161in"/>
        </style:tab-stops>
      </style:paragraph-properties>
      <style:text-properties officeooo:rsid="0035654a" officeooo:paragraph-rsid="0037a388"/>
    </style:style>
    <style:style style:name="P113" style:family="paragraph" style:parent-style-name="Standard">
      <style:paragraph-properties fo:margin-left="0in" fo:text-indent="0in" style:auto-text-indent="false"/>
      <style:text-properties officeooo:rsid="0035654a" officeooo:paragraph-rsid="0037a388"/>
    </style:style>
    <style:style style:name="P114" style:family="paragraph" style:parent-style-name="Standard">
      <loext:graphic-properties draw:fill="none"/>
      <style:paragraph-properties fo:margin-left="0.0618in" fo:margin-right="0in" fo:text-indent="0in" style:auto-text-indent="false" fo:background-color="transparent"/>
      <style:text-properties officeooo:rsid="0035654a" officeooo:paragraph-rsid="0037a388"/>
    </style:style>
    <style:style style:name="P115" style:family="paragraph" style:parent-style-name="Standard">
      <style:paragraph-properties fo:margin-left="0.4925in" fo:text-indent="0in" style:auto-text-indent="false"/>
      <style:text-properties fo:font-style="italic" officeooo:rsid="00418c1e" officeooo:paragraph-rsid="00418c1e" style:font-style-asian="italic" style:font-style-complex="italic"/>
    </style:style>
    <style:style style:name="P116" style:family="paragraph" style:parent-style-name="Standard">
      <style:paragraph-properties fo:margin-left="0in" fo:text-indent="0in" style:auto-text-indent="false"/>
      <style:text-properties fo:font-style="italic" fo:font-weight="normal" officeooo:rsid="0035654a" officeooo:paragraph-rsid="0035654a" style:font-style-asian="italic" style:font-weight-asian="normal" style:font-style-complex="italic" style:font-weight-complex="normal"/>
    </style:style>
    <style:style style:name="P117" style:family="paragraph" style:parent-style-name="Standard">
      <loext:graphic-properties draw:fill="none"/>
      <style:paragraph-properties fo:margin-left="0in" fo:margin-right="0in" fo:text-indent="0in" style:auto-text-indent="false" fo:background-color="transparent"/>
      <style:text-properties fo:font-style="italic" fo:font-weight="normal" officeooo:rsid="0035654a" officeooo:paragraph-rsid="0035654a" style:font-style-asian="italic" style:font-weight-asian="normal" style:font-style-complex="italic" style:font-weight-complex="normal"/>
    </style:style>
    <style:style style:name="P118" style:family="paragraph" style:parent-style-name="Standard">
      <loext:graphic-properties draw:fill="none"/>
      <style:paragraph-properties fo:margin-left="0.0618in" fo:margin-right="0in" fo:text-indent="0in" style:auto-text-indent="false" fo:background-color="transparent"/>
      <style:text-properties fo:font-style="italic" fo:font-weight="normal" officeooo:rsid="0035654a" officeooo:paragraph-rsid="0035654a" style:font-style-asian="italic" style:font-weight-asian="normal" style:font-style-complex="italic" style:font-weight-complex="normal"/>
    </style:style>
    <style:style style:name="P119" style:family="paragraph" style:parent-style-name="Standard">
      <style:paragraph-properties fo:margin-left="0in" fo:text-align="end" style:justify-single-word="false" fo:text-indent="0in" style:auto-text-indent="false"/>
      <style:text-properties fo:font-style="italic" fo:font-weight="normal" officeooo:rsid="0035654a" officeooo:paragraph-rsid="0035654a" style:font-style-asian="italic" style:font-weight-asian="normal" style:font-style-complex="italic" style:font-weight-complex="normal"/>
    </style:style>
    <style:style style:name="P120" style:family="paragraph" style:parent-style-name="Standard">
      <style:paragraph-properties fo:margin-left="0in" fo:text-align="end" style:justify-single-word="false" fo:text-indent="0in" style:auto-text-indent="false"/>
      <style:text-properties fo:font-style="italic" fo:font-weight="normal" officeooo:rsid="0035654a" officeooo:paragraph-rsid="0037a388" style:font-style-asian="italic" style:font-weight-asian="normal" style:font-style-complex="italic" style:font-weight-complex="normal"/>
    </style:style>
    <style:style style:name="P121" style:family="paragraph" style:parent-style-name="Standard">
      <style:paragraph-properties fo:margin-left="0in" fo:text-align="end" style:justify-single-word="false" fo:text-indent="0in" style:auto-text-indent="false"/>
      <style:text-properties fo:font-style="italic" fo:font-weight="normal" officeooo:rsid="0035654a" officeooo:paragraph-rsid="00397189" style:font-style-asian="italic" style:font-weight-asian="normal" style:font-style-complex="italic" style:font-weight-complex="normal"/>
    </style:style>
    <style:style style:name="P122" style:family="paragraph" style:parent-style-name="Standard">
      <style:paragraph-properties fo:margin-left="0in" fo:text-align="end" style:justify-single-word="false" fo:text-indent="0in" style:auto-text-indent="false"/>
      <style:text-properties fo:font-style="italic" fo:font-weight="normal" officeooo:rsid="0035654a" officeooo:paragraph-rsid="003a630f" style:font-style-asian="italic" style:font-weight-asian="normal" style:font-style-complex="italic" style:font-weight-complex="normal"/>
    </style:style>
    <style:style style:name="P123" style:family="paragraph" style:parent-style-name="Standard">
      <style:paragraph-properties fo:margin-left="0in" fo:text-indent="0in" style:auto-text-indent="false"/>
      <style:text-properties fo:font-style="italic" fo:font-weight="normal" officeooo:rsid="0035654a" officeooo:paragraph-rsid="0037a388" style:font-style-asian="italic" style:font-weight-asian="normal" style:font-style-complex="italic" style:font-weight-complex="normal"/>
    </style:style>
    <style:style style:name="P124" style:family="paragraph" style:parent-style-name="Standard">
      <loext:graphic-properties draw:fill="none"/>
      <style:paragraph-properties fo:margin-left="0.0618in" fo:margin-right="0in" fo:text-indent="0in" style:auto-text-indent="false" fo:background-color="transparent"/>
      <style:text-properties fo:font-style="italic" fo:font-weight="normal" officeooo:rsid="0035654a" officeooo:paragraph-rsid="0037a388" style:font-style-asian="italic" style:font-weight-asian="normal" style:font-style-complex="italic" style:font-weight-complex="normal"/>
    </style:style>
    <style:style style:name="P125" style:family="paragraph" style:parent-style-name="Standard">
      <style:paragraph-properties fo:margin-left="0in" fo:text-align="end" style:justify-single-word="false" fo:text-indent="0in" style:auto-text-indent="false"/>
      <style:text-properties fo:font-style="italic" fo:font-weight="normal" officeooo:rsid="003ad07e" officeooo:paragraph-rsid="003ad07e" style:font-style-asian="italic" style:font-weight-asian="normal" style:font-style-complex="italic" style:font-weight-complex="normal"/>
    </style:style>
    <style:style style:name="P126" style:family="paragraph" style:parent-style-name="Standard">
      <loext:graphic-properties draw:fill="none"/>
      <style:paragraph-properties fo:margin-left="0.0618in" fo:margin-right="0in" fo:text-indent="0in" style:auto-text-indent="false" fo:background-color="transparent"/>
      <style:text-properties fo:font-style="italic" fo:font-weight="normal" officeooo:rsid="003ad07e" officeooo:paragraph-rsid="003ad07e" style:font-style-asian="italic" style:font-weight-asian="normal" style:font-style-complex="italic" style:font-weight-complex="normal"/>
    </style:style>
    <style:style style:name="P127" style:family="paragraph" style:parent-style-name="Standard">
      <style:paragraph-properties fo:margin-left="0in" fo:text-align="end" style:justify-single-word="false" fo:text-indent="0in" style:auto-text-indent="false"/>
      <style:text-properties fo:font-style="italic" fo:font-weight="normal" officeooo:rsid="0035654a" officeooo:paragraph-rsid="0037a388" fo:background-color="#ffff00" style:font-style-asian="italic" style:font-weight-asian="normal" style:font-style-complex="italic" style:font-weight-complex="normal"/>
    </style:style>
    <style:style style:name="P128" style:family="paragraph" style:parent-style-name="Standard">
      <loext:graphic-properties draw:fill="none"/>
      <style:paragraph-properties fo:margin-left="0in" fo:margin-right="0in" fo:text-indent="0in" style:auto-text-indent="false" fo:background-color="transparent"/>
      <style:text-properties fo:font-style="italic" fo:font-weight="normal" officeooo:rsid="0035654a" officeooo:paragraph-rsid="0037a388" fo:background-color="#ffff00" style:font-style-asian="italic" style:font-weight-asian="normal" style:font-style-complex="italic" style:font-weight-complex="normal"/>
    </style:style>
    <style:style style:name="P129" style:family="paragraph" style:parent-style-name="Standard">
      <loext:graphic-properties draw:fill="none"/>
      <style:paragraph-properties fo:margin-left="0.0618in" fo:margin-right="0in" fo:text-indent="0in" style:auto-text-indent="false" fo:background-color="transparent"/>
      <style:text-properties fo:font-style="italic" fo:font-weight="normal" officeooo:rsid="0035654a" officeooo:paragraph-rsid="0037a388" fo:background-color="#ffff00" style:font-style-asian="italic" style:font-weight-asian="normal" style:font-style-complex="italic" style:font-weight-complex="normal"/>
    </style:style>
    <style:style style:name="P130" style:family="paragraph" style:parent-style-name="Standard">
      <style:paragraph-properties fo:margin-left="0.9846in" fo:text-indent="0in" style:auto-text-indent="false"/>
      <style:text-properties fo:font-style="normal" fo:font-weight="bold" officeooo:rsid="0035654a" officeooo:paragraph-rsid="0035654a" style:font-style-asian="normal" style:font-weight-asian="bold" style:font-style-complex="normal" style:font-weight-complex="bold"/>
    </style:style>
    <style:style style:name="P131" style:family="paragraph" style:parent-style-name="Standard">
      <loext:graphic-properties draw:fill="none"/>
      <style:paragraph-properties fo:margin-left="2.8118in" fo:margin-right="0in" fo:text-indent="-1.8118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2" style:family="paragraph" style:parent-style-name="Standard">
      <loext:graphic-properties draw:fill="none"/>
      <style:paragraph-properties fo:margin-left="0.4925in" fo:margin-right="0in" fo:text-align="end" style:justify-single-word="false" fo:text-indent="-1.8118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3" style:family="paragraph" style:parent-style-name="Standard">
      <loext:graphic-properties draw:fill="none"/>
      <style:paragraph-properties fo:margin-left="1.9693in" fo:margin-right="0in" fo:text-align="end" style:justify-single-word="false" fo:text-indent="-1.8118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4" style:family="paragraph" style:parent-style-name="Standard">
      <loext:graphic-properties draw:fill="none"/>
      <style:paragraph-properties fo:margin-left="1.8272in" fo:margin-right="0in" fo:text-align="end" style:justify-single-word="false" fo:text-indent="-1.8118in" style:auto-text-indent="false" fo:background-color="transparent"/>
      <style:text-properties fo:font-style="normal" fo:font-weight="bold" officeooo:rsid="0035654a" officeooo:paragraph-rsid="0037a388" style:font-style-asian="normal" style:font-weight-asian="bold" style:font-style-complex="normal" style:font-weight-complex="bold"/>
    </style:style>
    <style:style style:name="P135" style:family="paragraph" style:parent-style-name="Standard">
      <loext:graphic-properties draw:fill="none"/>
      <style:paragraph-properties fo:margin-left="1.4772in" fo:margin-right="0in" fo:text-align="start" style:justify-single-word="false" fo:text-indent="-1.8118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7" style:family="paragraph" style:parent-style-name="Standard">
      <loext:graphic-properties draw:fill="none"/>
      <style:paragraph-properties fo:margin-left="0.0618in" fo:margin-right="0in" fo:text-align="start" style:justify-single-word="false" fo:text-indent="0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138" style:family="paragraph" style:parent-style-name="Standard">
      <loext:graphic-properties draw:fill="none"/>
      <style:paragraph-properties fo:margin-left="1.4772in" fo:margin-right="0in" fo:text-align="start" style:justify-single-word="false" fo:text-indent="-1.8118in" style:auto-text-indent="false" fo:background-color="transparent"/>
      <style:text-properties fo:font-style="normal" fo:font-weight="bold" officeooo:rsid="0035654a" officeooo:paragraph-rsid="0037a388" style:font-style-asian="normal" style:font-weight-asian="bold" style:font-style-complex="normal" style:font-weight-complex="bold"/>
    </style:style>
    <style:style style:name="P139" style:family="paragraph" style:parent-style-name="Standard">
      <loext:graphic-properties draw:fill="none"/>
      <style:paragraph-properties fo:margin-left="0.0618in" fo:margin-right="0in" fo:text-align="start" style:justify-single-word="false" fo:text-indent="0in" style:auto-text-indent="false" fo:background-color="transparent"/>
      <style:text-properties fo:font-style="normal" fo:font-weight="bold" officeooo:rsid="0035654a" officeooo:paragraph-rsid="0037a388" style:font-style-asian="normal" style:font-weight-asian="bold" style:font-style-complex="normal" style:font-weight-complex="bold"/>
    </style:style>
    <style:style style:name="P1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normal" fo:font-weight="bold" officeooo:rsid="0035654a" officeooo:paragraph-rsid="0037a388" style:font-style-asian="normal" style:font-weight-asian="bold" style:font-style-complex="normal" style:font-weight-complex="bold"/>
    </style:style>
    <style:style style:name="P141" style:family="paragraph" style:parent-style-name="Standard">
      <loext:graphic-properties draw:fill="none"/>
      <style:paragraph-properties fo:margin-left="0.0618in" fo:margin-right="0in" fo:text-align="start" style:justify-single-word="false" fo:text-indent="0in" style:auto-text-indent="false" fo:background-color="transparent"/>
      <style:text-properties fo:font-style="normal" fo:font-weight="bold" officeooo:rsid="0035654a" officeooo:paragraph-rsid="00397189" style:font-style-asian="normal" style:font-weight-asian="bold" style:font-style-complex="normal" style:font-weight-complex="bold"/>
    </style:style>
    <style:style style:name="P142" style:family="paragraph" style:parent-style-name="Standard">
      <loext:graphic-properties draw:fill="none"/>
      <style:paragraph-properties fo:margin-left="2.8118in" fo:margin-right="0in" fo:text-indent="-1.8118in" style:auto-text-indent="false" fo:background-color="transparent"/>
      <style:text-properties fo:font-style="normal" fo:font-weight="bold" officeooo:rsid="0035654a" officeooo:paragraph-rsid="0037a388" style:font-style-asian="normal" style:font-weight-asian="bold" style:font-style-complex="normal" style:font-weight-complex="bold"/>
    </style:style>
    <style:style style:name="P143" style:family="paragraph" style:parent-style-name="Standard">
      <loext:graphic-properties draw:fill="none"/>
      <style:paragraph-properties fo:margin-left="1.4772in" fo:margin-right="0in" fo:text-align="start" style:justify-single-word="false" fo:text-indent="-1.8118in" style:auto-text-indent="false" fo:background-color="transparent"/>
      <style:text-properties fo:font-style="normal" fo:font-weight="bold" officeooo:rsid="0036ba5a" officeooo:paragraph-rsid="0036ba5a" style:font-style-asian="normal" style:font-weight-asian="bold" style:font-style-complex="normal" style:font-weight-complex="bold"/>
    </style:style>
    <style:style style:name="P144" style:family="paragraph" style:parent-style-name="Standard">
      <loext:graphic-properties draw:fill="none"/>
      <style:paragraph-properties fo:margin-left="0.0618in" fo:margin-right="0in" fo:text-align="start" style:justify-single-word="false" fo:text-indent="0in" style:auto-text-indent="false" fo:background-color="transparent"/>
      <style:text-properties fo:font-style="normal" fo:font-weight="bold" officeooo:rsid="0036ba5a" officeooo:paragraph-rsid="0036ba5a" style:font-style-asian="normal" style:font-weight-asian="bold" style:font-style-complex="normal" style:font-weight-complex="bold"/>
    </style:style>
    <style:style style:name="P145" style:family="paragraph" style:parent-style-name="Standard">
      <loext:graphic-properties draw:fill="none"/>
      <style:paragraph-properties fo:margin-left="1.4772in" fo:margin-right="0in" fo:text-align="start" style:justify-single-word="false" fo:text-indent="-1.8118in" style:auto-text-indent="false" fo:background-color="transparent"/>
      <style:text-properties fo:font-style="normal" fo:font-weight="bold" officeooo:rsid="0036ba5a" officeooo:paragraph-rsid="0037a388" style:font-style-asian="normal" style:font-weight-asian="bold" style:font-style-complex="normal" style:font-weight-complex="bold"/>
    </style:style>
    <style:style style:name="P146" style:family="paragraph" style:parent-style-name="Standard">
      <loext:graphic-properties draw:fill="none"/>
      <style:paragraph-properties fo:margin-left="0.0618in" fo:margin-right="0in" fo:text-align="start" style:justify-single-word="false" fo:text-indent="0in" style:auto-text-indent="false" fo:background-color="transparent"/>
      <style:text-properties fo:font-style="normal" fo:font-weight="bold" officeooo:rsid="0036ba5a" officeooo:paragraph-rsid="0037a388" style:font-style-asian="normal" style:font-weight-asian="bold" style:font-style-complex="normal" style:font-weight-complex="bold"/>
    </style:style>
    <style:style style:name="P147" style:family="paragraph" style:parent-style-name="Standard">
      <style:text-properties style:text-line-through-style="solid" style:text-line-through-type="single" officeooo:rsid="001cfd60" officeooo:paragraph-rsid="001cfd60"/>
    </style:style>
    <style:style style:name="P148" style:family="paragraph" style:parent-style-name="Standard">
      <style:text-properties officeooo:rsid="003ad07e" officeooo:paragraph-rsid="003ad07e"/>
    </style:style>
    <style:style style:name="P149" style:family="paragraph" style:parent-style-name="Standard">
      <style:text-properties officeooo:rsid="003c1928" officeooo:paragraph-rsid="003c1928"/>
    </style:style>
    <style:style style:name="P150" style:family="paragraph" style:parent-style-name="Standard">
      <style:text-properties officeooo:rsid="003c1928" officeooo:paragraph-rsid="003d87fd"/>
    </style:style>
    <style:style style:name="P151" style:family="paragraph" style:parent-style-name="Standard">
      <style:text-properties officeooo:rsid="003e88ff" officeooo:paragraph-rsid="003e88ff"/>
    </style:style>
    <style:style style:name="P152" style:family="paragraph" style:parent-style-name="Standard">
      <style:text-properties officeooo:rsid="001cfd60" officeooo:paragraph-rsid="001cfd60"/>
    </style:style>
    <style:style style:name="P153" style:family="paragraph" style:parent-style-name="Standard">
      <style:text-properties officeooo:rsid="00418c1e" officeooo:paragraph-rsid="00418c1e"/>
    </style:style>
    <style:style style:name="P154" style:family="paragraph" style:parent-style-name="Standard">
      <style:text-properties officeooo:rsid="00443982" officeooo:paragraph-rsid="00443982"/>
    </style:style>
    <style:style style:name="P155" style:family="paragraph" style:parent-style-name="Standard">
      <style:text-properties officeooo:rsid="00443982" officeooo:paragraph-rsid="004506ec"/>
    </style:style>
    <style:style style:name="P156" style:family="paragraph" style:parent-style-name="Standard">
      <style:text-properties officeooo:rsid="00443982" officeooo:paragraph-rsid="0048f9c1"/>
    </style:style>
    <style:style style:name="P157" style:family="paragraph" style:parent-style-name="Standard">
      <style:text-properties officeooo:rsid="004506ec" officeooo:paragraph-rsid="004506ec"/>
    </style:style>
    <style:style style:name="P158" style:family="paragraph" style:parent-style-name="Standard">
      <style:text-properties officeooo:rsid="004506ec" officeooo:paragraph-rsid="0048f9c1"/>
    </style:style>
    <style:style style:name="P159" style:family="paragraph" style:parent-style-name="Standard">
      <style:text-properties fo:color="#bf0041" loext:opacity="100%" fo:font-style="italic" officeooo:paragraph-rsid="0048f9c1" style:font-style-asian="italic" style:font-style-complex="italic"/>
    </style:style>
    <style:style style:name="P160" style:family="paragraph" style:parent-style-name="Standard">
      <style:text-properties fo:color="#bf0041" loext:opacity="100%" fo:font-style="italic" officeooo:rsid="004e414b" officeooo:paragraph-rsid="004e414b" fo:background-color="#ffbf00" style:font-style-asian="italic" style:font-style-complex="italic"/>
    </style:style>
    <style:style style:name="P161" style:family="paragraph" style:parent-style-name="Standard">
      <style:text-properties fo:color="#bf0041" loext:opacity="100%" fo:font-style="italic" officeooo:rsid="004e414b" officeooo:paragraph-rsid="004e414b" fo:background-color="transparent" style:font-style-asian="italic" style:font-style-complex="italic"/>
    </style:style>
    <style:style style:name="P162" style:family="paragraph" style:parent-style-name="Standard">
      <style:text-properties fo:color="#bf0041" loext:opacity="100%" fo:font-style="italic" officeooo:rsid="004efcff" officeooo:paragraph-rsid="004efcff" fo:background-color="transparent" style:font-style-asian="italic" style:font-style-complex="italic"/>
    </style:style>
    <style:style style:name="P163" style:family="paragraph" style:parent-style-name="Standard">
      <style:text-properties fo:color="#bf0041" loext:opacity="100%" officeooo:rsid="004a0c44" officeooo:paragraph-rsid="004a0c44" fo:background-color="#fff5ce"/>
    </style:style>
    <style:style style:name="P164" style:family="paragraph" style:parent-style-name="Standard">
      <style:text-properties officeooo:rsid="00462644" officeooo:paragraph-rsid="0048f9c1"/>
    </style:style>
    <style:style style:name="P165" style:family="paragraph" style:parent-style-name="Standard">
      <style:text-properties officeooo:rsid="00462644" officeooo:paragraph-rsid="0048f9c1" fo:background-color="#ffff00"/>
    </style:style>
    <style:style style:name="P166" style:family="paragraph" style:parent-style-name="Standard">
      <style:text-properties officeooo:rsid="004a0c44" officeooo:paragraph-rsid="004a0c44" fo:background-color="#ffff00"/>
    </style:style>
    <style:style style:name="P167" style:family="paragraph" style:parent-style-name="Standard">
      <style:text-properties officeooo:rsid="004a3706" officeooo:paragraph-rsid="004a3706" fo:background-color="#ffff00"/>
    </style:style>
    <style:style style:name="P168" style:family="paragraph" style:parent-style-name="Standard">
      <style:text-properties officeooo:rsid="0048cc9e" officeooo:paragraph-rsid="0048cc9e"/>
    </style:style>
    <style:style style:name="P169" style:family="paragraph" style:parent-style-name="Standard">
      <style:text-properties officeooo:paragraph-rsid="0048f9c1"/>
    </style:style>
    <style:style style:name="P170" style:family="paragraph" style:parent-style-name="Standard">
      <style:text-properties officeooo:rsid="0048f9c1" officeooo:paragraph-rsid="0048f9c1"/>
    </style:style>
    <style:style style:name="P171" style:family="paragraph" style:parent-style-name="Standard">
      <style:paragraph-properties fo:margin-left="0in" fo:margin-right="0in" fo:text-indent="0in" style:auto-text-indent="false"/>
      <style:text-properties fo:color="#000000" loext:opacity="100%" fo:background-color="#ffffff"/>
    </style:style>
    <style:style style:name="P172" style:family="paragraph" style:parent-style-name="Standard">
      <style:text-properties officeooo:rsid="004a0c44" officeooo:paragraph-rsid="004a0c44" fo:background-color="transparent"/>
    </style:style>
    <style:style style:name="P173" style:family="paragraph" style:parent-style-name="Standard">
      <style:text-properties officeooo:paragraph-rsid="004a3706" fo:background-color="transparent"/>
    </style:style>
    <style:style style:name="P174" style:family="paragraph" style:parent-style-name="Standard">
      <style:text-properties officeooo:rsid="004a3706" officeooo:paragraph-rsid="004a3706" fo:background-color="transparent"/>
    </style:style>
    <style:style style:name="P175" style:family="paragraph" style:parent-style-name="Standard">
      <style:text-properties officeooo:rsid="004a7a04" officeooo:paragraph-rsid="004a7a04" fo:background-color="transparent"/>
    </style:style>
    <style:style style:name="P176" style:family="paragraph" style:parent-style-name="Standard">
      <style:text-properties officeooo:rsid="004c691c" officeooo:paragraph-rsid="004a7a04" fo:background-color="transparent"/>
    </style:style>
    <style:style style:name="P177" style:family="paragraph" style:parent-style-name="Standard">
      <style:text-properties officeooo:rsid="004c691c" officeooo:paragraph-rsid="004c691c" fo:background-color="transparent"/>
    </style:style>
    <style:style style:name="P178" style:family="paragraph" style:parent-style-name="Standard">
      <style:text-properties officeooo:rsid="004e414b" officeooo:paragraph-rsid="004e414b" fo:background-color="transparent"/>
    </style:style>
    <style:style style:name="P179" style:family="paragraph" style:parent-style-name="Standard">
      <style:text-properties fo:color="#008000" loext:opacity="100%" officeooo:rsid="004e414b" officeooo:paragraph-rsid="004e414b" fo:background-color="#ffffff"/>
    </style:style>
    <style:style style:name="P180" style:family="paragraph" style:parent-style-name="Standard">
      <style:paragraph-properties fo:margin-left="0in" fo:margin-right="0in" fo:text-indent="0in" style:auto-text-indent="false"/>
      <style:text-properties fo:background-color="#ffffff"/>
    </style:style>
    <style:style style:name="P181" style:family="paragraph" style:parent-style-name="Standard">
      <style:text-properties officeooo:paragraph-rsid="00514dfc"/>
    </style:style>
    <style:style style:name="P182" style:family="paragraph" style:parent-style-name="Standard">
      <style:paragraph-properties fo:margin-left="0in" fo:margin-right="0in" fo:text-indent="0in" style:auto-text-indent="false"/>
      <style:text-properties fo:color="#800000" loext:opacity="100%" fo:background-color="#ffffff"/>
    </style:style>
    <style:style style:name="P183" style:family="paragraph" style:parent-style-name="Standard">
      <style:text-properties fo:color="#800000" loext:opacity="100%" fo:font-weight="normal" officeooo:rsid="0054a0c8" officeooo:paragraph-rsid="0054a0c8" fo:background-color="#ffffff" style:font-weight-asian="normal" style:font-weight-complex="normal"/>
    </style:style>
    <style:style style:name="P184" style:family="paragraph" style:parent-style-name="Standard">
      <style:text-properties officeooo:paragraph-rsid="00553b02"/>
    </style:style>
    <style:style style:name="P185" style:family="paragraph" style:parent-style-name="Standard">
      <style:text-properties officeooo:rsid="00553d97" officeooo:paragraph-rsid="00553d97"/>
    </style:style>
    <style:style style:name="P186" style:family="paragraph" style:parent-style-name="Standard">
      <style:text-properties officeooo:rsid="0057fc2c" officeooo:paragraph-rsid="0057fc2c"/>
    </style:style>
    <style:style style:name="P187" style:family="paragraph" style:parent-style-name="Standard">
      <style:text-properties officeooo:rsid="0058b9c1" officeooo:paragraph-rsid="0058b9c1"/>
    </style:style>
    <style:style style:name="P188" style:family="paragraph" style:parent-style-name="Standard">
      <style:text-properties officeooo:paragraph-rsid="0058b9c1"/>
    </style:style>
    <style:style style:name="P189" style:family="paragraph" style:parent-style-name="Standard">
      <style:text-properties officeooo:paragraph-rsid="005f819f"/>
    </style:style>
    <style:style style:name="P190" style:family="paragraph" style:parent-style-name="Standard">
      <style:text-properties officeooo:rsid="005fd2db" officeooo:paragraph-rsid="005fd2db"/>
    </style:style>
    <style:style style:name="P191" style:family="paragraph" style:parent-style-name="Table_20_Contents">
      <style:paragraph-properties fo:text-align="end" style:justify-single-word="false"/>
      <style:text-properties fo:font-weight="bold" officeooo:rsid="0037a388" officeooo:paragraph-rsid="00397189" style:font-weight-asian="bold" style:font-weight-complex="bold"/>
    </style:style>
    <style:style style:name="P192" style:family="paragraph" style:parent-style-name="Table_20_Contents">
      <style:paragraph-properties fo:text-align="end" style:justify-single-word="false"/>
      <style:text-properties fo:font-weight="bold" officeooo:rsid="0037a388" officeooo:paragraph-rsid="003a630f" style:font-weight-asian="bold" style:font-weight-complex="bold"/>
    </style:style>
    <style:style style:name="P193" style:family="paragraph" style:parent-style-name="Table_20_Contents">
      <style:paragraph-properties fo:margin-left="0in" fo:text-align="end" style:justify-single-word="false" fo:text-indent="0in" style:auto-text-indent="false"/>
    </style:style>
    <style:style style:name="P194" style:family="paragraph" style:parent-style-name="Table_20_Contents">
      <style:paragraph-properties fo:margin-left="0in" fo:text-indent="0in" style:auto-text-indent="false"/>
    </style:style>
    <style:style style:name="P195" style:family="paragraph" style:parent-style-name="Table_20_Contents">
      <style:paragraph-properties fo:margin-left="0in" fo:margin-right="0in" fo:margin-top="0in" fo:margin-bottom="0in" style:contextual-spacing="false" fo:text-indent="0in" style:auto-text-indent="false"/>
    </style:style>
    <style:style style:name="P196" style:family="paragraph" style:parent-style-name="Table_20_Contents">
      <style:paragraph-properties fo:margin-left="0.4925in" fo:text-indent="0in" style:auto-text-indent="false"/>
    </style:style>
    <style:style style:name="P197" style:family="paragraph" style:parent-style-name="Table_20_Contents">
      <loext:graphic-properties draw:fill="none"/>
      <style:paragraph-properties fo:margin-left="0.0618in" fo:margin-right="0in" fo:text-indent="0in" style:auto-text-indent="false" fo:background-color="transparent"/>
    </style:style>
    <style:style style:name="P198" style:family="paragraph" style:parent-style-name="Table_20_Contents">
      <style:text-properties officeooo:paragraph-rsid="0037a388"/>
    </style:style>
    <style:style style:name="P199" style:family="paragraph" style:parent-style-name="Table_20_Contents">
      <loext:graphic-properties draw:fill="none"/>
      <style:paragraph-properties fo:margin-left="0.0618in" fo:margin-right="0in" fo:text-indent="0in" style:auto-text-indent="false" fo:background-color="transparent"/>
      <style:text-properties officeooo:paragraph-rsid="0037a388"/>
    </style:style>
    <style:style style:name="P200" style:family="paragraph" style:parent-style-name="Table_20_Contents">
      <style:paragraph-properties fo:margin-left="0in" fo:text-indent="0in" style:auto-text-indent="false"/>
      <style:text-properties officeooo:paragraph-rsid="0037a388"/>
    </style:style>
    <style:style style:name="P201" style:family="paragraph" style:parent-style-name="Table_20_Contents">
      <style:paragraph-properties fo:margin-left="0.4925in" fo:text-indent="0in" style:auto-text-indent="false"/>
      <style:text-properties officeooo:paragraph-rsid="0037a388"/>
    </style:style>
    <style:style style:name="P202" style:family="paragraph" style:parent-style-name="Table_20_Contents">
      <style:text-properties fo:font-size="2pt" style:font-size-asian="2pt" style:font-size-complex="2pt"/>
    </style:style>
    <style:style style:name="P203"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204" style:family="paragraph" style:parent-style-name="Table_20_Heading">
      <style:paragraph-properties fo:margin-left="0in" fo:margin-right="0in" fo:margin-top="0in" fo:margin-bottom="0in" style:contextual-spacing="false" fo:text-indent="0in" style:auto-text-indent="false"/>
    </style:style>
    <style:style style:name="P205" style:family="paragraph" style:parent-style-name="Text_20_body">
      <style:paragraph-properties fo:margin-left="0in" fo:margin-right="0in" fo:text-indent="0in" style:auto-text-indent="false" fo:padding="0in" fo:border="none"/>
    </style:style>
    <style:style style:name="P206" style:family="paragraph" style:parent-style-name="Text_20_body">
      <style:paragraph-properties fo:margin-left="0.4925in" fo:text-indent="0in" style:auto-text-indent="false"/>
      <style:text-properties officeooo:rsid="002e4e50" officeooo:paragraph-rsid="002e4e50"/>
    </style:style>
    <style:style style:name="P207" style:family="paragraph" style:parent-style-name="Text_20_body">
      <style:text-properties officeooo:rsid="0032c76b" officeooo:paragraph-rsid="0032c76b"/>
    </style:style>
    <style:style style:name="P208" style:family="paragraph" style:parent-style-name="Text_20_body">
      <style:text-properties fo:font-style="italic" fo:font-weight="normal" officeooo:rsid="0035654a" style:font-style-asian="italic" style:font-weight-asian="normal" style:font-style-complex="italic" style:font-weight-complex="normal"/>
    </style:style>
    <style:style style:name="P209" style:family="paragraph" style:parent-style-name="Text_20_body">
      <style:text-properties fo:font-style="italic" fo:font-weight="normal" officeooo:rsid="0035654a" officeooo:paragraph-rsid="0037a388" style:font-style-asian="italic" style:font-weight-asian="normal" style:font-style-complex="italic" style:font-weight-complex="normal"/>
    </style:style>
    <style:style style:name="P210" style:family="paragraph" style:parent-style-name="Text_20_body">
      <style:paragraph-properties fo:margin-left="0in" fo:margin-right="0in" fo:text-indent="0in" style:auto-text-indent="false" style:writing-mode="lr-tb"/>
      <style:text-properties fo:background-color="transparent"/>
    </style:style>
    <style:style style:name="P211" style:family="paragraph" style:parent-style-name="Text_20_body">
      <style:paragraph-properties fo:margin-left="0.5in" fo:margin-right="0in" fo:text-indent="0in" style:auto-text-indent="false" style:writing-mode="lr-tb"/>
      <style:text-properties fo:background-color="transparent"/>
    </style:style>
    <style:style style:name="P212" style:family="paragraph" style:parent-style-name="Text_20_body">
      <loext:graphic-properties draw:fill="none"/>
      <style:paragraph-properties fo:margin-left="2.8118in" fo:margin-right="0in" fo:text-indent="-1.8118in" style:auto-text-indent="false" fo:background-color="transparent"/>
      <style:text-properties fo:font-style="normal" fo:font-weight="bold" officeooo:rsid="0035654a" officeooo:paragraph-rsid="0035654a" style:font-style-asian="normal" style:font-weight-asian="bold" style:font-style-complex="normal" style:font-weight-complex="bold"/>
    </style:style>
    <style:style style:name="P213" style:family="paragraph" style:parent-style-name="Text_20_body">
      <style:text-properties officeooo:rsid="005cb945" officeooo:paragraph-rsid="005e4b03" fo:background-color="#ffff00"/>
    </style:style>
    <style:style style:name="P214" style:family="paragraph" style:parent-style-name="Text_20_body">
      <style:text-properties officeooo:rsid="005e4b03" officeooo:paragraph-rsid="005e4b03" fo:background-color="#ffff00"/>
    </style:style>
    <style:style style:name="P215" style:family="paragraph" style:parent-style-name="Text_20_body">
      <style:text-properties officeooo:rsid="00611b2f" officeooo:paragraph-rsid="00611b2f" fo:background-color="#ffff00"/>
    </style:style>
    <style:style style:name="P216" style:family="paragraph" style:parent-style-name="Text_20_body">
      <style:text-properties fo:font-weight="normal" style:font-weight-asian="normal" style:font-weight-complex="normal"/>
    </style:style>
    <style:style style:name="P217" style:family="paragraph" style:parent-style-name="Text_20_body">
      <style:text-properties officeooo:rsid="0059f117" officeooo:paragraph-rsid="0059f117"/>
    </style:style>
    <style:style style:name="P218" style:family="paragraph" style:parent-style-name="Text_20_body">
      <style:text-properties officeooo:rsid="005bd0fa" officeooo:paragraph-rsid="005bd0fa"/>
    </style:style>
    <style:style style:name="T1" style:family="text">
      <style:text-properties officeooo:rsid="0017139f"/>
    </style:style>
    <style:style style:name="T2" style:family="text">
      <style:text-properties officeooo:rsid="0018c2ff"/>
    </style:style>
    <style:style style:name="T3" style:family="text">
      <style:text-properties officeooo:rsid="001b61da"/>
    </style:style>
    <style:style style:name="T4" style:family="text">
      <style:text-properties fo:font-style="italic" style:font-style-asian="italic" style:font-style-complex="italic"/>
    </style:style>
    <style:style style:name="T5" style:family="text">
      <style:text-properties fo:font-style="italic" officeooo:rsid="001b61da" style:font-style-asian="italic" style:font-style-complex="italic"/>
    </style:style>
    <style:style style:name="T6" style:family="text">
      <style:text-properties fo:font-style="italic" officeooo:rsid="0037a388" style:font-style-asian="italic" style:font-style-complex="italic"/>
    </style:style>
    <style:style style:name="T7" style:family="text">
      <style:text-properties fo:font-style="italic" officeooo:rsid="003a630f" style:font-style-asian="italic" style:font-style-complex="italic"/>
    </style:style>
    <style:style style:name="T8" style:family="text">
      <style:text-properties fo:font-style="italic" officeooo:rsid="00397189"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36ba5a" style:font-style-asian="italic" style:font-weight-asian="normal" style:font-style-complex="italic" style:font-weight-complex="normal"/>
    </style:style>
    <style:style style:name="T11" style:family="text">
      <style:text-properties fo:font-style="italic" fo:font-weight="normal" officeooo:rsid="00397189" style:font-style-asian="italic" style:font-weight-asian="normal" style:font-style-complex="italic" style:font-weight-complex="normal"/>
    </style:style>
    <style:style style:name="T12" style:family="text">
      <style:text-properties fo:font-style="italic" fo:font-weight="normal" officeooo:rsid="003a630f"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officeooo:rsid="0020aa4a"/>
    </style:style>
    <style:style style:name="T15" style:family="text">
      <style:text-properties officeooo:rsid="0022633b"/>
    </style:style>
    <style:style style:name="T16" style:family="text">
      <style:text-properties style:font-name="Liberation Sans"/>
    </style:style>
    <style:style style:name="T17" style:family="text">
      <style:text-properties fo:color="#cccccc" loext:opacity="100%"/>
    </style:style>
    <style:style style:name="T18" style:family="text">
      <style:text-properties fo:color="#9cdcfe" loext:opacity="100%"/>
    </style:style>
    <style:style style:name="T19" style:family="text">
      <style:text-properties fo:color="#d4d4d4" loext:opacity="100%"/>
    </style:style>
    <style:style style:name="T20" style:family="text">
      <style:text-properties fo:color="#4ec9b0" loext:opacity="100%"/>
    </style:style>
    <style:style style:name="T21" style:family="text">
      <style:text-properties fo:color="#dcdcaa" loext:opacity="100%"/>
    </style:style>
    <style:style style:name="T22" style:family="text">
      <style:text-properties fo:color="#ce9178" loext:opacity="100%"/>
    </style:style>
    <style:style style:name="T23" style:family="text">
      <style:text-properties fo:font-weight="bold" style:font-weight-asian="bold" style:font-weight-complex="bold"/>
    </style:style>
    <style:style style:name="T24" style:family="text">
      <style:text-properties fo:font-weight="bold" officeooo:rsid="00307ea9" style:font-weight-asian="bold" style:font-weight-complex="bold"/>
    </style:style>
    <style:style style:name="T25" style:family="text">
      <style:text-properties fo:font-weight="bold" officeooo:rsid="002ebdfd" style:font-weight-asian="bold" style:font-weight-complex="bold"/>
    </style:style>
    <style:style style:name="T26" style:family="text">
      <style:text-properties fo:font-weight="bold" officeooo:rsid="0036ba5a" style:font-weight-asian="bold" style:font-weight-complex="bold"/>
    </style:style>
    <style:style style:name="T27" style:family="text">
      <style:text-properties fo:font-weight="bold" officeooo:rsid="00397189" style:font-weight-asian="bold" style:font-weight-complex="bold"/>
    </style:style>
    <style:style style:name="T28" style:family="text">
      <style:text-properties fo:font-weight="bold" officeooo:rsid="003a630f" style:font-weight-asian="bold" style:font-weight-complex="bold"/>
    </style:style>
    <style:style style:name="T29" style:family="text">
      <style:text-properties fo:font-weight="bold" officeooo:rsid="003f6876" style:font-weight-asian="bold" style:font-weight-complex="bold"/>
    </style:style>
    <style:style style:name="T30" style:family="text">
      <style:text-properties fo:font-weight="bold" officeooo:rsid="004e414b" style:font-weight-asian="bold" style:font-weight-complex="bold"/>
    </style:style>
    <style:style style:name="T31" style:family="text">
      <style:text-properties fo:font-weight="bold" fo:background-color="#ffff00" loext:char-shading-value="0" style:font-weight-asian="bold" style:font-weight-complex="bold"/>
    </style:style>
    <style:style style:name="T32" style:family="text">
      <style:text-properties fo:font-weight="bold" fo:background-color="#ffff00" loext:char-shading-value="0" style:font-weight-asian="bold" style:font-weight-complex="bold"/>
    </style:style>
    <style:style style:name="T33" style:family="text">
      <style:text-properties officeooo:rsid="002e360f"/>
    </style:style>
    <style:style style:name="T34" style:family="text">
      <style:text-properties style:text-line-through-style="solid" style:text-line-through-type="single"/>
    </style:style>
    <style:style style:name="T35" style:family="text">
      <style:text-properties loext:padding-left="0.0193in" loext:padding-right="0in" loext:padding-top="0.0193in" loext:padding-bottom="0.0193in" loext:border-left="0.06pt solid #000000" loext:border-right="none" loext:border-top="0.06pt solid #000000" loext:border-bottom="0.06pt solid #000000"/>
    </style:style>
    <style:style style:name="T36" style:family="text">
      <style:text-properties fo:color="#2a6099" loext:opacity="100%" style:font-name="Arial Narrow" fo:font-style="italic" style:font-style-asian="italic" style:font-style-complex="italic"/>
    </style:style>
    <style:style style:name="T37" style:family="text">
      <style:text-properties fo:color="#2a6099" loext:opacity="100%" style:font-name="Arial Narrow" fo:font-size="10pt" style:font-size-asian="10pt" style:font-size-complex="10pt"/>
    </style:style>
    <style:style style:name="T38" style:family="text">
      <style:text-properties officeooo:rsid="002ebdfd"/>
    </style:style>
    <style:style style:name="T39" style:family="text">
      <style:text-properties officeooo:rsid="00307ea9"/>
    </style:style>
    <style:style style:name="T40" style:family="text">
      <style:text-properties officeooo:rsid="003190d1"/>
    </style:style>
    <style:style style:name="T41" style:family="text">
      <style:text-properties officeooo:rsid="0031a1c6"/>
    </style:style>
    <style:style style:name="T42" style:family="text">
      <style:text-properties officeooo:rsid="00327a27"/>
    </style:style>
    <style:style style:name="T43" style:family="text">
      <style:text-properties officeooo:rsid="0032c76b"/>
    </style:style>
    <style:style style:name="T44" style:family="text">
      <style:text-properties officeooo:rsid="0034b670"/>
    </style:style>
    <style:style style:name="T45" style:family="text">
      <style:text-properties officeooo:rsid="0035654a"/>
    </style:style>
    <style:style style:name="T46" style:family="text">
      <style:text-properties fo:font-weight="normal" officeooo:rsid="00514dfc" fo:background-color="transparent" loext:char-shading-value="0" style:font-weight-asian="normal" style:font-weight-complex="normal"/>
    </style:style>
    <style:style style:name="T47" style:family="text">
      <style:text-properties fo:font-weight="normal" officeooo:rsid="00553b02" fo:background-color="transparent" loext:char-shading-value="0" style:font-weight-asian="normal" style:font-weight-complex="normal"/>
    </style:style>
    <style:style style:name="T48" style:family="text">
      <style:text-properties officeooo:rsid="0036ba5a"/>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7a388" style:font-style-asian="normal" style:font-weight-asian="bold" style:font-style-complex="normal" style:font-weight-complex="bold"/>
    </style:style>
    <style:style style:name="T51" style:family="text">
      <style:text-properties fo:font-style="normal" fo:font-weight="bold" officeooo:rsid="00397189" style:font-style-asian="normal" style:font-weight-asian="bold" style:font-style-complex="normal" style:font-weight-complex="bold"/>
    </style:style>
    <style:style style:name="T52" style:family="text">
      <style:text-properties fo:font-style="normal" fo:font-weight="bold" officeooo:rsid="003a630f" style:font-style-asian="normal" style:font-weight-asian="bold" style:font-style-complex="normal" style:font-weight-complex="bold"/>
    </style:style>
    <style:style style:name="T53" style:family="text">
      <style:text-properties fo:font-style="normal" officeooo:rsid="0035654a" style:font-style-asian="normal" style:font-style-complex="normal"/>
    </style:style>
    <style:style style:name="T54" style:family="text">
      <style:text-properties fo:font-style="normal" officeooo:rsid="003a630f" style:font-style-asian="normal" style:font-style-complex="normal"/>
    </style:style>
    <style:style style:name="T55" style:family="text">
      <style:text-properties fo:color="#000000" loext:opacity="100%"/>
    </style:style>
    <style:style style:name="T56" style:family="text">
      <style:text-properties officeooo:rsid="0037a388"/>
    </style:style>
    <style:style style:name="T57" style:family="text">
      <style:text-properties officeooo:rsid="00397189"/>
    </style:style>
    <style:style style:name="T58" style:family="text">
      <style:text-properties fo:background-color="transparent" loext:char-shading-value="0"/>
    </style:style>
    <style:style style:name="T59" style:family="text">
      <style:text-properties officeooo:rsid="00553b02" fo:background-color="transparent" loext:char-shading-value="0"/>
    </style:style>
    <style:style style:name="T60" style:family="text">
      <style:text-properties fo:background-color="transparent" loext:char-shading-value="0"/>
    </style:style>
    <style:style style:name="T61" style:family="text">
      <style:text-properties officeooo:rsid="00553d97" fo:background-color="transparent" loext:char-shading-value="0"/>
    </style:style>
    <style:style style:name="T62" style:family="text">
      <style:text-properties officeooo:rsid="003a630f"/>
    </style:style>
    <style:style style:name="T63" style:family="text">
      <style:text-properties officeooo:rsid="003ad07e"/>
    </style:style>
    <style:style style:name="T64" style:family="text">
      <style:text-properties officeooo:rsid="003d87fd"/>
    </style:style>
    <style:style style:name="T65" style:family="text">
      <style:text-properties officeooo:rsid="003f6876"/>
    </style:style>
    <style:style style:name="T66" style:family="text">
      <style:text-properties fo:color="#b5cea8" loext:opacity="100%"/>
    </style:style>
    <style:style style:name="T67" style:family="text">
      <style:text-properties fo:color="#6a9955" loext:opacity="100%"/>
    </style:style>
    <style:style style:name="T68" style:family="text">
      <style:text-properties officeooo:rsid="003f8c23"/>
    </style:style>
    <style:style style:name="T69" style:family="text">
      <style:text-properties officeooo:rsid="00421a61"/>
    </style:style>
    <style:style style:name="T70" style:family="text">
      <style:text-properties officeooo:rsid="004245d6"/>
    </style:style>
    <style:style style:name="T71" style:family="text">
      <style:text-properties officeooo:rsid="00443982"/>
    </style:style>
    <style:style style:name="T72" style:family="text">
      <style:text-properties fo:background-color="#1f1f1f" loext:char-shading-value="0"/>
    </style:style>
    <style:style style:name="T73" style:family="text">
      <style:text-properties officeooo:rsid="00475add"/>
    </style:style>
    <style:style style:name="T74" style:family="text">
      <style:text-properties loext:padding="0in" loext:border="none"/>
    </style:style>
    <style:style style:name="T75" style:family="text">
      <style:text-properties officeooo:rsid="00267325"/>
    </style:style>
    <style:style style:name="T76" style:family="text">
      <style:text-properties officeooo:rsid="0048f9c1"/>
    </style:style>
    <style:style style:name="T77" style:family="text">
      <style:text-properties officeooo:rsid="0049dbc6"/>
    </style:style>
    <style:style style:name="T78" style:family="text">
      <style:text-properties officeooo:rsid="004a3706"/>
    </style:style>
    <style:style style:name="T79" style:family="text">
      <style:text-properties fo:color="#0000ff" loext:opacity="100%"/>
    </style:style>
    <style:style style:name="T80" style:family="text">
      <style:text-properties fo:color="#098658" loext:opacity="100%"/>
    </style:style>
    <style:style style:name="T81" style:family="text">
      <style:text-properties officeooo:rsid="004fb388"/>
    </style:style>
    <style:style style:name="T82" style:family="text">
      <style:text-properties fo:background-color="#ffbf00" loext:char-shading-value="0"/>
    </style:style>
    <style:style style:name="T83" style:family="text">
      <style:text-properties fo:color="#800000" loext:opacity="100%"/>
    </style:style>
    <style:style style:name="T84" style:family="text">
      <style:text-properties fo:color="#e50000" loext:opacity="100%"/>
    </style:style>
    <style:style style:name="T85" style:family="text">
      <style:text-properties officeooo:rsid="00553b02"/>
    </style:style>
    <style:style style:name="T86" style:family="text">
      <style:text-properties fo:color="#a31515" loext:opacity="100%"/>
    </style:style>
    <style:style style:name="T87" style:family="text">
      <style:text-properties fo:background-color="#ffdbb6" loext:char-shading-value="0"/>
    </style:style>
    <style:style style:name="T88" style:family="text">
      <style:text-properties officeooo:rsid="0058b9c1"/>
    </style:style>
    <style:style style:name="T89" style:family="text">
      <style:text-properties officeooo:rsid="0059e1a1"/>
    </style:style>
    <style:style style:name="T90" style:family="text">
      <style:text-properties officeooo:rsid="005f819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loext:num-list-format="%1%." style:num-suffix="." style:num-format="1">
        <style:list-level-properties text:space-before="0.11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r. Hafeez – Python Django Framework</text:p>
      <text:p text:style-name="P207">John Waclawik</text:p>
      <text:p text:style-name="P207">Final Project Specification: CRUD Application “Recipe Resiz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977_97289115" text:style-name="Index_20_Link" text:visited-style-name="Index_20_Link">Overview<text:tab/>1</text:a></text:p>
          <text:p text:style-name="P12"><text:a xlink:type="simple" xlink:href="#__RefHeading___Toc979_97289115" text:style-name="Index_20_Link" text:visited-style-name="Index_20_Link">Requirements<text:tab/>1</text:a></text:p>
          <text:p text:style-name="P12"><text:a xlink:type="simple" xlink:href="#__RefHeading___Toc981_97289115" text:style-name="Index_20_Link" text:visited-style-name="Index_20_Link">Constraints<text:tab/>1</text:a></text:p>
          <text:p text:style-name="P13"><text:a xlink:type="simple" xlink:href="#__RefHeading___Toc983_97289115" text:style-name="Index_20_Link" text:visited-style-name="Index_20_Link">Constraint Workarounds<text:tab/>2</text:a></text:p>
          <text:p text:style-name="P13"><text:a xlink:type="simple" xlink:href="#__RefHeading___Toc985_97289115" text:style-name="Index_20_Link" text:visited-style-name="Index_20_Link">Research<text:tab/>2</text:a></text:p>
          <text:p text:style-name="P13"><text:a xlink:type="simple" xlink:href="#__RefHeading___Toc987_97289115" text:style-name="Index_20_Link" text:visited-style-name="Index_20_Link">Strategies<text:tab/>4</text:a></text:p>
          <text:p text:style-name="P12"><text:a xlink:type="simple" xlink:href="#__RefHeading___Toc989_97289115" text:style-name="Index_20_Link" text:visited-style-name="Index_20_Link">Enhancements<text:tab/>5</text:a></text:p>
          <text:p text:style-name="P13"><text:a xlink:type="simple" xlink:href="#__RefHeading___Toc991_97289115" text:style-name="Index_20_Link" text:visited-style-name="Index_20_Link">Measurements Table<text:tab/>5</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Table of OUTSTANDING ISSU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SUES"/>
          </text:index-source-styles>
        </text:table-of-content-source>
        <text:index-body>
          <text:index-title text:style-name="Sect1" text:name="Table of Contents2_Head">
            <text:p text:style-name="P14">Table of OUTSTANDING ISSUES</text:p>
          </text:index-title>
          <text:p text:style-name="P12"><text:a xlink:type="simple" xlink:href="#__RefHeading___Toc1439_97289115" text:style-name="Index_20_Link" text:visited-style-name="Index_20_Link"><text:span text:style-name="T87">[] LOGOUT ISSUE<text:tab/>1</text:span></text:a></text:p>
        </text:index-body>
      </text:table-of-content>
      <text:h text:style-name="P16" text:outline-level="1"/>
      <text:p text:style-name="P215">Research REACT framwork, Jquery for form – gui interactivity</text:p>
      <text:h text:style-name="P15" text:outline-level="1">Lessons Learned</text:h>
      <text:p text:style-name="P217">When working with two projects, use diff Workspace themes (ex one light, one dark) to easily visually identify where you are working</text:p>
      <text:p text:style-name="P218">(run diff servers on diff ports <text:span text:style-name="T23">localhost:8001</text:span> )</text:p>
      <text:p text:style-name="P218">If makemigrations, migrate stops working due to Model defintion changes, delete the /migrations subfolder and build db from scratch.</text:p>
      <text:p text:style-name="P217">If cloning a project, delete database and /migrations folder -and- /env</text:p>
      <text:p text:style-name="P217">name space …. in <text:span text:style-name="T23">Models</text:span> : Addressee.name and State.name will cuase a conflict at the time of migration ... not considered to be unique … you have to use, for ex: State.statename to not conflict with Addressee.name</text:p>
      <text:p text:style-name="P217"/>
      <text:p text:style-name="P213">to do: <text:s/></text:p>
      <text:p text:style-name="P213">make Addressee Name in list also a link to edit/view</text:p>
      <text:p text:style-name="P214">base <text:s text:c="2"/>extends \recipe_sizer_app\base.html</text:p>
      <text:p text:style-name="P214">auto run script for myenv/Scripts/activate</text:p>
      <text:p text:style-name="P214">login redirect url <text:s/>logout_redirect_url</text:p>
      <text:h text:style-name="Heading_20_1" text:outline-level="1"><text:bookmark-start text:name="__RefHeading___Toc977_97289115"/>Overview<text:bookmark-end text:name="__RefHeading___Toc977_97289115"/></text:h>
      <text:p text:style-name="P40">recipe<text:span text:style-name="T14">_</text:span>sizer is a final project for the <text:span text:style-name="T38">Python </text:span>Django <text:span text:style-name="T38">framework </text:span>class. <text:s/><text:span text:style-name="T40">The intention is to demonstrate the Django framework components learned in class.</text:span></text:p>
      <text:p text:style-name="P1"/>
      <text:h text:style-name="Heading_20_1" text:outline-level="1"><text:bookmark-start text:name="__RefHeading___Toc979_97289115"/>Requirements<text:bookmark-end text:name="__RefHeading___Toc979_97289115"/></text:h>
      <text:p text:style-name="P56">The course work requirements are to create a CRUD application (<text:span text:style-name="T23">C</text:span>reates, <text:span text:style-name="T23">R</text:span>eads, <text:span text:style-name="T23">U</text:span>pdates and <text:span text:style-name="T23">D</text:span>eletes records), which requires modeling to define structured data records, and a user interface rendered <text:span text:style-name="T43">with</text:span>in a browser <text:span text:style-name="T43">using the Django framework</text:span>, so that users can interact with the application. <text:s/>This consists of a view to display a list of saved records <text:span text:style-name="T43">w-</text:span> available actions, and a form to view and edit the details of an individual record. <text:s/>The application must also provide a testing framework for our custom models. <text:s/></text:p>
      <text:p text:style-name="P1"/>
      <text:p text:style-name="P1"/>
      <text:p text:style-name="P1">This specification will define <text:span text:style-name="T2">the core </text:span>functionality of the application, <text:span text:style-name="T2">and potential enhancements</text:span>. <text:s/>The scope of the application will be <text:span text:style-name="T2">deliberately </text:span>limited, so that it can be completed within the time constraints of this two-week introductory course. <text:s/></text:p>
      <text:p text:style-name="P1"/>
      <text:h text:style-name="Heading_20_1" text:outline-level="1"><text:bookmark-start text:name="__RefHeading___Toc981_97289115"/>Constraints<text:bookmark-end text:name="__RefHeading___Toc981_97289115"/></text:h>
      <text:p text:style-name="P56">The ideal design of a recipe <text:span text:style-name="T40">re-sizing </text:span>application exceeds the scope of this introductory course in the following ways:</text:p>
      <text:p text:style-name="P56"/>
      <text:list text:style-name="L1">
        <text:list-item>
          <text:p text:style-name="P65"><text:span text:style-name="T25">Hierarchical Data structure </text:span><text:span text:style-name="T24">of Recipe and variable length ingredients list</text:span></text:p>
        </text:list-item>
      </text:list>
      <text:p text:style-name="P66">Ideally, each recipe should consist of a variable number of ingredients. <text:s/>This necessitates a sub-table of ingredients related to the recipe, and a hybrid structure of a recipe overview displaying the fixed fields (Recipe.name, .author, .description .Notes) … and a corresponding view of the ingredients list, with it’s own set of CRUD functions <text:span text:style-name="T40">in a sub-form or embedded view</text:span>. </text:p>
      <text:list text:continue-numbering="true" text:style-name="L1">
        <text:list-item>
          <text:p text:style-name="P65"><text:span text:style-name="T25">Calculated Fields</text:span></text:p>
        </text:list-item>
      </text:list>
      <text:p text:style-name="P48">Some fields, such as the recipe author ([userID] - used to enforce permissions), should be set by the system, and should not editable by the user. <text:s/></text:p>
      <text:p text:style-name="P48"/>
      <text:p text:style-name="P85">The resize recipe function requires scaling up the ingredient list, and applying complex calculations to convert between units (ex: a 4x recipe that has an ingredient “5 TBSP Flour” should be up-converted to “1/4 Cup + 1 TBSP Flour”). <text:s/>I had envisioned saving the measure definitions as tables within the Django application, but they might be better implemented in JavaScript or some other client-side coding, especially in order to provided dynamic interactivity in the browser.</text:p>
      <text:list text:continue-numbering="true" text:style-name="L1">
        <text:list-item>
          <text:p text:style-name="P65"><text:span text:style-name="T25">Client Side browser interactivity </text:span></text:p>
        </text:list-item>
      </text:list>
      <text:p text:style-name="P58"><text:span text:style-name="T39">In order to allow the user to dynamically resize the recipe and see the results on screen without a </text:span>POST <text:span text:style-name="T39">action and </text:span>round-trip to the server, <text:span text:style-name="T39">we would have to provide some client side scripting such as JavaScript, and rich GUI elements, such as a slider that would increment/decrement the recipe.scale field </text:span><text:span text:style-name="T40">interactively</text:span><text:span text:style-name="T39">. <text:s/></text:span></text:p>
      <text:p text:style-name="P58"/>
      <text:p text:style-name="P58"><text:span text:style-name="T39">If these interactive elements were provided within the user’s browser, and </text:span><text:span text:style-name="T40">they </text:span><text:span text:style-name="T39">updated the on-screen field values, then the standard Save function would be sufficient to save the scaled recipe back to the database.</text:span></text:p>
      <text:p text:style-name="P84"/>
      <text:p text:style-name="P56"/>
      <text:h text:style-name="Heading_20_2" text:outline-level="2"><text:bookmark-start text:name="__RefHeading___Toc983_97289115"/><text:span text:style-name="T40">Constraint </text:span>Workarounds<text:bookmark-end text:name="__RefHeading___Toc983_97289115"/></text:h>
      <text:p text:style-name="P64">I will first define the recipe model as having a fixed number of ingredients <text:span text:style-name="T41">(ingredient1, ingredient 2 … rather than a proper sub-table)</text:span>, to avoid the complexity of sub-forms / sub-views. <text:s/><text:span text:style-name="T41">I will similarly defined the scaled ingredient list as a fixed list. <text:s/></text:span></text:p>
      <text:p text:style-name="P64"/>
      <text:p text:style-name="P86">Research how to implement Calculated fields, and how to show them as display-only in the UI.</text:p>
      <text:p text:style-name="P64"/>
      <text:p text:style-name="P86">I will attempt to perform the scaling function on the back end .. providing an “Update” button that does a save + calculate + redisplay. <text:s/></text:p>
      <text:p text:style-name="P86"/>
      <text:p text:style-name="P86">The measurement type conversion may have to be left as an enhancement to the application <text:span text:style-name="T42">for a later date.</text:span></text:p>
      <text:p text:style-name="P63"/>
      <text:p text:style-name="P63"/>
      <text:p text:style-name="P67">This project will be my Python – Django Portfolio project to demonstrate what I have learned, and will be updated over time to incorporate new functionality.</text:p>
      <text:p text:style-name="P57"/>
      <text:p text:style-name="P56"/>
      <text:p text:style-name="P56"/>
      <text:h text:style-name="Heading_20_2" text:outline-level="2"><text:bookmark-start text:name="__RefHeading___Toc985_97289115"/>Research<text:bookmark-end text:name="__RefHeading___Toc985_97289115"/></text:h>
      <text:p text:style-name="P87">This looks promising for a recipe variable ingredient list workaround:</text:p>
      <text:p text:style-name="P56"/>
      <text:p text:style-name="P56">pip install django-subforms </text:p>
      <text:p text:style-name="P56"><text:a xlink:type="simple" xlink:href="https://mrthearman.github.io/django-subforms/" text:style-name="Internet_20_link" text:visited-style-name="Visited_20_Internet_20_Link">https://mrthearman.github.io/django-subforms/</text:a></text:p>
      <text:p text:style-name="P56"/>
      <text:p text:style-name="P56"/>
      <text:p text:style-name="P56"/>
      <text:p text:style-name="P56"/>
      <text:h text:style-name="Heading_20_1" text:outline-level="1"><text:bookmark-start text:name="__RefHeading___Toc1419_97289115"/>Requirements<text:bookmark-end text:name="__RefHeading___Toc1419_97289115"/></text:h>
      <text:p text:style-name="P1"/>
      <text:p text:style-name="P41"><text:span text:style-name="T44">Aspirational features of the </text:span>application will be defined <text:span text:style-name="T44">here</text:span>, but may not make it into the finished product that needs to be turned in for grading. <text:s/>(Features / improvements will be incorporated as time <text:span text:style-name="T44">and knowledge </text:span>allow, <text:span text:style-name="T44">and the remaining functionality will be considered as future </text:span>Enhancements).</text:p>
      <text:p text:style-name="P1"/>
      <text:h text:style-name="Heading_20_2" text:outline-level="2"><text:bookmark-start text:name="__RefHeading___Toc1421_97289115"/>Vision Statement<text:bookmark-end text:name="__RefHeading___Toc1421_97289115"/></text:h>
      <text:p text:style-name="P4"><text:span text:style-name="T44">T</text:span>he recipe-sizer application will allow the user to define recipes, <text:span text:style-name="T44">defined </text:span>as a list of ingredients each with a specified measure. <text:s/></text:p>
      <text:p text:style-name="P4"/>
      <text:h text:style-name="Heading_20_2" text:outline-level="2"><text:bookmark-start text:name="__RefHeading___Toc1423_97289115"/>Data Models<text:bookmark-end text:name="__RefHeading___Toc1423_97289115"/></text:h>
      <text:h text:style-name="Heading_20_3" text:outline-level="3"><text:bookmark-start text:name="__RefHeading___Toc1425_97289115"/>Ideal Data Model<text:bookmark-end text:name="__RefHeading___Toc1425_97289115"/></text:h>
      <table:table table:name="Table4" table:style-name="Table4">
        <table:table-column table:style-name="Table4.A"/>
        <table:table-column table:style-name="Table4.B"/>
        <table:table-column table:style-name="Table4.C"/>
        <table:table-row>
          <table:table-cell table:style-name="Table4.A1" office:value-type="string">
            <text:p text:style-name="P59">RECIPE</text:p>
          </table:table-cell>
          <table:table-cell table:style-name="Table4.A1" office:value-type="string">
            <text:p text:style-name="Table_20_Contents"/>
          </table:table-cell>
          <table:table-cell table:style-name="Table4.A1" office:value-type="string">
            <text:p text:style-name="P197"/>
          </table:table-cell>
        </table:table-row>
        <table:table-row>
          <table:table-cell table:style-name="Table4.A1" office:value-type="string">
            <text:p text:style-name="P105"><text:span text:style-name="T23">recipe.ID </text:span></text:p>
          </table:table-cell>
          <table:table-cell table:style-name="Table4.A1" office:value-type="string">
            <text:p text:style-name="P100"/>
          </table:table-cell>
          <table:table-cell table:style-name="Table4.A1" office:value-type="string">
            <text:p text:style-name="P101">[<text:span text:style-name="T4">calculated by the system … the primary Key to uniquely identify the recipe, and used to relate INGREDIENTS list entries to the RECIPE</text:span>]</text:p>
          </table:table-cell>
        </table:table-row>
        <table:table-row>
          <table:table-cell table:style-name="Table4.A1" office:value-type="string">
            <text:p text:style-name="P95"><text:span text:style-name="T23">recipe.author</text:span> </text:p>
          </table:table-cell>
          <table:table-cell table:style-name="Table4.A1" office:value-type="string">
            <text:p text:style-name="P93"/>
          </table:table-cell>
          <table:table-cell table:style-name="Table4.A1" office:value-type="string">
            <text:p text:style-name="P94">[userID – Calculated “owner” for Update and Delete permissions]</text:p>
          </table:table-cell>
        </table:table-row>
        <table:table-row>
          <table:table-cell table:style-name="Table4.A1" office:value-type="string">
            <text:p text:style-name="P61">recipe.name</text:p>
            <text:p text:style-name="P61"/>
          </table:table-cell>
          <table:table-cell table:style-name="Table4.A1" office:value-type="string">
            <text:p text:style-name="P194"/>
          </table:table-cell>
          <table:table-cell table:style-name="Table4.A1" office:value-type="string">
            <text:p text:style-name="P197"/>
          </table:table-cell>
        </table:table-row>
        <table:table-row>
          <table:table-cell table:style-name="Table4.A1" office:value-type="string">
            <text:p text:style-name="P61">recipe.description</text:p>
          </table:table-cell>
          <table:table-cell table:style-name="Table4.A1" office:value-type="string">
            <text:p text:style-name="P194"/>
          </table:table-cell>
          <table:table-cell table:style-name="Table4.A1" office:value-type="string">
            <text:p text:style-name="P197"/>
          </table:table-cell>
        </table:table-row>
        <table:table-row>
          <table:table-cell table:style-name="Table4.A1" office:value-type="string">
            <text:p text:style-name="P119">[INGREDIENTS list] </text:p>
          </table:table-cell>
          <table:table-cell table:style-name="Table4.A1" office:value-type="string">
            <text:p text:style-name="P117"/>
          </table:table-cell>
          <table:table-cell table:style-name="Table4.A1" office:value-type="string">
            <text:p text:style-name="P118">[<text:span text:style-name="T26">Relationship</text:span><text:span text:style-name="T48"> : </text:span>sub-table with a Foreign Key linking to this recipe’s Primary Key]</text:p>
          </table:table-cell>
        </table:table-row>
        <table:table-row>
          <table:table-cell table:style-name="Table4.A1" office:value-type="string">
            <text:p text:style-name="P193"/>
          </table:table-cell>
          <table:table-cell table:style-name="Table4.A1" office:value-type="string">
            <text:p text:style-name="P196"/>
          </table:table-cell>
          <table:table-cell table:style-name="Table4.A1" office:value-type="string">
            <text:p text:style-name="P197"/>
          </table:table-cell>
        </table:table-row>
        <table:table-row>
          <table:table-cell table:style-name="Table4.A1" office:value-type="string">
            <text:p text:style-name="P59"><text:span text:style-name="T45">INGREDIENTS</text:span></text:p>
          </table:table-cell>
          <table:table-cell table:style-name="Table4.A1" office:value-type="string">
            <text:p text:style-name="P196"/>
          </table:table-cell>
          <table:table-cell table:style-name="Table4.A1" office:value-type="string">
            <text:p text:style-name="P197"/>
          </table:table-cell>
        </table:table-row>
        <table:table-row>
          <table:table-cell table:style-name="Table4.A1" office:value-type="string">
            <text:p text:style-name="P106"><text:span text:style-name="T23">[ingredient.id] </text:span></text:p>
          </table:table-cell>
          <table:table-cell table:style-name="Table4.A1" office:value-type="string">
            <text:p text:style-name="P109"/>
          </table:table-cell>
          <table:table-cell table:style-name="Table4.A1" office:value-type="string">
            <text:p text:style-name="P110"><text:span text:style-name="T9">[calculated by the system </text:span><text:span text:style-name="T10">(database table)</text:span><text:span text:style-name="T9"> … the primary Key to uniquely identify the ingredient list entry]</text:span></text:p>
          </table:table-cell>
        </table:table-row>
        <table:table-row>
          <table:table-cell table:style-name="Table4.A1" office:value-type="string">
            <text:p text:style-name="P107"><text:span text:style-name="T23">[recipe.id] <text:s/></text:span></text:p>
          </table:table-cell>
          <table:table-cell table:style-name="Table4.A1" office:value-type="string">
            <text:p text:style-name="P111"/>
          </table:table-cell>
          <table:table-cell table:style-name="Table4.A1" office:value-type="string">
            <text:p text:style-name="P112">[<text:span text:style-name="T4">calculated by the system</text:span><text:span text:style-name="T9"> </text:span><text:span text:style-name="T10">(database table)</text:span><text:span text:style-name="T4"> … the Foreign Key </text:span><text:span text:style-name="T6">used </text:span><text:span text:style-name="T4">to relate the ingredient <text:s/>list entry to a unique RECIPE parent]</text:span></text:p>
          </table:table-cell>
        </table:table-row>
        <table:table-row>
          <table:table-cell table:style-name="Table4.A1" office:value-type="string">
            <text:p text:style-name="P132">ingredient.name</text:p>
          </table:table-cell>
          <table:table-cell table:style-name="Table4.A1" office:value-type="string">
            <text:p text:style-name="P135"/>
          </table:table-cell>
          <table:table-cell table:style-name="Table4.A1" office:value-type="string">
            <text:p text:style-name="P137"><text:span text:style-name="T9">[User editable - Name of the ingredient, ex: “Flour”, “Cinnamon”]</text:span></text:p>
          </table:table-cell>
        </table:table-row>
        <table:table-row>
          <table:table-cell table:style-name="Table4.A1" office:value-type="string">
            <text:p text:style-name="P132">ingredient.measuretype</text:p>
          </table:table-cell>
          <table:table-cell table:style-name="Table4.A1" office:value-type="string">
            <text:p text:style-name="P135"/>
          </table:table-cell>
          <table:table-cell table:style-name="Table4.A1" office:value-type="string">
            <text:p text:style-name="P137"><text:span text:style-name="T9">[User Selectable : list of pre-defined measures: “Dry Measure”, “QTY”, “Weight”]</text:span></text:p>
          </table:table-cell>
        </table:table-row>
        <table:table-row>
          <table:table-cell table:style-name="Table4.A1" office:value-type="string">
            <text:p text:style-name="P119"><text:span text:style-name="T49">ingredient.amount</text:span> </text:p>
          </table:table-cell>
          <table:table-cell table:style-name="Table4.A1" office:value-type="string">
            <text:p text:style-name="P143"/>
          </table:table-cell>
          <table:table-cell table:style-name="Table4.A1" office:value-type="string">
            <text:p text:style-name="P144"><text:span text:style-name="T9">Amount of ingredient per ingredient measure (ex: </text:span><text:span text:style-name="T4">1 </text:span><text:span text:style-name="T9">TBSP, </text:span><text:span text:style-name="T4">2 </text:span><text:span text:style-name="T9">Eggs, </text:span><text:span text:style-name="T4">1 ‘</text:span><text:span text:style-name="T9">1/2 Cup’)</text:span></text:p>
          </table:table-cell>
        </table:table-row>
        <table:table-row>
          <table:table-cell table:style-name="Table4.A1" office:value-type="string">
            <text:p text:style-name="P133">ingredient.measure</text:p>
          </table:table-cell>
          <table:table-cell table:style-name="Table4.A1" office:value-type="string">
            <text:p text:style-name="P136"/>
          </table:table-cell>
          <table:table-cell table:style-name="Table4.A1" office:value-type="string">
            <text:p text:style-name="P137"><text:span text:style-name="T9">[unit of measure, eg for “Dry Measure” [‘teaspoon’, ‘table spoon’, ‘1/4 cup’, ‘1/2 cup’, etc.] ]</text:span></text:p>
          </table:table-cell>
        </table:table-row>
        <table:table-row>
          <table:table-cell table:style-name="Table4.A1" office:value-type="string">
            <text:p text:style-name="P119"/>
          </table:table-cell>
          <table:table-cell table:style-name="Table4.A1" office:value-type="string">
            <text:p text:style-name="P116"/>
          </table:table-cell>
          <table:table-cell table:style-name="Table4.A1" office:value-type="string">
            <text:p text:style-name="P118"/>
          </table:table-cell>
        </table:table-row>
        <table:table-row>
          <table:table-cell table:style-name="Table4.A1" office:value-type="string">
            <text:p text:style-name="P119"/>
          </table:table-cell>
          <table:table-cell table:style-name="Table4.A1" office:value-type="string">
            <text:p text:style-name="P116"/>
          </table:table-cell>
          <table:table-cell table:style-name="Table4.A1" office:value-type="string">
            <text:p text:style-name="P118"/>
          </table:table-cell>
        </table:table-row>
      </table:table>
      <text:p text:style-name="P208"/>
      <text:h text:style-name="Heading_20_3" text:outline-level="3"><text:bookmark-start text:name="__RefHeading___Toc1427_97289115"/>SIMPLIFIED DATA MODEL<text:bookmark-end text:name="__RefHeading___Toc1427_97289115"/></text:h>
      <table:table table:name="Table5" table:style-name="Table5">
        <table:table-column table:style-name="Table5.A"/>
        <table:table-column table:style-name="Table5.B"/>
        <table:table-column table:style-name="Table5.C"/>
        <table:table-row>
          <table:table-cell table:style-name="Table5.A1" office:value-type="string">
            <text:p text:style-name="P60">RECIPE</text:p>
          </table:table-cell>
          <table:table-cell table:style-name="Table5.A1" office:value-type="string">
            <text:p text:style-name="P198"/>
          </table:table-cell>
          <table:table-cell table:style-name="Table5.A1" office:value-type="string">
            <text:p text:style-name="P199"/>
          </table:table-cell>
        </table:table-row>
        <table:table-row>
          <table:table-cell table:style-name="Table5.A1" office:value-type="string">
            <text:p text:style-name="P108"><text:span text:style-name="T29">[</text:span><text:span text:style-name="T23">recipe.id</text:span><text:span text:style-name="T29">]</text:span><text:span text:style-name="T23"> </text:span></text:p>
          </table:table-cell>
          <table:table-cell table:style-name="Table5.A1" office:value-type="string">
            <text:p text:style-name="P113"/>
          </table:table-cell>
          <table:table-cell table:style-name="Table5.A1" office:value-type="string">
            <text:p text:style-name="P114">[<text:span text:style-name="T4">calculated by the system … the primary Key to uniquely identify the recipe, and used to relate INGREDIENTS list entries to the RECIPE</text:span>]</text:p>
          </table:table-cell>
        </table:table-row>
        <table:table-row>
          <table:table-cell table:style-name="Table5.A1" office:value-type="string">
            <text:p text:style-name="P96"><text:span text:style-name="T23">recipe.author</text:span> </text:p>
          </table:table-cell>
          <table:table-cell table:style-name="Table5.A1" office:value-type="string">
            <text:p text:style-name="P97"/>
          </table:table-cell>
          <table:table-cell table:style-name="Table5.A1" office:value-type="string">
            <text:p text:style-name="P98">[userID – Calculated “owner” for Update and Delete permissions]</text:p>
          </table:table-cell>
        </table:table-row>
        <table:table-row>
          <table:table-cell table:style-name="Table5.A1" office:value-type="string">
            <text:p text:style-name="P62">recipe.name</text:p>
          </table:table-cell>
          <table:table-cell table:style-name="Table5.A1" office:value-type="string">
            <text:p text:style-name="P200"/>
          </table:table-cell>
          <table:table-cell table:style-name="Table5.A1" office:value-type="string">
            <text:p text:style-name="P141"><text:span text:style-name="T9">[User editable - Name of the </text:span><text:span text:style-name="T11">recipe</text:span><text:span text:style-name="T9">, ex: “</text:span><text:span text:style-name="T11">Taco Seasoning</text:span><text:span text:style-name="T9">”]</text:span></text:p>
          </table:table-cell>
        </table:table-row>
        <table:table-row>
          <table:table-cell table:style-name="Table5.A1" office:value-type="string">
            <text:p text:style-name="P62">recipe.description</text:p>
          </table:table-cell>
          <table:table-cell table:style-name="Table5.A1" office:value-type="string">
            <text:p text:style-name="P200"/>
          </table:table-cell>
          <table:table-cell table:style-name="Table5.A1" office:value-type="string">
            <text:p text:style-name="P199"/>
          </table:table-cell>
        </table:table-row>
        <table:table-row>
          <table:table-cell table:style-name="Table5.A1" office:value-type="string">
            <text:p text:style-name="P127">[INGREDIENTS list] </text:p>
          </table:table-cell>
          <table:table-cell table:style-name="Table5.A1" office:value-type="string">
            <text:p text:style-name="P128"/>
          </table:table-cell>
          <table:table-cell table:style-name="Table5.A1" office:value-type="string">
            <text:p text:style-name="P129">[<text:span text:style-name="T56">For purposed of demonstrating a simple CRUD application, implement </text:span><text:span text:style-name="T57">ingredients list </text:span><text:span text:style-name="T56">as a fixed number of ingredient fields, </text:span><text:span text:style-name="T57">rather than a related sub-table, so that implementing sub-forms / sub-views are not required <text:s/>… </text:span><text:span text:style-name="T62">futhermore, remove the requirement for entering a measuretype, and allow the user to select a measure unit directly</text:span>]</text:p>
          </table:table-cell>
        </table:table-row>
        <table:table-row>
          <table:table-cell table:style-name="Table5.A1" office:value-type="string">
            <text:p text:style-name="P134">ingr<text:span text:style-name="T56">0</text:span><text:span text:style-name="T77">1</text:span>name</text:p>
          </table:table-cell>
          <table:table-cell table:style-name="Table5.A1" office:value-type="string">
            <text:p text:style-name="P201"/>
          </table:table-cell>
          <table:table-cell table:style-name="Table5.A1" office:value-type="string">
            <text:p text:style-name="P139"><text:span text:style-name="T9">[User editable – </text:span><text:span text:style-name="T11">For the </text:span><text:span text:style-name="T8">FIRST</text:span><text:span text:style-name="T11"> Ingredient - </text:span><text:span text:style-name="T9">Name of the ingredient, ex: “Flour”, “Cinnamon”]</text:span></text:p>
          </table:table-cell>
        </table:table-row>
        <table:table-row>
          <table:table-cell table:style-name="Table5.A1" office:value-type="string">
            <text:p text:style-name="P191"><text:span text:style-name="T57">ingr</text:span>01<text:span text:style-name="T57">m</text:span>easure<text:span text:style-name="T57">u</text:span>nit</text:p>
          </table:table-cell>
          <table:table-cell table:style-name="Table5.A1" office:value-type="string">
            <text:p text:style-name="P201"/>
          </table:table-cell>
          <table:table-cell table:style-name="Table5.A1" office:value-type="string">
            <text:p text:style-name="P139"><text:span text:style-name="T9">[unit of measure, eg for “Dry Measure” [‘teaspoon’, ‘table spoon’, ‘1/4 cup’, ‘1/2 cup’, etc.] ]</text:span></text:p>
          </table:table-cell>
        </table:table-row>
        <table:table-row>
          <table:table-cell table:style-name="Table5.A1" office:value-type="string">
            <text:p text:style-name="P121"><text:span text:style-name="T51">ingr</text:span><text:span text:style-name="T50">01.measure</text:span><text:span text:style-name="T49">.amount</text:span></text:p>
          </table:table-cell>
          <table:table-cell table:style-name="Table5.A1" office:value-type="string">
            <text:p text:style-name="P201"/>
          </table:table-cell>
          <table:table-cell table:style-name="Table5.A1" office:value-type="string">
            <text:p text:style-name="P146"><text:span text:style-name="T9">Amount of ingredient per ingredient measure (ex: </text:span><text:span text:style-name="T4">1 </text:span><text:span text:style-name="T9">TBSP, </text:span><text:span text:style-name="T4">2 </text:span><text:span text:style-name="T9">Eggs, </text:span><text:span text:style-name="T4">1 ‘</text:span><text:span text:style-name="T9">1/2 Cup’)</text:span></text:p>
          </table:table-cell>
        </table:table-row>
        <table:table-row>
          <table:table-cell table:style-name="Table5.A1" office:value-type="string">
            <text:p text:style-name="P134">ingr<text:span text:style-name="T56">0</text:span><text:span text:style-name="T57">2</text:span>.name</text:p>
          </table:table-cell>
          <table:table-cell table:style-name="Table5.A1" office:value-type="string">
            <text:p text:style-name="P201"/>
          </table:table-cell>
          <table:table-cell table:style-name="Table5.A1" office:value-type="string">
            <text:p text:style-name="P139"><text:span text:style-name="T9">[User editable – </text:span><text:span text:style-name="T11">For the </text:span><text:span text:style-name="T7">SECOND</text:span><text:span text:style-name="T11"> Ingredient - </text:span><text:span text:style-name="T9">Name of the ingredient, ex: “Flour”, “Cinnamon”]</text:span></text:p>
          </table:table-cell>
        </table:table-row>
        <table:table-row>
          <table:table-cell table:style-name="Table5.A1" office:value-type="string">
            <text:p text:style-name="P191"><text:span text:style-name="T57">ingr</text:span>0<text:span text:style-name="T57">2</text:span>.measureunit</text:p>
          </table:table-cell>
          <table:table-cell table:style-name="Table5.A1" office:value-type="string">
            <text:p text:style-name="P201"/>
          </table:table-cell>
          <table:table-cell table:style-name="Table5.A1" office:value-type="string">
            <text:p text:style-name="P139"><text:span text:style-name="T9">[unit of measure, eg for “Dry Measure” [‘teaspoon’, ‘table spoon’, ‘1/4 cup’, ‘1/2 cup’, etc.] ]</text:span></text:p>
          </table:table-cell>
        </table:table-row>
        <table:table-row>
          <table:table-cell table:style-name="Table5.A1" office:value-type="string">
            <text:p text:style-name="P121"><text:span text:style-name="T51">ingr</text:span><text:span text:style-name="T50">0</text:span><text:span text:style-name="T51">2</text:span><text:span text:style-name="T50">.measure</text:span><text:span text:style-name="T49">.amount</text:span></text:p>
          </table:table-cell>
          <table:table-cell table:style-name="Table5.A1" office:value-type="string">
            <text:p text:style-name="P201"/>
          </table:table-cell>
          <table:table-cell table:style-name="Table5.A1" office:value-type="string">
            <text:p text:style-name="P146"><text:span text:style-name="T9">Amount of ingredient per ingredient measure (ex: </text:span><text:span text:style-name="T4">1 </text:span><text:span text:style-name="T9">TBSP, </text:span><text:span text:style-name="T4">2 </text:span><text:span text:style-name="T9">Eggs, </text:span><text:span text:style-name="T4">1 ‘</text:span><text:span text:style-name="T9">1/2 Cup’)</text:span></text:p>
          </table:table-cell>
        </table:table-row>
        <table:table-row>
          <table:table-cell table:style-name="Table5.A1" office:value-type="string">
            <text:p text:style-name="P134"/>
          </table:table-cell>
          <table:table-cell table:style-name="Table5.A1" office:value-type="string">
            <text:p text:style-name="P138"/>
          </table:table-cell>
          <table:table-cell table:style-name="Table5.A1" office:value-type="string">
            <text:p text:style-name="P139"><text:span text:style-name="T9"/></text:p>
          </table:table-cell>
        </table:table-row>
        <table:table-row>
          <table:table-cell table:style-name="Table5.A1" office:value-type="string">
            <text:p text:style-name="P120">… <text:span text:style-name="T63">allow for </text:span><text:span text:style-name="T57">up to </text:span><text:span text:style-name="T62">15 </text:span><text:span text:style-name="T57">ingredient</text:span><text:span text:style-name="T62">s...</text:span><text:span text:style-name="T57"> </text:span></text:p>
          </table:table-cell>
          <table:table-cell table:style-name="Table5.A1" office:value-type="string">
            <text:p text:style-name="P145"/>
          </table:table-cell>
          <table:table-cell table:style-name="Table5.A1" office:value-type="string">
            <text:p text:style-name="P146"><text:span text:style-name="T9"/></text:p>
          </table:table-cell>
        </table:table-row>
        <table:table-row>
          <table:table-cell table:style-name="Table5.A1" office:value-type="string">
            <text:p text:style-name="P142"/>
          </table:table-cell>
          <table:table-cell table:style-name="Table5.A1" office:value-type="string">
            <text:p text:style-name="P140"/>
          </table:table-cell>
          <table:table-cell table:style-name="Table5.A1" office:value-type="string">
            <text:p text:style-name="P139"><text:span text:style-name="T9"/></text:p>
          </table:table-cell>
        </table:table-row>
        <table:table-row>
          <table:table-cell table:style-name="Table5.A1" office:value-type="string">
            <text:p text:style-name="P134">ingr<text:span text:style-name="T62">15</text:span>.name</text:p>
          </table:table-cell>
          <table:table-cell table:style-name="Table5.A1" office:value-type="string">
            <text:p text:style-name="P123"/>
          </table:table-cell>
          <table:table-cell table:style-name="Table5.A1" office:value-type="string">
            <text:p text:style-name="P124"/>
          </table:table-cell>
        </table:table-row>
        <table:table-row>
          <table:table-cell table:style-name="Table5.A1" office:value-type="string">
            <text:p text:style-name="P192"><text:span text:style-name="T53">ingr</text:span><text:span text:style-name="T54">15</text:span>.measuretype</text:p>
          </table:table-cell>
          <table:table-cell table:style-name="Table5.A1" office:value-type="string">
            <text:p text:style-name="P123"/>
          </table:table-cell>
          <table:table-cell table:style-name="Table5.A1" office:value-type="string">
            <text:p text:style-name="P124"/>
          </table:table-cell>
        </table:table-row>
        <table:table-row>
          <table:table-cell table:style-name="Table5.A1" office:value-type="string">
            <text:p text:style-name="P192"><text:span text:style-name="T53">ingr</text:span><text:span text:style-name="T54">15</text:span>.measureunit</text:p>
          </table:table-cell>
          <table:table-cell table:style-name="Table5.A1" office:value-type="string">
            <text:p text:style-name="P123"/>
          </table:table-cell>
          <table:table-cell table:style-name="Table5.A1" office:value-type="string">
            <text:p text:style-name="P124"/>
          </table:table-cell>
        </table:table-row>
        <table:table-row>
          <table:table-cell table:style-name="Table5.A1" office:value-type="string">
            <text:p text:style-name="P122"><text:span text:style-name="T49">ingr</text:span><text:span text:style-name="T52">15</text:span><text:span text:style-name="T50">.measure</text:span><text:span text:style-name="T49">.amount</text:span></text:p>
          </table:table-cell>
          <table:table-cell table:style-name="Table5.A1" office:value-type="string">
            <text:p text:style-name="P123"/>
          </table:table-cell>
          <table:table-cell table:style-name="Table5.A1" office:value-type="string">
            <text:p text:style-name="P124"/>
          </table:table-cell>
        </table:table-row>
        <table:table-row>
          <table:table-cell table:style-name="Table5.A1" office:value-type="string">
            <text:p text:style-name="P122"/>
          </table:table-cell>
          <table:table-cell table:style-name="Table5.A1" office:value-type="string">
            <text:p text:style-name="P123"/>
          </table:table-cell>
          <table:table-cell table:style-name="Table5.A1" office:value-type="string">
            <text:p text:style-name="P124"/>
          </table:table-cell>
        </table:table-row>
        <table:table-row>
          <table:table-cell table:style-name="Table5.A1" office:value-type="string">
            <text:p text:style-name="P125">MEASURE UNITS</text:p>
          </table:table-cell>
          <table:table-cell table:style-name="Table5.A1" office:value-type="string">
            <text:p text:style-name="P123"/>
          </table:table-cell>
          <table:table-cell table:style-name="Table5.A1" office:value-type="string">
            <text:p text:style-name="P126">Subtable of pre-defined measure units … to provide a pick list in the recipe UI</text:p>
          </table:table-cell>
        </table:table-row>
        <table:table-row>
          <table:table-cell table:style-name="Table5.A1" office:value-type="string">
            <text:p text:style-name="P125">Meausreunit.name</text:p>
          </table:table-cell>
          <table:table-cell table:style-name="Table5.A1" office:value-type="string">
            <text:p text:style-name="P123"/>
          </table:table-cell>
          <table:table-cell table:style-name="Table5.A1" office:value-type="string">
            <text:p text:style-name="P126">[‘Teaspoon’,’Tablespoon’,’1/4 cup’,’1/3 cup’,’1/2 cup’,’1 cup’]</text:p>
          </table:table-cell>
        </table:table-row>
        <table:table-row>
          <table:table-cell table:style-name="Table5.A1" office:value-type="string">
            <text:p text:style-name="P125">measureunitabbreviation</text:p>
          </table:table-cell>
          <table:table-cell table:style-name="Table5.A1" office:value-type="string">
            <text:p text:style-name="P123"/>
          </table:table-cell>
          <table:table-cell table:style-name="Table5.A1" office:value-type="string">
            <text:p text:style-name="P126"/>
          </table:table-cell>
        </table:table-row>
        <table:table-row>
          <table:table-cell table:style-name="Table5.A1" office:value-type="string">
            <text:p text:style-name="P125"/>
          </table:table-cell>
          <table:table-cell table:style-name="Table5.A1" office:value-type="string">
            <text:p text:style-name="P123"/>
          </table:table-cell>
          <table:table-cell table:style-name="Table5.A1" office:value-type="string">
            <text:p text:style-name="P126"/>
          </table:table-cell>
        </table:table-row>
      </table:table>
      <text:p text:style-name="P209"/>
      <text:p text:style-name="P102"><text:span text:style-name="T9"><text:s text:c="2"/></text:span></text:p>
      <text:p text:style-name="P103"><text:span text:style-name="T9"/></text:p>
      <text:p text:style-name="P104"><text:span text:style-name="T27">Sample Recipe <text:s/>{Max </text:span><text:span text:style-name="T28">13 </text:span><text:span text:style-name="T27"># of ingredients}</text:span> <text:tab/></text:p>
      <text:p text:style-name="P131"><text:span text:style-name="T9"/></text:p>
      <text:p text:style-name="P212"><text:bookmark text:name="docs-internal-guid-cb6964ef-7fff-fb87-d5c1-0756cc9f56b7"/><text:span text:style-name="T13">1.25 cup batch to fill shaker  (6x original recipe [6x 1 tsp = 2 TBSP])</text:span></text:p>
      <text:p text:style-name="Text_20_body"/>
      <text:p text:style-name="P210">6 TABLEspoonS chili powder</text:p>
      <text:p text:style-name="P210">3 TBSP ground cumin</text:p>
      <text:p text:style-name="P210">2 TBSP ground black pepper</text:p>
      <text:p text:style-name="P210">2 TBSP Chipotle pepper</text:p>
      <text:p text:style-name="P210">2 TBSP paprika</text:p>
      <text:p text:style-name="P210"><text:span text:style-name="T62">2</text:span> TBSP garlic powder. ?2 TBSP?</text:p>
      <text:p text:style-name="P210"><text:span text:style-name="T62">2</text:span> TBSP onion powder ?2 TBSP?</text:p>
      <text:p text:style-name="P210"><text:span text:style-name="T62">2</text:span> TBSP crushed red pepper flakes ? 2?</text:p>
      <text:p text:style-name="P210"><text:span text:style-name="T62">2</text:span> TBSP dried oregano ?2?</text:p>
      <text:p text:style-name="P210">2 TBSP Malt Powder</text:p>
      <text:p text:style-name="P210">2 TBSP Cinnamon</text:p>
      <text:p text:style-name="P210">2 TBSP Powdered Sugar</text:p>
      <text:p text:style-name="P210">1.75 TBSP salt </text:p>
      <text:p text:style-name="P211">(=1 TBSP Lite Salt &amp; 3/4 TBSP Belien mineral salt)</text:p>
      <text:p text:style-name="Text_20_body"><text:line-break/><text:span text:style-name="T12">BUILD via PYTHON COMMAND LINE:<text:line-break/></text:span></text:p>
      <text:p text:style-name="P131"/>
      <text:p text:style-name="P131"><text:span text:style-name="T9"/></text:p>
      <text:p text:style-name="P130"/>
      <text:p text:style-name="P99">as foreign key to parent recipe]</text:p>
      <text:p text:style-name="P99"/>
      <text:p text:style-name="P92"/>
      <text:p text:style-name="P90"/>
      <text:p text:style-name="P4"/>
      <text:p text:style-name="P4">The user <text:span text:style-name="T44">will then be able to </text:span>up-scale or down-scale the recipe, and the application will provided new measure amounts, that maintain the relative relationship between the ingredient quantities.</text:p>
      <text:p text:style-name="P4">Ideally, the application should convert between measures so that they are intuitive in the larger or smaller recipe. <text:s/>(Ex: a 50% recipe size should convert “1/4 Cup of Flour” to “2 TableSpoons of Flour” rather than just simply “1/8 Cup of Flour”).</text:p>
      <text:p text:style-name="P4"/>
      <text:p text:style-name="P4"/>
      <text:p text:style-name="P5">Use case … trial batches of recipes .. ex: for Taco Seasoning, allow the user to change the ratio of ingredients and produce very small sample batches for taste testing in order to tune recipes ..</text:p>
      <text:p text:style-name="P5">more / less garlic powder, ratio of black pepper to chipotle pepper powders</text:p>
      <text:p text:style-name="P4"/>
      <text:p text:style-name="P1">Core functionality:</text:p>
      <text:p text:style-name="P2"><text:span text:style-name="T1">The application will provide a (static) </text:span>list of measures commonly used for cooking, <text:span text:style-name="T1">grouped into types (Dry Volume, Liquid Volume, Weight, [Quantity])</text:span></text:p>
      <text:p text:style-name="P2"><text:span text:style-name="T1">Related measures will define </text:span>their relationships / <text:span text:style-name="T1">factors for</text:span> converting <text:span text:style-name="T1">between them</text:span> (ex: 4 TBSP <text:span text:style-name="T1">=</text:span> 1/4 cup)</text:p>
      <text:p text:style-name="P2"><text:span text:style-name="T1">The application will p</text:span>rovide a function that can be used to up-scale and down-scale a recipe, converting from different measurements as appropriate. <text:s/></text:p>
      <text:p text:style-name="P2">(Ex: when creating a + 4x size version of a basic recipe that calls for 4 TBSP of turmeric, convert to the larger measure “1/4 <text:span text:style-name="T1">cup of turmeric” instead of “16 TBSP of Turmeric”).</text:span></text:p>
      <text:p text:style-name="P2"/>
      <text:p text:style-name="P9">Add Recipe Comment field, upload field</text:p>
      <text:p text:style-name="P1"/>
      <text:p text:style-name="P8">Requirements</text:p>
      <text:p text:style-name="P8">?</text:p>
      <text:p text:style-name="P8">Multiple Measure / partial conversions … 5 TBSP could be converted to 1/4 cup + 1 TBSP</text:p>
      <text:p text:style-name="P11">End users can create recipes with lists of ingredients</text:p>
      <text:p text:style-name="P11">only the Admin can maintain the definitions of measures (measure name, type, abbreviation, ...)</text:p>
      <text:p text:style-name="P1"/>
      <text:p text:style-name="P8">Proto Code</text:p>
      <text:p text:style-name="P153">Rather than storing measure.previousmeasure and measure.nextmeasure in each measurement definition to navigate the conversion hierarchy, it would be best to define each measure in terms of it’s base unit. <text:s/></text:p>
      <text:p text:style-name="P153">Ex: volume measures should all have a tsp QTY as measure.scale to base conversions off of. <text:s/></text:p>
      <text:p text:style-name="P115">Tsp = 1 tsp , TBSP = 3 tsp , 1/4 Cup = 12 tsp. <text:s text:c="3"/>Etc.</text:p>
      <text:p text:style-name="P153">Then we can build a look up table dynamically … for the current measure, get a list of all measures with the same measure.measuretype, order them by descending measure.scale and find the largest on that is less than <text:span text:style-name="T69">or equal to </text:span>the current ingredient total qty. <text:s/><text:span text:style-name="T69">(or prefer a unit that results in Modulo 0 to avoid mixed measure units)</text:span></text:p>
      <text:p text:style-name="P147"/>
      <text:p text:style-name="P147">scaling up, IF Ingredient quantity &gt;= measure.NextMeasureFactor , then convert up. <text:s/>Use MODULO to get remainder to leave in current measure, and TRUNC(quantity / nextMeasureFactor) to determine abount to convert. <text:s/>Perform the same proceedure with NextMeasure’s NextMeasureFactor to continue converting recursively until we are using the largest common measure defined (of the current measuretype)</text:p>
      <text:p text:style-name="P8"/>
      <text:p text:style-name="P8">* <text:s/>Ordering of Measures needs to account for MeasureType so that for ex, we convert TSP to TBSP and not to LBs</text:p>
      <text:p text:style-name="P1"/>
      <text:p text:style-name="P1"/>
      <text:p text:style-name="P1"><text:span text:style-name="T1">Note that </text:span><text:span text:style-name="T23">Quantity</text:span> is also an ingredient measure <text:span text:style-name="T1">that should be allow for in a recipe definition</text:span>… <text:span text:style-name="T1">(</text:span>ex “2 Eggs”, “4 Apples”<text:span text:style-name="T1">) </text:span></text:p>
      <text:p text:style-name="P1"/>
      <text:p text:style-name="P1">Volume Measures</text:p>
      <text:p text:style-name="P1"><text:tab/><text:span text:style-name="T1">Liquid Volume</text:span></text:p>
      <text:p text:style-name="P1"><text:tab/><text:tab/><text:span text:style-name="T1">Cup</text:span></text:p>
      <text:p text:style-name="P1"><text:tab/><text:tab/><text:span text:style-name="T1">Pint <text:s/>(2 Cups)</text:span></text:p>
      <text:p text:style-name="P1"><text:tab/><text:tab/><text:span text:style-name="T1">Quart <text:s/>()</text:span></text:p>
      <text:p text:style-name="P1"><text:tab/><text:tab/><text:span text:style-name="T1">Gallon<text:tab/><text:tab/>(4 Quarts)</text:span></text:p>
      <text:p text:style-name="P1"><text:tab/><text:span text:style-name="T3">Solid Volume</text:span></text:p>
      <text:p text:style-name="P1"><text:tab/><text:tab/><text:span text:style-name="T3">teaspoon</text:span></text:p>
      <text:p text:style-name="P6">TABLESpoon</text:p>
      <text:p text:style-name="P6">Cup</text:p>
      <text:p text:style-name="P1">Weight Measures</text:p>
      <text:p text:style-name="P3">[Quantity Measure]<text:span text:style-name="T4"> </text:span><text:span text:style-name="T5">(whole or fractional … 1 Egg, 3 cloves of garlic, 1/2 Large Onion)</text:span></text:p>
      <text:p text:style-name="P1"/>
      <text:p text:style-name="P1"/>
      <text:p text:style-name="P1">Create a recipe that is a collection of ingredients, and measurements</text:p>
      <text:p text:style-name="P1"/>
      <text:p text:style-name="P43">ADD FEATURES:</text:p>
      <text:p text:style-name="P43">special field types : URLField (with validation, clickable links)</text:p>
      <text:p text:style-name="P43">RTF rich formatted text field for comments field</text:p>
      <text:p text:style-name="P1"/>
      <text:p text:style-name="P1">Enhanced functionality:</text:p>
      <text:p text:style-name="P1">Allow definition of </text:p>
      <text:p text:style-name="P10">Create a picklist of (unique) ingredient <text:span text:style-name="T15">name</text:span>s that have already been defined for other recipes, so they don’t have to be re-typed each time.</text:p>
      <text:p text:style-name="P1"/>
      <text:p text:style-name="P1"/>
      <text:h text:style-name="Heading_20_1" text:outline-level="1"><text:bookmark-start text:name="__RefHeading___Toc1429_97289115"/>Requirements<text:bookmark-end text:name="__RefHeading___Toc1429_97289115"/></text:h>
      <text:p text:style-name="P170">* special visual formatting rules should be applied for the fractional cup measures … display “1/4 Cup flour” (ONE 1/4 cup measure implied) and not “1 1/4 Cup” which could be interpreted as “1.25 / ‘one and one quarter cup’”</text:p>
      <text:p text:style-name="P37"/>
      <text:h text:style-name="Heading_20_2" text:outline-level="2"><text:bookmark-start text:name="__RefHeading___Toc987_97289115"/>Strategies<text:bookmark-end text:name="__RefHeading___Toc987_97289115"/></text:h>
      <text:p text:style-name="P4">Use the Admin interface to add in the measures model data, instead of designing dedicated pages. <text:s/><text:span text:style-name="T15">(read only access to regular user as pick-lists, and referenced by the application for applying conversions).</text:span></text:p>
      <text:p text:style-name="P4"/>
      <text:p text:style-name="P151">Decrease the scope of the project by using predefined recipe ingredient fields, instead of sub-tables that would require sub-forms and sub-views which in turn have CRUD interfaces.</text:p>
      <text:p text:style-name="P151"/>
      <text:p text:style-name="P151">Decrease the scope of the project by limiting the number of measure types … reduce to just a pick list of items so user does not have to choose measure type + Measure before entering amount.</text:p>
      <text:p text:style-name="P38"/>
      <text:p text:style-name="P38">To Do:</text:p>
      <text:p text:style-name="P38">python manage.py makemigrations</text:p>
      <text:p text:style-name="P38">python manage.py migrate</text:p>
      <text:p text:style-name="P38"/>
      <text:p text:style-name="P38">In admin.py</text:p>
      <text:p text:style-name="P38">From .models import recipe,measures</text:p>
      <text:p text:style-name="P38">Admin.site.register(modelname)</text:p>
      <text:p text:style-name="P38"/>
      <text:p text:style-name="P38">Python manage.py Createsuperuser</text:p>
      <text:p text:style-name="P4"/>
      <text:h text:style-name="Heading_20_1" text:outline-level="1"><text:bookmark-start text:name="__RefHeading___Toc989_97289115"/>Enhancements<text:bookmark-end text:name="__RefHeading___Toc989_97289115"/></text:h>
      <text:p text:style-name="P151">These are possible future enhancement to the application</text:p>
      <text:p text:style-name="P148">Expand measure units to include Pint, Quart, Gallon</text:p>
      <text:p text:style-name="P151">Allow shared ingredient names across recipes, so the user can easily select an ingredient name that was previously defined in another recipe, as a pick-list interface, otherwise define their own custom ingredient name</text:p>
      <text:p text:style-name="P148">Add in nutrition information and serving size to calculate carbs &amp; calories per serving <text:s/>(sum over mixed unit ingredients may be tricky, eg: x Lbs of chicken vs x TBSP of Sugar … serving size may be defined in terms of weight or portion volume 1/2 Cup)</text:p>
      <text:p text:style-name="P4">Ability to convert between measures (eg imperial weight oz/lbs to kilograms)</text:p>
      <text:p text:style-name="P42"/>
      <text:p text:style-name="P1"><text:s text:c="4"/># Enhancement - Update <text:span text:style-name="T65">description </text:span>to Rich Text editor to store INSTRUCTIONS for combining ingredients, temperature cooking time &amp; etc. … <text:span text:style-name="T65">include standard recipe header fields like “Preparation Time” “Cooking Time” “Serving Portions”, etc.</text:span></text:p>
      <text:p text:style-name="Quotations"/>
      <text:p text:style-name="Quotations"><text:span text:style-name="T18">description</text:span><text:span text:style-name="T17"> </text:span><text:span text:style-name="T19">=</text:span><text:span text:style-name="T17"> </text:span><text:span text:style-name="T20">models</text:span><text:span text:style-name="T17">.</text:span><text:span text:style-name="T20">CharField</text:span><text:span text:style-name="T17">(</text:span><text:span text:style-name="T18">max_length</text:span><text:span text:style-name="T19">=</text:span><text:span text:style-name="T66">300</text:span><text:span text:style-name="T17">)</text:span></text:p>
      <text:p text:style-name="Quotations"><text:span text:style-name="T17">    </text:span><text:span text:style-name="T67"># Enhancement - Update to Rich Text editor to store INSTRUCTIONS for combining ingredients, temperature cooking time &amp; etc.</text:span></text:p>
      <text:p text:style-name="Quotations"/>
      <text:p text:style-name="P1"/>
      <text:h text:style-name="Heading_20_1" text:outline-level="1"><text:bookmark-start text:name="__RefHeading___Toc1431_97289115"/>NOTES:<text:bookmark-end text:name="__RefHeading___Toc1431_97289115"/></text:h>
      <text:h text:style-name="Heading_20_2" text:outline-level="2"><text:bookmark-start text:name="__RefHeading___Toc1433_97289115"/>Checklist:<text:bookmark-end text:name="__RefHeading___Toc1433_97289115"/></text:h>
      <text:p text:style-name="P88">[] Documentation</text:p>
      <text:p text:style-name="P89">[k] Specification <text:s/>(This document)</text:p>
      <text:p text:style-name="P89">[] Provide Test Data</text:p>
      <text:p text:style-name="P89">[] Share via GitHub</text:p>
      <text:p text:style-name="P89">[] Script for Monday Demonstration <text:s/><text:span text:style-name="T45">(*project overview, + this checklist as a guide)</text:span></text:p>
      <text:p text:style-name="P88">[] Demonstrate Data Models</text:p>
      <text:p text:style-name="P91">[] Register Models <text:span text:style-name="T68">for use </text:span>in Admin interface</text:p>
      <text:p text:style-name="P88">[] Demonstrate CRUD Interface</text:p>
      <text:p text:style-name="P88">[] Demonstrate View List &amp; Actions</text:p>
      <text:p text:style-name="P88">[] Demonstrate Delete (cascade deletes to related records) </text:p>
      <text:p text:style-name="P88">[] Demonstrate Created Read Update</text:p>
      <text:p text:style-name="P88">[] Demonstrate Unit Testing interface</text:p>
      <text:p text:style-name="P1"/>
      <text:p text:style-name="P1"/>
      <text:h text:style-name="Heading_20_3" text:outline-level="3"><text:bookmark-start text:name="__RefHeading___Toc1435_97289115"/>FIELD Definitions:<text:bookmark-end text:name="__RefHeading___Toc1435_97289115"/></text:h>
      <text:p text:style-name="P150"><text:s/></text:p>
      <text:p text:style-name="P150"><text:s text:c="4"/>class Recipe(models.Model):</text:p>
      <text:p text:style-name="P150"><text:s text:c="8"/>Recipe=models.ForeignKey(recipe,on_delete=CASCADE)</text:p>
      <text:p text:style-name="P150"><text:s text:c="8"/>Ingredient=models.ForeignKey(ingredient,on_delete=models.CASCADE) <text:s text:c="2"/></text:p>
      <text:p text:style-name="P150"><text:s text:c="8"/>"""#CASCADE -IF- ingredients defined with a one-to-one relationship per-recipe, </text:p>
      <text:p text:style-name="P150"><text:s text:c="8"/>Otherwise , on_delete=models.DO_NOTHING if there is a subtable of ingredients with a FK relationship"""</text:p>
      <text:p text:style-name="P150"><text:s text:c="8"/>owner = models.ForeignKey(User,on_delete=models.Cascade)</text:p>
      <text:p text:style-name="P150"/>
      <text:p text:style-name="P150"><text:s/>(for these repetitive ingredient definitions, using the “<text:span text:style-name="T64">\doc\recipe_sizer spreadsheet prototype.ods</text:span>” <text:s/>spreadsheet to generate the python code):</text:p>
      <text:p text:style-name="P149"/>
      <text:p text:style-name="P149">ingr01name=models.CharField(max_length=25,unique=True) </text:p>
      <text:p text:style-name="P149">ingr01measunit=models.ForeignKey(MeasureTypes,on_delete=models.DO_NOTHING)</text:p>
      <text:p text:style-name="P149">ingr01measamount=models.CharField(max_length=15,unique=True) </text:p>
      <text:p text:style-name="P149">ingr02name=models.CharField(max_length=25,unique=True) </text:p>
      <text:p text:style-name="P149">ingr02measunit=models.ForeignKey(MeasureTypes,on_delete=models.DO_NOTHING)</text:p>
      <text:p text:style-name="P149">ingr02measamount=models.CharField(max_length=15,unique=True) </text:p>
      <text:p text:style-name="P149">ingr03name=models.CharField(max_length=25,unique=True) </text:p>
      <text:p text:style-name="P149">ingr04measunit=models.ForeignKey(MeasureTypes,on_delete=models.DO_NOTHING)</text:p>
      <text:p text:style-name="P149">ingr04measamount=models.CharField(max_length=15,unique=True) </text:p>
      <text:p text:style-name="P149">ingr04name=models.CharField(max_length=25,unique=True) </text:p>
      <text:p text:style-name="P149">ingr05measunit=models.ForeignKey(MeasureTypes,on_delete=models.DO_NOTHING)</text:p>
      <text:p text:style-name="P149">ingr06measamount=models.CharField(max_length=15,unique=True) </text:p>
      <text:p text:style-name="P149">ingr06name=models.CharField(max_length=25,unique=True) </text:p>
      <text:p text:style-name="P149">ingr06measunit=models.ForeignKey(MeasureTypes,on_delete=models.DO_NOTHING)</text:p>
      <text:p text:style-name="P149">ingr07measamount=models.CharField(max_length=15,unique=True) </text:p>
      <text:p text:style-name="P149">ingr08name=models.CharField(max_length=25,unique=True) </text:p>
      <text:p text:style-name="P149">ingr08measunit=models.ForeignKey(MeasureTypes,on_delete=models.DO_NOTHING)</text:p>
      <text:p text:style-name="P149">ingr08measamount=models.CharField(max_length=15,unique=True) </text:p>
      <text:p text:style-name="P149">ingr09name=models.CharField(max_length=25,unique=True) </text:p>
      <text:p text:style-name="P149">ingr10measunit=models.ForeignKey(MeasureTypes,on_delete=models.DO_NOTHING)</text:p>
      <text:p text:style-name="P149">ingr10measamount=models.CharField(max_length=15,unique=True) </text:p>
      <text:p text:style-name="P149">ingr10name=models.CharField(max_length=25,unique=True) </text:p>
      <text:p text:style-name="P149">ingr11measunit=models.ForeignKey(MeasureTypes,on_delete=models.DO_NOTHING)</text:p>
      <text:p text:style-name="P149">ingr12measamount=models.CharField(max_length=15,unique=True) </text:p>
      <text:p text:style-name="P149">ingr12name=models.CharField(max_length=25,unique=True) </text:p>
      <text:p text:style-name="P149">ingr12measunit=models.ForeignKey(MeasureTypes,on_delete=models.DO_NOTHING)</text:p>
      <text:p text:style-name="P149">ingr13measamount=models.CharField(max_length=15,unique=True) </text:p>
      <text:p text:style-name="P149">ingr14name=models.CharField(max_length=25,unique=True) </text:p>
      <text:p text:style-name="P149">ingr14measunit=models.ForeignKey(MeasureTypes,on_delete=models.DO_NOTHING)</text:p>
      <text:p text:style-name="P149">ingr14measamount=models.CharField(max_length=15,unique=True) </text:p>
      <text:p text:style-name="P149">ingr15name=models.CharField(max_length=25,unique=True) </text:p>
      <text:p text:style-name="P149">ingr15measunit=models.ForeignKey(MeasureTypes,on_delete=models.DO_NOTHING)</text:p>
      <text:p text:style-name="P149">ingr15measamount=models.CharField(max_length=15,unique=True) </text:p>
      <text:h text:style-name="Heading_20_2" text:outline-level="2"><text:bookmark-start text:name="__RefHeading___Toc991_97289115"/>Measurements Table<text:bookmark-end text:name="__RefHeading___Toc991_97289115"/></text:h>
      <table:table table:name="Table1" table:style-name="Table1">
        <table:table-column table:style-name="Table1.A"/>
        <table:table-column table:style-name="Table1.B"/>
        <table:table-row>
          <table:table-cell table:style-name="Table1.A1" office:value-type="string">
            <text:p text:style-name="P7">1 Gallon (gal.)</text:p>
          </table:table-cell>
          <table:table-cell table:style-name="Table1.A1" office:value-type="string">
            <text:p text:style-name="P7">4 qt.<text:line-break/>8 pt.<text:line-break/>16 cups<text:line-break/>128 fl. oz.</text:p>
          </table:table-cell>
        </table:table-row>
        <table:table-row table:style-name="Table1.2">
          <table:table-cell table:style-name="Table1.A1" office:value-type="string">
            <text:p text:style-name="P7">1 Quart (qt.)</text:p>
          </table:table-cell>
          <table:table-cell table:style-name="Table1.A1" office:value-type="string">
            <text:p text:style-name="P7">2 pt.<text:line-break/>4 cups<text:line-break/>32 fl. oz.<text:line-break/>0.95 L</text:p>
          </table:table-cell>
        </table:table-row>
        <table:table-row>
          <table:table-cell table:style-name="Table1.A1" office:value-type="string">
            <text:p text:style-name="P7">1 Pint (pt.)</text:p>
          </table:table-cell>
          <table:table-cell table:style-name="Table1.A1" office:value-type="string">
            <text:p text:style-name="P7">2 cups<text:line-break/>16 fl. oz.<text:line-break/>480 ml.</text:p>
          </table:table-cell>
        </table:table-row>
        <table:table-row table:style-name="Table1.2">
          <table:table-cell table:style-name="Table1.A1" office:value-type="string">
            <text:p text:style-name="P7">1 Cup</text:p>
          </table:table-cell>
          <table:table-cell table:style-name="Table1.A1" office:value-type="string">
            <text:p text:style-name="P7">8 fl. oz.<text:line-break/>240 ml.<text:line-break/>16 Tbsp.</text:p>
          </table:table-cell>
        </table:table-row>
        <table:table-row>
          <table:table-cell table:style-name="Table1.A1" office:value-type="string">
            <text:p text:style-name="P7">¾ Cup</text:p>
          </table:table-cell>
          <table:table-cell table:style-name="Table1.A1" office:value-type="string">
            <text:p text:style-name="P7">6 fl. oz.<text:line-break/>180 ml<text:line-break/>12 Tbsp.</text:p>
          </table:table-cell>
        </table:table-row>
        <table:table-row table:style-name="Table1.2">
          <table:table-cell table:style-name="Table1.A1" office:value-type="string">
            <text:p text:style-name="P7">½ Cup</text:p>
          </table:table-cell>
          <table:table-cell table:style-name="Table1.A1" office:value-type="string">
            <text:p text:style-name="P7">4 fl. oz.<text:line-break/>120 ml<text:line-break/>8 Tbsp.</text:p>
          </table:table-cell>
        </table:table-row>
        <table:table-row>
          <table:table-cell table:style-name="Table1.A1" office:value-type="string">
            <text:p text:style-name="P7">⅓ Cup</text:p>
          </table:table-cell>
          <table:table-cell table:style-name="Table1.A1" office:value-type="string">
            <text:p text:style-name="P7">3 fl. oz.<text:line-break/>80 ml<text:line-break/>5 Tbsp. + 1 tsp.</text:p>
          </table:table-cell>
        </table:table-row>
        <table:table-row table:style-name="Table1.2">
          <table:table-cell table:style-name="Table1.A1" office:value-type="string">
            <text:p text:style-name="P7">¼ Cup</text:p>
          </table:table-cell>
          <table:table-cell table:style-name="Table1.A1" office:value-type="string">
            <text:p text:style-name="P7">4 Tbsp.<text:line-break/>12 tsp.<text:line-break/>2 fl. oz.<text:line-break/>60 ml</text:p>
          </table:table-cell>
        </table:table-row>
        <table:table-row>
          <table:table-cell table:style-name="Table1.A1" office:value-type="string">
            <text:p text:style-name="P7">1 Tbsp.</text:p>
          </table:table-cell>
          <table:table-cell table:style-name="Table1.A1" office:value-type="string">
            <text:p text:style-name="Table_20_Contents">3 tsp.<text:line-break/>½ fl. oz.<text:line-break/>15 ml</text:p>
          </table:table-cell>
        </table:table-row>
      </table:table>
      <text:p text:style-name="P1"/>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8" loext:marker-style-name="T16"/>
          </table:table-cell>
          <table:table-cell table:style-name="Table2.A1" office:value-type="string">
            <text:p text:style-name="P28">Teaspoons</text:p>
          </table:table-cell>
          <table:table-cell table:style-name="Table2.A1" office:value-type="string">
            <text:p text:style-name="P32">Abbreviation</text:p>
          </table:table-cell>
          <table:table-cell table:style-name="Table2.A1" office:value-type="string">
            <text:p text:style-name="P28"><text:span text:style-name="T69">Scale (in tsp)</text:span></text:p>
          </table:table-cell>
          <table:table-cell table:style-name="Table2.A1" office:value-type="string">
            <text:p text:style-name="P33">notes</text:p>
          </table:table-cell>
        </table:table-row>
        <table:table-row table:style-name="Table2.1">
          <table:table-cell table:style-name="Table2.A1" office:value-type="string">
            <text:p text:style-name="P28">Teaspoons</text:p>
          </table:table-cell>
          <table:table-cell table:style-name="Table2.A1" office:value-type="string">
            <text:p text:style-name="P29">1</text:p>
          </table:table-cell>
          <table:table-cell table:style-name="Table2.A1" office:value-type="string">
            <text:p text:style-name="P32">tsp</text:p>
          </table:table-cell>
          <table:table-cell table:style-name="Table2.A1" office:value-type="string">
            <text:p text:style-name="P31">1</text:p>
          </table:table-cell>
          <table:table-cell table:style-name="Table2.A1" office:value-type="string">
            <text:p text:style-name="P28" loext:marker-style-name="T16"/>
          </table:table-cell>
        </table:table-row>
        <table:table-row table:style-name="Table2.1">
          <table:table-cell table:style-name="Table2.A1" office:value-type="string">
            <text:p text:style-name="P28">Table Spoons</text:p>
          </table:table-cell>
          <table:table-cell table:style-name="Table2.A1" office:value-type="string">
            <text:p text:style-name="P29">3</text:p>
          </table:table-cell>
          <table:table-cell table:style-name="Table2.A1" office:value-type="string">
            <text:p text:style-name="P32">TBSP</text:p>
          </table:table-cell>
          <table:table-cell table:style-name="Table2.A1" office:value-type="string">
            <text:p text:style-name="P31" loext:marker-style-name="T16">3</text:p>
          </table:table-cell>
          <table:table-cell table:style-name="Table2.A1" office:value-type="string">
            <text:p text:style-name="P28" loext:marker-style-name="T16"/>
          </table:table-cell>
        </table:table-row>
        <table:table-row table:style-name="Table2.1">
          <table:table-cell table:style-name="Table2.A1" office:value-type="string">
            <text:p text:style-name="P28">1/4 Cup</text:p>
          </table:table-cell>
          <table:table-cell table:style-name="Table2.A1" office:value-type="string">
            <text:p text:style-name="P29">12</text:p>
          </table:table-cell>
          <table:table-cell table:style-name="Table2.A1" office:value-type="string">
            <text:p text:style-name="P32">1/4 c</text:p>
          </table:table-cell>
          <table:table-cell table:style-name="Table2.A1" office:value-type="string">
            <text:p text:style-name="P31">12</text:p>
          </table:table-cell>
          <table:table-cell table:style-name="Table2.A1" office:value-type="string">
            <text:p text:style-name="P34" loext:marker-style-name="T16">* special formatting rules for fractional cup measures … display “1/4 Cup” (ONE 1/4 measure implie<text:span text:style-name="T70">d</text:span>) and not “1 1/4 Cup” <text:span text:style-name="T76">which could be interpreted as “1.25 / ‘one and one quarter cup’”</text:span></text:p>
          </table:table-cell>
        </table:table-row>
        <table:table-row table:style-name="Table2.1">
          <table:table-cell table:style-name="Table2.A1" office:value-type="string">
            <text:p text:style-name="P28">1/3 Cup</text:p>
          </table:table-cell>
          <table:table-cell table:style-name="Table2.A1" office:value-type="string">
            <text:p text:style-name="P28" loext:marker-style-name="T16"/>
          </table:table-cell>
          <table:table-cell table:style-name="Table2.A1" office:value-type="string">
            <text:p text:style-name="P28">1/3 <text:span text:style-name="T69">c</text:span></text:p>
          </table:table-cell>
          <table:table-cell table:style-name="Table2.A1" office:value-type="string">
            <text:p text:style-name="P35" loext:marker-style-name="T16">16</text:p>
          </table:table-cell>
          <table:table-cell table:style-name="Table2.A1" office:value-type="string">
            <text:p text:style-name="P32" loext:marker-style-name="T16"/>
          </table:table-cell>
        </table:table-row>
        <table:table-row table:style-name="Table2.1">
          <table:table-cell table:style-name="Table2.A1" office:value-type="string">
            <text:p text:style-name="P28">1/2 Cup</text:p>
          </table:table-cell>
          <table:table-cell table:style-name="Table2.A1" office:value-type="string">
            <text:p text:style-name="P28" loext:marker-style-name="T16"/>
          </table:table-cell>
          <table:table-cell table:style-name="Table2.A1" office:value-type="string">
            <text:p text:style-name="P28">1/2 <text:span text:style-name="T69">c</text:span></text:p>
          </table:table-cell>
          <table:table-cell table:style-name="Table2.A1" office:value-type="string">
            <text:p text:style-name="P35" loext:marker-style-name="T16">24</text:p>
          </table:table-cell>
          <table:table-cell table:style-name="Table2.A1" office:value-type="string">
            <text:p text:style-name="P28" loext:marker-style-name="T16"/>
          </table:table-cell>
        </table:table-row>
        <table:table-row table:style-name="Table2.1">
          <table:table-cell table:style-name="Table2.A1" office:value-type="string">
            <text:p text:style-name="P28">1 Cup</text:p>
          </table:table-cell>
          <table:table-cell table:style-name="Table2.A1" office:value-type="string">
            <text:p text:style-name="P30" loext:marker-style-name="T16">32</text:p>
          </table:table-cell>
          <table:table-cell table:style-name="Table2.A1" office:value-type="string">
            <text:p text:style-name="P28"><text:span text:style-name="T69">c</text:span></text:p>
          </table:table-cell>
          <table:table-cell table:style-name="Table2.A1" office:value-type="string">
            <text:p text:style-name="P35">48</text:p>
          </table:table-cell>
          <table:table-cell table:style-name="Table2.A1" office:value-type="string">
            <text:p text:style-name="P30"/>
          </table:table-cell>
        </table:table-row>
        <table:table-row table:style-name="Table2.1">
          <table:table-cell table:style-name="Table2.A1" office:value-type="string">
            <text:p text:style-name="P28">1 Pint</text:p>
          </table:table-cell>
          <table:table-cell table:style-name="Table2.A1" office:value-type="string">
            <text:p text:style-name="P28" loext:marker-style-name="T16"/>
          </table:table-cell>
          <table:table-cell table:style-name="Table2.A1" office:value-type="string">
            <text:p text:style-name="P28"><text:span text:style-name="T69">pt</text:span></text:p>
          </table:table-cell>
          <table:table-cell table:style-name="Table2.A1" office:value-type="string">
            <text:p text:style-name="P35" loext:marker-style-name="T16">96</text:p>
          </table:table-cell>
          <table:table-cell table:style-name="Table2.A1" office:value-type="string">
            <text:p text:style-name="P28" loext:marker-style-name="T16"/>
          </table:table-cell>
        </table:table-row>
        <table:table-row table:style-name="Table2.1">
          <table:table-cell table:style-name="Table2.A1" office:value-type="string">
            <text:p text:style-name="P28">1 Quart</text:p>
          </table:table-cell>
          <table:table-cell table:style-name="Table2.A1" office:value-type="string">
            <text:p text:style-name="P28" loext:marker-style-name="T16"/>
          </table:table-cell>
          <table:table-cell table:style-name="Table2.A1" office:value-type="string">
            <text:p text:style-name="P28"><text:span text:style-name="T69">qt</text:span></text:p>
          </table:table-cell>
          <table:table-cell table:style-name="Table2.A1" office:value-type="string">
            <text:p text:style-name="P35" loext:marker-style-name="T16">192</text:p>
          </table:table-cell>
          <table:table-cell table:style-name="Table2.A1" office:value-type="string">
            <text:p text:style-name="P28" loext:marker-style-name="T16"/>
          </table:table-cell>
        </table:table-row>
        <table:table-row table:style-name="Table2.1">
          <table:table-cell table:style-name="Table2.A1" office:value-type="string">
            <text:p text:style-name="P28">1 Gallon</text:p>
          </table:table-cell>
          <table:table-cell table:style-name="Table2.A1" office:value-type="string">
            <text:p text:style-name="P28" loext:marker-style-name="T16"/>
          </table:table-cell>
          <table:table-cell table:style-name="Table2.A1" office:value-type="string">
            <text:p text:style-name="P28"><text:span text:style-name="T69">gal</text:span></text:p>
          </table:table-cell>
          <table:table-cell table:style-name="Table2.A1" office:value-type="string">
            <text:p text:style-name="P35" loext:marker-style-name="T16">768</text:p>
          </table:table-cell>
          <table:table-cell table:style-name="Table2.A1" office:value-type="string">
            <text:p text:style-name="P28" loext:marker-style-name="T16"/>
          </table:table-cell>
        </table:table-row>
        <table:table-row table:style-name="Table2.1">
          <table:table-cell table:style-name="Table2.A1" office:value-type="string">
            <text:p text:style-name="P28" loext:marker-style-name="T16"/>
          </table:table-cell>
          <table:table-cell table:style-name="Table2.A1" office:value-type="string">
            <text:p text:style-name="P28" loext:marker-style-name="T16"/>
          </table:table-cell>
          <table:table-cell table:style-name="Table2.A1" office:value-type="string">
            <text:p text:style-name="P28" loext:marker-style-name="T16"/>
          </table:table-cell>
          <table:table-cell table:style-name="Table2.A1" office:value-type="string">
            <text:p text:style-name="P28" loext:marker-style-name="T16"/>
          </table:table-cell>
          <table:table-cell table:style-name="Table2.A1" office:value-type="string">
            <text:p text:style-name="P28" loext:marker-style-name="T16"/>
          </table:table-cell>
        </table:table-row>
      </table:table>
      <text:p text:style-name="Standard"/>
      <text:p text:style-name="P45"/>
      <text:p text:style-name="P44"/>
      <text:p text:style-name="P47">JOURNAL:</text:p>
      <text:p text:style-name="P47">development plan:</text:p>
      <text:p text:style-name="P47"/>
      <text:p text:style-name="P47"/>
      <text:p text:style-name="P47">DESIGN DECISION:</text:p>
      <text:p text:style-name="P47">are ingredients defined closely related to Recipe (child objects – non-shared across recipes), or a separate table of uniquely defined ingredients?</text:p>
      <text:p text:style-name="P47">(Affects whether ingredients deletions are cascaded or not )</text:p>
      <text:p text:style-name="P47">Benefit of close recipe association is the ability to create ingredients on the fly … <text:span text:style-name="T4">this shouldn’t preclued being able to look up the previously defined ingredients across existing recipes.</text:span></text:p>
      <text:p text:style-name="P47"/>
      <text:p text:style-name="P47"/>
      <text:p text:style-name="P50"><text:span text:style-name="T17">     </text:span><text:span text:style-name="T18">Ingredient</text:span><text:span text:style-name="T19">=</text:span><text:span text:style-name="T20">models</text:span><text:span text:style-name="T17">.</text:span><text:span text:style-name="T20">ForeignKey</text:span><text:span text:style-name="T17">(ingredient,</text:span><text:span text:style-name="T18">on_delete</text:span><text:span text:style-name="T19">=</text:span><text:span text:style-name="T20">models</text:span><text:span text:style-name="T17">.</text:span><text:span text:style-name="T21">CASCADE</text:span><text:span text:style-name="T17">)   </text:span></text:p>
      <text:p text:style-name="P49"><text:span text:style-name="T17">        </text:span><text:span text:style-name="T22">"""#CASCADE -IF- ingredients defined with a one-to-one relationship per-recipe, </text:span></text:p>
      <text:p text:style-name="P51">        Otherwise , on_delete=models.DO_NOTHING if there is a subtable of ingredients with a FK relationship"""</text:p>
      <text:p text:style-name="P47"/>
      <text:p text:style-name="P52">Proto Code for measurement conversions</text:p>
      <text:p text:style-name="P52"/>
      <text:p text:style-name="P52">Limit conversion to one mixed measure, eg 5 TBSP = 1/4 Cup + 1 TBSP <text:s text:c="4"/>(don’t mix TSP + TBSP + 1/4 Cup)</text:p>
      <text:p text:style-name="P52"/>
      <text:p text:style-name="P53">FIRST <text:span text:style-name="T34">check if any measure</text:span> <text:span text:style-name="T33">find the LARGEST measure conversion factor that current measure is divisible by … (find the measure with the largest conversion factor that current amount in tsp is -greater than-) <text:s/></text:span></text:p>
      <text:p text:style-name="P53">?<text:span text:style-name="T33">But prefer the largest measure that is evenly divisible </text:span>is convertible with <text:span text:style-name="T23">no remainder</text:span> (MODULO) , then check for the largest, with some remainder, and up or down convert the remainder as well (?only if NO remainder to prevent using 3 diff measures?) </text:p>
      <text:p text:style-name="P52"/>
      <text:p text:style-name="P52">prototype algorithm in a spreadsheet</text:p>
      <text:p text:style-name="P52"/>
      <text:p text:style-name="P52"/>
      <text:p text:style-name="P52"/>
      <text:p text:style-name="P52">?Lookup table with all values indexed to smallest measure to simplify conversion Lookup? <text:s/>Eg: tsp (1 tsp) TBSP (3 tsp) 1/4 Cup (12 tsp) ?</text:p>
      <text:p text:style-name="P54"><text:span text:style-name="T33">YES – see </text:span><text:a xlink:type="simple" xlink:href="../recipe_sizer%20spreadsheet%20prototype.ods" text:style-name="Internet_20_link" text:visited-style-name="Visited_20_Internet_20_Link"><text:span text:style-name="T33">C:\Users\Admin\Documents\django projects\recipe-sizer\doc\recipe_sizer spreadsheet prototype.ods</text:span></text:a></text:p>
      <text:p text:style-name="P52"/>
      <text:p text:style-name="P55">Extensions:</text:p>
      <text:p text:style-name="P55">“Multi-tenant” permissions – User own their authored recipes (can modify, delete) other users can VIEW but not edit / delete (admins can CRUD). <text:s text:c="2"/>[Implement PER INSTANCE permissions when users create recipes]</text:p>
      <text:p text:style-name="P55"><text:a xlink:type="simple" xlink:href="https://docs.djangoproject.com/en/5.0/topics/auth/default/" text:style-name="Internet_20_link" text:visited-style-name="Visited_20_Internet_20_Link">https://docs.djangoproject.com/en/5.0/topics/auth/default/</text:a></text:p>
      <text:p text:style-name="P55"/>
      <text:p text:style-name="P55"><text:a xlink:type="simple" xlink:href="https://docs.djangoproject.com/en/5.0/topics/auth/customizing/#extending-the-existing-user-model" text:style-name="Internet_20_link" text:visited-style-name="Visited_20_Internet_20_Link">https://docs.djangoproject.com/en/5.0/topics/auth/customizing/#extending-the-existing-user-model</text:a></text:p>
      <text:p text:style-name="P55"/>
      <text:p text:style-name="P55"/>
      <text:p text:style-name="P206"><text:span text:style-name="T36">If you wish to store information related to </text:span><text:span text:style-name="Source_20_Text"><text:span text:style-name="T36">User</text:span></text:span><text:span text:style-name="T36">, you can use a </text:span><text:a xlink:type="simple" xlink:href="https://docs.djangoproject.com/en/5.0/ref/models/fields/#django.db.models.OneToOneField" text:style-name="Internet_20_link" text:visited-style-name="Visited_20_Internet_20_Link"><text:span text:style-name="Source_20_Text"><text:span text:style-name="T36">OneToOneField</text:span></text:span></text:a><text:span text:style-name="T36"> to a model containing the fields for additional information. This one-to-one model is often called a profile model, as it might store non-auth related information about a site user. For example you might create an Employee model:</text:span></text:p>
      <text:p text:style-name="P20"><text:span text:style-name="T35">from django.contrib.auth.models import User</text:span></text:p>
      <text:p text:style-name="P21">class Employee(models.Model):</text:p>
      <text:p text:style-name="P21"><text:s text:c="4"/>user = models.OneToOneField(User, on_delete=models.CASCADE)</text:p>
      <text:p text:style-name="P21"><text:s text:c="4"/>department = models.CharField(max_length=100)</text:p>
      <text:p text:style-name="P55"/>
      <text:p text:style-name="P154">Journal</text:p>
      <text:p text:style-name="P157">Friday, Saturday to 11:22 am</text:p>
      <text:p text:style-name="P157">writing specification and trying to limit scope to demonstrate simple CRUD application</text:p>
      <text:p text:style-name="P157"/>
      <text:p text:style-name="P157">12:00PM </text:p>
      <text:p text:style-name="P157">generating python code via spreadsheet calculations, updating recipe_sizer project and app to reflect new Models.</text:p>
      <text:p text:style-name="P157"/>
      <text:p text:style-name="P46"/>
      <text:p text:style-name="P158"/>
      <text:p text:style-name="P158">... importing code into models and updating project for flat Recipe with 15 (x3) dedicated ingredient fields. <text:s/>(ingr01name, ingr01qty, ingr01measure , ingr02 name … etc).</text:p>
      <text:p text:style-name="P156"/>
      <text:p text:style-name="P159"><text:span text:style-name="T71">I’m anticipating that the automatic form for the recipe built via “</text:span><text:span text:style-name="T72"> {{ form.as_p }}</text:span><text:span text:style-name="T71">” will look very messy and will need extra formatting to keep ingredient 1 name , ingredient 1 measuretype and ingredient 1 amount on one line together, followed by ingre 2 infor &amp; etc.</text:span></text:p>
      <text:p text:style-name="P169"/>
      <text:p text:style-name="P158">Maybe it would be best to jump into using the subform code, if the effort to format the 45x fields is overwhelming… could always fall back on tables instead of css 3 &lt;span&gt; s</text:p>
      <text:p text:style-name="P158"/>
      <text:p text:style-name="P164">copied in bookapp Tests.py as a starting point</text:p>
      <text:p text:style-name="P164"/>
      <text:p text:style-name="P165">! Using Light theme in recipe_sizer and Dark Theme in book_app to make it visually apparent where I am making changes. <text:s text:c="2"/>(File-&gt;Preferences-&gt;Theme-&gt;) <text:s text:c="3"/><text:span text:style-name="T73">but this applies it Globally … need to customize for each root project folder:</text:span></text:p>
      <text:p text:style-name="P23">You can have a different theme per workspace/folder by adjusting the <text:span text:style-name="Source_20_Text"><text:span text:style-name="T74">workbench.colorTheme</text:span></text:span> in the workspace settings.</text:p>
      <text:list text:style-name="L3">
        <text:list-item>
          <text:p text:style-name="P22">Open a new VSCode window.</text:p>
        </text:list-item>
        <text:list-item>
          <text:p text:style-name="P22">Open the project folder where you would like to have a different color theme.</text:p>
        </text:list-item>
        <text:list-item>
          <text:p text:style-name="P22">Navigate to File &gt; Preferences &gt; Settings.</text:p>
        </text:list-item>
        <text:list-item>
          <text:p text:style-name="P22">Select the "Workspace Settings" tab at the top of the settings screen. Anything you edit in here will now be specific to this workspace.</text:p>
        </text:list-item>
        <text:list-item>
          <text:p text:style-name="P22">Search for "colorTheme" and select the color theme you would like for this specific workspace.</text:p>
        </text:list-item>
      </text:list>
      <text:p text:style-name="P165"/>
      <text:p text:style-name="P166">makemigrations with the fixed number of recipe-ingredient fields results in errors because of the common definitions:</text:p>
      <text:p text:style-name="P163"/>
      <text:p text:style-name="P163">PS C:\Users\Admin\Documents\django projects\recipe-sizer\recipe_sizer&gt; python manage.py makemigrations</text:p>
      <text:p text:style-name="P163">SystemCheckError: System check identified some issues:</text:p>
      <text:p text:style-name="P163"/>
      <text:p text:style-name="P163">ERRORS:</text:p>
      <text:p text:style-name="P163">recipe_sizer_app.Measure.type: (fields.E300) Field defines a relation with model 'MeasureTypes', which is either not installed, or is abstract. <text:s text:c="5"/></text:p>
      <text:p text:style-name="P163">recipe_sizer_app.Recipe.ingr01measunit: (fields.E304) Reverse accessor 'MeasureTypes.recipe_set' for 'recipe_sizer_app.Recipe.ingr01measunit' clashes with reverse accessor for 'recipe_sizer_app.Recipe.ingr02measunit'.</text:p>
      <text:p text:style-name="P163"><text:s text:c="8"/>HINT: Add or change a related_name argument to the definition for 'recipe_sizer_app.Recipe.ingr01measunit' or 'recipe_sizer_app.Recipe.ingr02measunit'.</text:p>
      <text:p text:style-name="P166"/>
      <text:p text:style-name="P172">...<text:span text:style-name="T78">and so on for conflicts between field 2 &amp; 3, 3 &amp; 4 …. 14 &amp; 15</text:span></text:p>
      <text:p text:style-name="P172"/>
      <text:p text:style-name="P173"><text:span text:style-name="T78">switch to using models.</text:span><text:span text:style-name="T55">models.Choices <text:s/></text:span></text:p>
      <text:p text:style-name="P174"><text:span text:style-name="T55">might have to hard code this instead of using sub tables …</text:span></text:p>
      <text:p text:style-name="P174"><text:span text:style-name="T55">"Teaspoons" : "tsp" , </text:span></text:p>
      <text:p text:style-name="P174"><text:span text:style-name="T55">"Tablesspoons" : "TBSP" <text:s/></text:span></text:p>
      <text:p text:style-name="P174"><text:span text:style-name="T55">["Teaspoons" : "TBSP", "Table Spoons" : "1/4 Cup", "1/4 Cup" : "1/3 Cup", "1/3 Cup" : "1/2 Cup", "1/2 Cup" : "Cup", "1 Cup" : "Pint", "1 Pint" : "Quart", "1 Quart" : "Gallon", "1 Gallon" : "", ]</text:span></text:p>
      <text:p text:style-name="P167"/>
      <text:p text:style-name="P175">Renamed my Model from MeasureType<text:span text:style-name="T31">s</text:span> to MeasureType , because the admin interface was rendering a management page link as "Measure Type<text:span text:style-name="T31">ss"</text:span></text:p>
      <text:p text:style-name="P178"><text:span text:style-name="T23">(new makemigrations, migrate requied, and updates to code referencing Model)</text:span></text:p>
      <text:p text:style-name="P175"><text:span text:style-name="T23"/></text:p>
      <text:p text:style-name="P177"><text:span text:style-name="T30">Attempting </text:span><text:span text:style-name="T23">to make recipe owner read-only in the GUI form (editable via the GUI):</text:span></text:p>
      <text:p text:style-name="P178"><text:span text:style-name="T23">tried simply setting owner to readonly via User.editable=False , but this is incompatible with the form:</text:span></text:p>
      <text:p text:style-name="P179"><text:span text:style-name="T31"/></text:p>
      <text:p text:style-name="P179"><text:span text:style-name="T31">#owner = models.ForeignKey(User,on_delete=models.CASCADE)</text:span></text:p>
      <text:p text:style-name="P180"><text:span text:style-name="T55">    owner = models.ForeignKey(User,editable=</text:span><text:span text:style-name="T79">False</text:span><text:span text:style-name="T55">, on_delete=models.CASCADE, null=</text:span><text:span text:style-name="T79">True</text:span><text:span text:style-name="T55">, blank=</text:span><text:span text:style-name="T79">True</text:span><text:span text:style-name="T55">)  </text:span></text:p>
      <text:p text:style-name="P171">   </text:p>
      <text:p text:style-name="P178"><text:span text:style-name="T31"/></text:p>
      <text:p text:style-name="P160"><text:span text:style-name="T23">django.core.exceptions.FieldError: 'owner' cannot be specified for Recipe model form as it is a non-editable field</text:span></text:p>
      <text:p text:style-name="P161"><text:span text:style-name="T23"/></text:p>
      <text:p text:style-name="Standard">[] … try simple method: Choices=User default=User, blank=False</text:p>
      <text:p text:style-name="P68"><text:span text:style-name="T55">author = models.CharField(max_length=</text:span><text:span text:style-name="T80">100</text:span><text:span text:style-name="T55">,choices=User, default=User, blank=</text:span><text:span text:style-name="T79">False</text:span><text:span text:style-name="T55">)</text:span></text:p>
      <text:p text:style-name="P216"/>
      <text:p text:style-name="Standard">fixed error "User object not iterable" by changing Recipe Model author field option <text:s/>,<text:span text:style-name="_5f_CODE_5f__20_">choices=User ,</text:span> <text:s/>to c<text:span text:style-name="_5f_CODE_5f__20_">hoices=( (User , User), ) , <text:s text:c="2"/></text:span><text:s text:c="3"/><text:span text:style-name="T81">(dropdown expects display value : store value pair of strings)</text:span></text:p>
      <text:p text:style-name="P161"><text:span text:style-name="T23"/></text:p>
      <text:p text:style-name="P161"><text:span text:style-name="T23">need a method to set and save it at run time:</text:span></text:p>
      <text:p text:style-name="P162"><text:span text:style-name="T23">Combine two methods: set at time of Save, and make accessible for editing in the Admin form</text:span></text:p>
      <text:p text:style-name="P162"><text:span text:style-name="T23"/></text:p>
      <text:p text:style-name="P27">You need to remove the non-editable field from your class form list of fields :</text:p>
      <text:p text:style-name="P26"><text:span text:style-name="Source_20_Text"><text:span text:style-name="T37">class HelpDeskModelForm(forms.ModelForm):</text:span></text:span></text:p>
      <text:p text:style-name="P26"><text:span text:style-name="Source_20_Text"><text:span text:style-name="T37"><text:s text:c="4"/>class Meta:</text:span></text:span></text:p>
      <text:p text:style-name="P26"><text:span text:style-name="Source_20_Text"><text:span text:style-name="T37"><text:s text:c="6"/>model = HelpDesk</text:span></text:span></text:p>
      <text:p text:style-name="P26"><text:span text:style-name="Source_20_Text"><text:span text:style-name="T37"><text:s text:c="6"/>fields = [</text:span></text:span></text:p>
      <text:p text:style-name="P26"><text:span text:style-name="Source_20_Text"><text:span text:style-name="T37"><text:s text:c="10"/>#"help_num",</text:span></text:span></text:p>
      <text:p text:style-name="P26"><text:span text:style-name="Source_20_Text"><text:span text:style-name="T37"><text:s text:c="10"/>"help_types",</text:span></text:span></text:p>
      <text:p text:style-name="P26"><text:span text:style-name="Source_20_Text"><text:span text:style-name="T37"><text:s text:c="11"/>...</text:span></text:span></text:p>
      <text:p text:style-name="P26"><text:span text:style-name="Source_20_Text"><text:span text:style-name="T37"><text:s text:c="10"/>"help_summary"</text:span></text:span></text:p>
      <text:p text:style-name="P26"><text:span text:style-name="Source_20_Text"><text:span text:style-name="T37"><text:s text:c="10"/>]</text:span></text:span></text:p>
      <text:p text:style-name="P25">And keep the read-only fields in the ModelAdmin like you did :</text:p>
      <text:p text:style-name="P26"><text:span text:style-name="Source_20_Text"><text:span text:style-name="T37">class HelpDeskModelAdmin(admin.ModelAdmin):</text:span></text:span></text:p>
      <text:p text:style-name="P26"><text:span text:style-name="Source_20_Text"><text:span text:style-name="T37"><text:s text:c="4"/>readonly_fields=('help_num',)</text:span></text:span></text:p>
      <text:p text:style-name="P26"><text:span text:style-name="Source_20_Text"><text:span text:style-name="T37"><text:s text:c="4"/>form = HelpDeskModelForm</text:span></text:span></text:p>
      <text:p text:style-name="P24"/>
      <text:p text:style-name="P176"><text:span text:style-name="T31"/></text:p>
      <text:p text:style-name="P177"><text:a xlink:type="simple" xlink:href="https://stackoverflow.com/questions/22151529/django-set-creator-owner-for-the-object-when-created" text:style-name="Internet_20_link" text:visited-style-name="Visited_20_Internet_20_Link"><text:span text:style-name="T31">https://stackoverflow.com/questions/22151529/django-set-creator-owner-for-the-object-when-created</text:span></text:a></text:p>
      <text:p text:style-name="P177"><text:span text:style-name="T31"/></text:p>
      <text:p text:style-name="P177"><text:a xlink:type="simple" xlink:href="https://stackoverflow.com/questions/67555787/django-forms-how-to-make-certain-fields-readonly-except-for-superuser" text:style-name="Internet_20_link" text:visited-style-name="Visited_20_Internet_20_Link"><text:span text:style-name="T31">https://stackoverflow.com/questions/67555787/django-forms-how-to-make-certain-fields-readonly-except-for-superuser</text:span></text:a></text:p>
      <text:p text:style-name="P71"/>
      <text:p text:style-name="P71"/>
      <text:p text:style-name="P72">base.html is not visible and causing other templates to fail. <text:s/>Resolved a similar issue with static\style\style.css by stopping the server, editing the file and re-starting server (?cacheing?)</text:p>
      <text:p text:style-name="P71"/>
      <text:p text:style-name="P181"><text:span text:style-name="T46">ex: </text:span>TemplateDoesNotExist at /accounts/register/ <text:s/></text:p>
      <text:p text:style-name="P73">because line 1 1<text:tab/><text:span text:style-name="_5f_CODE_5f__20_">{% extends 'base.html' %}</text:span> is failing (base.html not found)</text:p>
      <text:p text:style-name="P74">in the sample book app, base.html exists in TWO Places: </text:p>
      <text:p text:style-name="P74"><text:span text:style-name="_5f_CODE_5f__20_">C:\Users\Admin\Documents\django projects\book-sample-application-v20240723B</text:span><text:span text:style-name="_5f_CODE_5f__20_"><text:span text:style-name="T23">\bookproject\bookapp\templates\bookapp\</text:span></text:span><text:span text:style-name="_5f_CODE_5f__20_">base.html</text:span></text:p>
      <text:p text:style-name="P74">and</text:p>
      <text:p text:style-name="P74"><text:span text:style-name="_5f_CODE_5f__20_">C:\Users\Admin\Documents\django projects\book-sample-application-v20240723B\</text:span><text:span text:style-name="_5f_CODE_5f__20_"><text:span text:style-name="T23">bookproject\templates\</text:span></text:span><text:span text:style-name="_5f_CODE_5f__20_">base.html</text:span></text:p>
      <text:p text:style-name="P74"/>
      <text:p text:style-name="P74">… corresponding to:</text:p>
      <text:p text:style-name="P74"><text:s/><text:span text:style-name="_5f_CODE_5f__20_">recipe_sizer\recipe_sizer_app\templates</text:span><text:span text:style-name="_5f_CODE_5f__20_"><text:span text:style-name="T82">\recipe_sizer_app\</text:span></text:span></text:p>
      <text:p text:style-name="P74">and </text:p>
      <text:p text:style-name="P74"><text:span text:style-name="_5f_CODE_5f__20_">recipe_sizer\templates</text:span></text:p>
      <text:p text:style-name="P74"><text:span text:style-name="_5f_CODE_5f__20_">? it was in recipe_sizer\recipe_sizer\templates?</text:span></text:p>
      <text:p text:style-name="P74"/>
      <text:p text:style-name="P75">Same directory as book-confirm-delete</text:p>
      <text:p text:style-name="P75">/registration/ subdirectory is looking for base.html in the same dir. … </text:p>
      <text:p text:style-name="P74"/>
      <text:p text:style-name="P76">just copied it to a bunch of locations … the root of recipe_sizer\templates was effective.</text:p>
      <text:p text:style-name="P82"/>
      <text:p text:style-name="ISSUES"><text:bookmark-start text:name="__RefHeading___Toc1439_97289115"/>[] <text:s/>LOGOUT ISSUE<text:bookmark-end text:name="__RefHeading___Toc1439_97289115"/></text:p>
      <text:p text:style-name="P19">when the user presses logout button, they are not redirected back to the home page.</text:p>
      <text:p text:style-name="P19"/>
      <text:p text:style-name="P83">[] <text:s/>FIX logout is redirecting to admin logout…. Not back to home / recipe list <text:s/></text:p>
      <text:p text:style-name="P78">?<text:span text:style-name="T85">is this only because I was in the admin panel?</text:span></text:p>
      <text:p text:style-name="P184"><text:span text:style-name="T47">Error naviagating to </text:span><text:a xlink:type="simple" xlink:href="http://127.0.0.1:8001/accounts/profile/" text:style-name="Internet_20_link" text:visited-style-name="Visited_20_Internet_20_Link"><text:span text:style-name="T60">Page not found at /accounts/profile/</text:span></text:a><text:span text:style-name="T60"> <text:s/></text:span><text:span text:style-name="T59">accounts/profile post log-in … because it failed to go to home / recipe_list ? </text:span></text:p>
      <text:p text:style-name="P185"><text:span text:style-name="T59">W</text:span><text:span text:style-name="T60">ORKS in bookapp though…. </text:span></text:p>
      <text:p text:style-name="P184"><text:span text:style-name="T59"/></text:p>
      <text:p text:style-name="P189"><text:span text:style-name="T59">T</text:span><text:span text:style-name="T61">rying </text:span><text:span text:style-name="_5f_CODE_5f__20_">LOGOUT_REDIRECT_URL = [''] <text:s text:c="2"/>, LOG</text:span><text:span text:style-name="_5f_CODE_5f__20_"><text:span text:style-name="T90">IN</text:span></text:span><text:span text:style-name="_5f_CODE_5f__20_">_REDIRECT_URL = ['']</text:span></text:p>
      <text:p text:style-name="P185"><text:span text:style-name="T60"><text:s text:c="2"/>in settings.py</text:span></text:p>
      <text:p text:style-name="P79">trying </text:p>
      <text:p text:style-name="P69"><text:span text:style-name="T55"> path(</text:span><text:span text:style-name="T86">'accounts/register/'</text:span><text:span text:style-name="T55">, RegisterView.as_view(), name=</text:span><text:span text:style-name="T86">'register'</text:span><text:span text:style-name="T55">,nextpage=</text:span><text:span text:style-name="T86">"recipe_list"</text:span><text:span text:style-name="T55">),</text:span></text:p>
      <text:p text:style-name="P79"/>
      <text:p text:style-name="ISSUES">[] <text:s/>Fields need to be set optional: <text:s/>URL, all ingredient fields</text:p>
      <text:p text:style-name="P80">changing for all field definitions <text:s/>(update spreadsheet code generation too!):</text:p>
      <text:p text:style-name="P70"><text:span text:style-name="_5f_CODE_5f__20_">ingr01name=models.CharField(max_length=25,</text:span><text:span text:style-name="_5f_CODE_5f__20_"><text:span text:style-name="T23">unique=True</text:span></text:span><text:span text:style-name="_5f_CODE_5f__20_">) </text:span></text:p>
      <text:p text:style-name="P80">to:</text:p>
      <text:p text:style-name="P70"><text:span text:style-name="_5f_CODE_5f__20_"> ingr01name=models.CharField(max_length=25,</text:span><text:span text:style-name="_5f_CODE_5f__20_"><text:span text:style-name="T32">blank=True</text:span></text:span><text:span text:style-name="_5f_CODE_5f__20_">) </text:span></text:p>
      <text:p text:style-name="P70"><text:span text:style-name="_5f_CODE_5f__20_"/></text:p>
      <text:p text:style-name="P70"><text:span text:style-name="_5f_CODE_5f__20_"/></text:p>
      <text:p text:style-name="P186">Persistant error during makemigrations : <text:s/><text:span text:style-name="_5f_CODE_5f__20_">TypeError: Field 'id' expected a number but got &lt;User: &gt;.</text:span> <text:s/>during migrations (even after all User fields removed) <text:s/>lost many hours … eventually deleted migrations folder and database file and could make a new migration without error.</text:p>
      <text:p text:style-name="P186"/>
      <text:p text:style-name="P186"/>
      <text:p text:style-name="ISSUES">Django table error:</text:p>
      <text:p text:style-name="P190">"django.db.utils.operationalerror: no such table: django_session"</text:p>
      <text:p text:style-name="P190">delete database, remove virtual environment, recreate myvenv (makemigrations, migrate, createsuperuser)</text:p>
      <text:p text:style-name="P186"/>
      <text:p text:style-name="P186"/>
      <text:p text:style-name="P186"/>
      <text:p text:style-name="P187">Now persistant error when rendering any page ….</text:p>
      <text:h text:style-name="P17" text:outline-level="2">Error during template rendering</text:h>
      <text:p text:style-name="P205">In template <text:span text:style-name="Source_20_Text"><text:span text:style-name="T74">C:\Users\Admin\Documents\django projects\recipe-sizer\recipe_sizer\recipe_sizer_app\templates\recipe_list.html</text:span></text:span>, error at line <text:span text:style-name="Strong_20_Emphasis"><text:span text:style-name="T74">15</text:span></text:span></text:p>
      <text:h text:style-name="P18" text:outline-level="3">no such table: recipe_sizer_app_recipe</text:h>
      <table:table table:name="Table7" table:style-name="Table7">
        <table:table-column table:style-name="Table7.A"/>
        <table:table-column table:style-name="Table7.B"/>
        <table:table-row>
          <table:table-cell table:style-name="Table7.A1" office:value-type="string">
            <text:p text:style-name="P204">5</text:p>
          </table:table-cell>
          <table:table-cell table:style-name="Table7.B1" office:value-type="string">
            <text:p text:style-name="P195">&lt;a href="{% url 'recipe_create' %}" class="btn"&gt;Add New Recipe&lt;/a&gt; </text:p>
          </table:table-cell>
        </table:table-row>
        <table:table-row>
          <table:table-cell table:style-name="Table7.A1" office:value-type="string">
            <text:p text:style-name="P204">6</text:p>
          </table:table-cell>
          <table:table-cell table:style-name="Table7.B1" office:value-type="string">
            <text:p text:style-name="P195">&lt;table&gt; </text:p>
          </table:table-cell>
        </table:table-row>
        <table:table-row>
          <table:table-cell table:style-name="Table7.A1" office:value-type="string">
            <text:p text:style-name="P204">7</text:p>
          </table:table-cell>
          <table:table-cell table:style-name="Table7.B1" office:value-type="string">
            <text:p text:style-name="P195">&lt;thead&gt; </text:p>
          </table:table-cell>
        </table:table-row>
        <table:table-row>
          <table:table-cell table:style-name="Table7.A1" office:value-type="string">
            <text:p text:style-name="P204">8</text:p>
          </table:table-cell>
          <table:table-cell table:style-name="Table7.B1" office:value-type="string">
            <text:p text:style-name="P195">&lt;tr&gt; </text:p>
          </table:table-cell>
        </table:table-row>
        <table:table-row>
          <table:table-cell table:style-name="Table7.A1" office:value-type="string">
            <text:p text:style-name="P204">9</text:p>
          </table:table-cell>
          <table:table-cell table:style-name="Table7.B1" office:value-type="string">
            <text:p text:style-name="P195">&lt;th&gt;Owner&lt;/th&gt; </text:p>
          </table:table-cell>
        </table:table-row>
        <table:table-row>
          <table:table-cell table:style-name="Table7.A1" office:value-type="string">
            <text:p text:style-name="P204">10</text:p>
          </table:table-cell>
          <table:table-cell table:style-name="Table7.B1" office:value-type="string">
            <text:p text:style-name="P195">&lt;th&gt;Name&lt;/th&gt; </text:p>
          </table:table-cell>
        </table:table-row>
        <table:table-row>
          <table:table-cell table:style-name="Table7.A1" office:value-type="string">
            <text:p text:style-name="P204">11</text:p>
          </table:table-cell>
          <table:table-cell table:style-name="Table7.B1" office:value-type="string">
            <text:p text:style-name="P195">&lt;th&gt;Actions&lt;/th&gt; </text:p>
          </table:table-cell>
        </table:table-row>
        <table:table-row>
          <table:table-cell table:style-name="Table7.A1" office:value-type="string">
            <text:p text:style-name="P204">12</text:p>
          </table:table-cell>
          <table:table-cell table:style-name="Table7.B1" office:value-type="string">
            <text:p text:style-name="P195">&lt;/tr&gt; </text:p>
          </table:table-cell>
        </table:table-row>
        <table:table-row>
          <table:table-cell table:style-name="Table7.A1" office:value-type="string">
            <text:p text:style-name="P204">13</text:p>
          </table:table-cell>
          <table:table-cell table:style-name="Table7.B1" office:value-type="string">
            <text:p text:style-name="P195">&lt;/thead&gt; </text:p>
          </table:table-cell>
        </table:table-row>
        <table:table-row>
          <table:table-cell table:style-name="Table7.A1" office:value-type="string">
            <text:p text:style-name="P204">14</text:p>
          </table:table-cell>
          <table:table-cell table:style-name="Table7.B1" office:value-type="string">
            <text:p text:style-name="P195">&lt;tbody&gt; </text:p>
          </table:table-cell>
        </table:table-row>
        <table:table-row table:style-name="Table7.11">
          <table:table-cell table:style-name="Table7.A1" office:value-type="string">
            <text:p text:style-name="P204">15</text:p>
          </table:table-cell>
          <table:table-cell table:style-name="Table7.B1" office:value-type="string">
            <text:p text:style-name="P203">{% for recipe in recipes %}</text:p>
          </table:table-cell>
        </table:table-row>
      </table:table>
      <text:p text:style-name="P187"/>
      <text:p text:style-name="P186"/>
      <text:p text:style-name="P188"><text:span text:style-name="T88">Can navigate to </text:span><text:a xlink:type="simple" xlink:href="http://127.0.0.1:8000/static/css/style.css" text:style-name="Internet_20_link" text:visited-style-name="Visited_20_Internet_20_Link">127.0.0.1:8000/static/css/style.css</text:a> <text:span text:style-name="T88">and page is displayed… admin pages are also displayed...</text:span></text:p>
      <text:p text:style-name="P186"/>
      <text:p text:style-name="P186">! <text:s/><text:span text:style-name="T89">after wiping out migrations and database .. we need to recreate superuser !</text:span></text:p>
      <text:p text:style-name="P186"/>
      <text:p text:style-name="P186"/>
      <text:p text:style-name="P80"/>
      <text:p text:style-name="P81">[] Layout ingredients 01 a b c, in a 3x15 table structure, similar to:</text:p>
      <text:p text:style-name="P77"/>
      <text:p text:style-name="P183">&lt;table&gt;</text:p>
      <text:p text:style-name="P180"><text:span text:style-name="T55">    </text:span><text:span text:style-name="T83">&lt;thead&gt;</text:span></text:p>
      <text:p text:style-name="P180"><text:span text:style-name="T55">        </text:span><text:span text:style-name="T83">&lt;tr&gt;</text:span></text:p>
      <text:p text:style-name="P180"><text:span text:style-name="T55">            </text:span><text:span text:style-name="T83">&lt;th&gt;</text:span><text:span text:style-name="T55">Owner</text:span><text:span text:style-name="T83">&lt;/th&gt;</text:span></text:p>
      <text:p text:style-name="P180"><text:span text:style-name="T55">            </text:span><text:span text:style-name="T83">&lt;th&gt;</text:span><text:span text:style-name="T55">Name</text:span><text:span text:style-name="T83">&lt;/th&gt;</text:span></text:p>
      <text:p text:style-name="P180"><text:span text:style-name="T55">            </text:span><text:span text:style-name="T83">&lt;th&gt;</text:span><text:span text:style-name="T55">Actions</text:span><text:span text:style-name="T83">&lt;/th&gt;</text:span></text:p>
      <text:p text:style-name="P180"><text:span text:style-name="T55">        </text:span><text:span text:style-name="T83">&lt;/tr&gt;</text:span></text:p>
      <text:p text:style-name="P180"><text:span text:style-name="T55">    </text:span><text:span text:style-name="T83">&lt;/thead&gt;</text:span></text:p>
      <text:p text:style-name="P180"><text:span text:style-name="T55">    </text:span><text:span text:style-name="T83">&lt;tbody&gt;</text:span></text:p>
      <text:p text:style-name="P171">        {% for recipe in recipes %}</text:p>
      <text:p text:style-name="P180"><text:span text:style-name="T55">        </text:span><text:span text:style-name="T83">&lt;li&gt;</text:span></text:p>
      <text:p text:style-name="P171">            {{ recipe.title }} by {{ recipe.author }}</text:p>
      <text:p text:style-name="P180"><text:span text:style-name="T55">            </text:span><text:span text:style-name="T83">&lt;a</text:span><text:span text:style-name="T55"> </text:span><text:span text:style-name="T84">href</text:span><text:span text:style-name="T55">=</text:span><text:span text:style-name="T79">"{% url 'recipe_update' recipe.pk %}"</text:span><text:span text:style-name="T83">&gt;</text:span><text:span text:style-name="T55">Edit</text:span><text:span text:style-name="T83">&lt;/a&gt;</text:span></text:p>
      <text:p text:style-name="P180"><text:span text:style-name="T55">            </text:span><text:span text:style-name="T83">&lt;a</text:span><text:span text:style-name="T55"> </text:span><text:span text:style-name="T84">href</text:span><text:span text:style-name="T55">=</text:span><text:span text:style-name="T79">"{% url 'recipe_delete' recipe.pk %}"</text:span><text:span text:style-name="T83">&gt;</text:span><text:span text:style-name="T55">Delete</text:span><text:span text:style-name="T83">&lt;/a&gt;</text:span></text:p>
      <text:p text:style-name="P180"><text:span text:style-name="T55">        </text:span><text:span text:style-name="T83">&lt;/li&gt;</text:span></text:p>
      <text:p text:style-name="P171">    {% empty %}</text:p>
      <text:p text:style-name="P180"><text:span text:style-name="T55">        </text:span><text:span text:style-name="T83">&lt;li&gt;</text:span><text:span text:style-name="T55">    </text:span></text:p>
      <text:p text:style-name="P171">            No recipes have been defined</text:p>
      <text:p text:style-name="P180"><text:span text:style-name="T55">        </text:span><text:span text:style-name="T83">&lt;/li&gt;</text:span></text:p>
      <text:p text:style-name="P171">    {% endfor %}</text:p>
      <text:p text:style-name="P180"><text:span text:style-name="T55">    </text:span><text:span text:style-name="T83">&lt;/tbody&gt;</text:span></text:p>
      <text:p text:style-name="P182">&lt;/table&gt;</text:p>
      <text:p text:style-name="P77"/>
      <text:p text:style-name="P76"/>
      <table:table table:name="Table6" table:style-name="Table6">
        <table:table-column table:style-name="Table6.A"/>
        <table:table-column table:style-name="Table6.B"/>
        <table:table-row>
          <table:table-cell table:style-name="Table6.A1" office:value-type="string">
            <text:p text:style-name="P204">1</text:p>
          </table:table-cell>
          <table:table-cell table:style-name="Table6.B1" office:value-type="string">
            <text:p text:style-name="P203">{% extends 'base.html' %}</text:p>
          </table:table-cell>
        </table:table-row>
      </table:table>
      <text:p text:style-name="P73"/>
      <text:p text:style-name="P166">recipe_sizer_app.Recipe.ingr01measunit: (fields.E304) Reverse accessor 'MeasureTypes.recipe_set' for 'recipe_sizer_app.Recipe.ingr01measunit' clashes with reverse accessor for 'recipe_sizer_app.Recipe.ingr04measunit'.</text:p>
      <text:p text:style-name="P166"><text:s text:c="8"/>HINT: Add or change a related_name argument to the definition for 'recipe_sizer_app.Recipe.ingr01measunit' or 'recipe_sizer_app.Recipe.ingr04measunit'.</text:p>
      <text:p text:style-name="P166">recipe_sizer_app.Recipe.ingr01measunit: (fields.E304) Reverse accessor 'MeasureTypes.recipe_set' for 'recipe_sizer_app.Recipe.ingr01measunit' clashes with reverse accessor for 'recipe_sizer_app.Recipe.ingr05measunit'.</text:p>
      <text:p text:style-name="P166"><text:s text:c="8"/>HINT: Add or change a related_name argument to the definition for 'recipe_sizer_app.Recipe.ingr01measunit' or 'recipe_sizer_app.Recipe.ingr05measunit'.</text:p>
      <text:p text:style-name="P166">recipe_sizer_app.Recipe.ingr01measunit: (fields.E304) Reverse accessor 'MeasureTypes.recipe_set' for 'recipe_sizer_app.Recipe.ingr01measunit' clashes with reverse accessor for 'recipe_sizer_app.Recipe.ingr06measunit'.</text:p>
      <text:p text:style-name="P166"><text:s text:c="8"/>HINT: Add or change a related_name argument to the definition for 'recipe_sizer_app.Recipe.ingr01measunit' or 'recipe_sizer_app.Recipe.ingr06measunit'.</text:p>
      <text:p text:style-name="P166">recipe_sizer_app.Recipe.ingr01measunit: (fields.E304) Reverse accessor 'MeasureTypes.recipe_set' for 'recipe_sizer_app.Recipe.ingr01measunit' clashes with reverse accessor for 'recipe_sizer_app.Recipe.ingr08measunit'.</text:p>
      <text:p text:style-name="P166"><text:s text:c="8"/>HINT: Add or change a related_name argument to the definition for 'recipe_sizer_app.Recipe.ingr01measunit' or 'recipe_sizer_app.Recipe.ingr08measunit'.</text:p>
      <text:p text:style-name="P166">recipe_sizer_app.Recipe.ingr01measunit: (fields.E304) Reverse accessor 'MeasureTypes.recipe_set' for 'recipe_sizer_app.Recipe.ingr01measunit' clashes with reverse accessor for 'recipe_sizer_app.Recipe.ingr10measunit'.</text:p>
      <text:p text:style-name="P166"><text:s text:c="8"/>HINT: Add or change a related_name argument to the definition for 'recipe_sizer_app.Recipe.ingr01measunit' or 'recipe_sizer_app.Recipe.ingr10measunit'.</text:p>
      <text:p text:style-name="P166">recipe_sizer_app.Recipe.ingr01measunit: (fields.E304) Reverse accessor 'MeasureTypes.recipe_set' for 'recipe_sizer_app.Recipe.ingr01measunit' clashes with reverse accessor for 'recipe_sizer_app.Recipe.ingr11measunit'.</text:p>
      <text:p text:style-name="P166"><text:s text:c="8"/>HINT: Add or change a related_name argument to the definition for 'recipe_sizer_app.Recipe.ingr01measunit' or 'recipe_sizer_app.Recipe.ingr11measunit'.</text:p>
      <text:p text:style-name="P166">recipe_sizer_app.Recipe.ingr01measunit: (fields.E304) Reverse accessor 'MeasureTypes.recipe_set' for 'recipe_sizer_app.Recipe.ingr01measunit' clashes with reverse accessor for 'recipe_sizer_app.Recipe.ingr12measunit'.</text:p>
      <text:p text:style-name="P166"><text:s text:c="8"/>HINT: Add or change a related_name argument to the definition for 'recipe_sizer_app.Recipe.ingr01measunit' or 'recipe_sizer_app.Recipe.ingr12measunit'.</text:p>
      <text:p text:style-name="P166">recipe_sizer_app.Recipe.ingr01measunit: (fields.E304) Reverse accessor 'MeasureTypes.recipe_set' for 'recipe_sizer_app.Recipe.ingr01measunit' clashes with reverse accessor for 'recipe_sizer_app.Recipe.ingr14measunit'.</text:p>
      <text:p text:style-name="P166"><text:s text:c="8"/>HINT: Add or change a related_name argument to the definition for 'recipe_sizer_app.Recipe.ingr01measunit' or 'recipe_sizer_app.Recipe.ingr14measunit'.</text:p>
      <text:p text:style-name="P166">recipe_sizer_app.Recipe.ingr01measunit: (fields.E304) Reverse accessor 'MeasureTypes.recipe_set' for 'recipe_sizer_app.Recipe.ingr01measunit' clashes with reverse accessor for 'recipe_sizer_app.Recipe.ingr15measunit'.</text:p>
      <text:p text:style-name="P166"><text:s text:c="8"/>HINT: Add or change a related_name argument to the definition for 'recipe_sizer_app.Recipe.ingr01measunit' or 'recipe_sizer_app.Recipe.ingr15measunit'.</text:p>
      <text:p text:style-name="P166">recipe_sizer_app.Recipe.ingr02measunit: (fields.E304) Reverse accessor 'MeasureTypes.recipe_set' for 'recipe_sizer_app.Recipe.ingr02measunit' clashes with reverse accessor for 'recipe_sizer_app.Recipe.ingr01measunit'.</text:p>
      <text:p text:style-name="P166"><text:s text:c="8"/>HINT: Add or change a related_name argument to the definition for 'recipe_sizer_app.Recipe.ingr02measunit' or 'recipe_sizer_app.Recipe.ingr01measunit'.</text:p>
      <text:p text:style-name="P166">recipe_sizer_app.Recipe.ingr02measunit: (fields.E304) Reverse accessor 'MeasureTypes.recipe_set' for 'recipe_sizer_app.Recipe.ingr02measunit' clashes with reverse accessor for 'recipe_sizer_app.Recipe.ingr04measunit'.</text:p>
      <text:p text:style-name="P166"><text:s text:c="8"/>HINT: Add or change a related_name argument to the definition for 'recipe_sizer_app.Recipe.ingr02measunit' or 'recipe_sizer_app.Recipe.ingr04measunit'.</text:p>
      <text:p text:style-name="P166">recipe_sizer_app.Recipe.ingr02measunit: (fields.E304) Reverse accessor 'MeasureTypes.recipe_set' for 'recipe_sizer_app.Recipe.ingr02measunit' clashes with reverse accessor for 'recipe_sizer_app.Recipe.ingr05measunit'.</text:p>
      <text:p text:style-name="P166"><text:s text:c="8"/>HINT: Add or change a related_name argument to the definition for 'recipe_sizer_app.Recipe.ingr02measunit' or 'recipe_sizer_app.Recipe.ingr05measunit'.</text:p>
      <text:p text:style-name="P166">recipe_sizer_app.Recipe.ingr02measunit: (fields.E304) Reverse accessor 'MeasureTypes.recipe_set' for 'recipe_sizer_app.Recipe.ingr02measunit' clashes with reverse accessor for 'recipe_sizer_app.Recipe.ingr06measunit'.</text:p>
      <text:p text:style-name="P166"><text:s text:c="8"/>HINT: Add or change a related_name argument to the definition for 'recipe_sizer_app.Recipe.ingr02measunit' or 'recipe_sizer_app.Recipe.ingr06measunit'.</text:p>
      <text:p text:style-name="P166">recipe_sizer_app.Recipe.ingr02measunit: (fields.E304) Reverse accessor 'MeasureTypes.recipe_set' for 'recipe_sizer_app.Recipe.ingr02measunit' clashes with reverse accessor for 'recipe_sizer_app.Recipe.ingr08measunit'.</text:p>
      <text:p text:style-name="P166"><text:s text:c="8"/>HINT: Add or change a related_name argument to the definition for 'recipe_sizer_app.Recipe.ingr02measunit' or 'recipe_sizer_app.Recipe.ingr08measunit'.</text:p>
      <text:p text:style-name="P166">recipe_sizer_app.Recipe.ingr02measunit: (fields.E304) Reverse accessor 'MeasureTypes.recipe_set' for 'recipe_sizer_app.Recipe.ingr02measunit' clashes with reverse accessor for 'recipe_sizer_app.Recipe.ingr10measunit'.</text:p>
      <text:p text:style-name="P166"><text:s text:c="8"/>HINT: Add or change a related_name argument to the definition for 'recipe_sizer_app.Recipe.ingr02measunit' or 'recipe_sizer_app.Recipe.ingr10measunit'.</text:p>
      <text:p text:style-name="P166">recipe_sizer_app.Recipe.ingr02measunit: (fields.E304) Reverse accessor 'MeasureTypes.recipe_set' for 'recipe_sizer_app.Recipe.ingr02measunit' clashes with reverse accessor for 'recipe_sizer_app.Recipe.ingr11measunit'.</text:p>
      <text:p text:style-name="P166"><text:s text:c="8"/>HINT: Add or change a related_name argument to the definition for 'recipe_sizer_app.Recipe.ingr02measunit' or 'recipe_sizer_app.Recipe.ingr11measunit'.</text:p>
      <text:p text:style-name="P166">recipe_sizer_app.Recipe.ingr02measunit: (fields.E304) Reverse accessor 'MeasureTypes.recipe_set' for 'recipe_sizer_app.Recipe.ingr02measunit' clashes with reverse accessor for 'recipe_sizer_app.Recipe.ingr12measunit'.</text:p>
      <text:p text:style-name="P166"><text:s text:c="8"/>HINT: Add or change a related_name argument to the definition for 'recipe_sizer_app.Recipe.ingr02measunit' or 'recipe_sizer_app.Recipe.ingr12measunit'.</text:p>
      <text:p text:style-name="P166">recipe_sizer_app.Recipe.ingr02measunit: (fields.E304) Reverse accessor 'MeasureTypes.recipe_set' for 'recipe_sizer_app.Recipe.ingr02measunit' clashes with reverse accessor for 'recipe_sizer_app.Recipe.ingr14measunit'.</text:p>
      <text:p text:style-name="P166"><text:s text:c="8"/>HINT: Add or change a related_name argument to the definition for 'recipe_sizer_app.Recipe.ingr02measunit' or 'recipe_sizer_app.Recipe.ingr14measunit'.</text:p>
      <text:p text:style-name="P166">recipe_sizer_app.Recipe.ingr02measunit: (fields.E304) Reverse accessor 'MeasureTypes.recipe_set' for 'recipe_sizer_app.Recipe.ingr02measunit' clashes with reverse accessor for 'recipe_sizer_app.Recipe.ingr15measunit'.</text:p>
      <text:p text:style-name="P166"><text:s text:c="8"/>HINT: Add or change a related_name argument to the definition for 'recipe_sizer_app.Recipe.ingr02measunit' or 'recipe_sizer_app.Recipe.ingr15measunit'.</text:p>
      <text:p text:style-name="P166">recipe_sizer_app.Recipe.ingr04measunit: (fields.E304) Reverse accessor 'MeasureTypes.recipe_set' for 'recipe_sizer_app.Recipe.ingr04measunit' clashes with reverse accessor for 'recipe_sizer_app.Recipe.ingr01measunit'.</text:p>
      <text:p text:style-name="P166"><text:s text:c="8"/>HINT: Add or change a related_name argument to the definition for 'recipe_sizer_app.Recipe.ingr04measunit' or 'recipe_sizer_app.Recipe.ingr01measunit'.</text:p>
      <text:p text:style-name="P166">recipe_sizer_app.Recipe.ingr04measunit: (fields.E304) Reverse accessor 'MeasureTypes.recipe_set' for 'recipe_sizer_app.Recipe.ingr04measunit' clashes with reverse accessor for 'recipe_sizer_app.Recipe.ingr02measunit'.</text:p>
      <text:p text:style-name="P166"><text:s text:c="8"/>HINT: Add or change a related_name argument to the definition for 'recipe_sizer_app.Recipe.ingr04measunit' or 'recipe_sizer_app.Recipe.ingr02measunit'.</text:p>
      <text:p text:style-name="P166">recipe_sizer_app.Recipe.ingr04measunit: (fields.E304) Reverse accessor 'MeasureTypes.recipe_set' for 'recipe_sizer_app.Recipe.ingr04measunit' clashes with reverse accessor for 'recipe_sizer_app.Recipe.ingr05measunit'.</text:p>
      <text:p text:style-name="P166"><text:s text:c="8"/>HINT: Add or change a related_name argument to the definition for 'recipe_sizer_app.Recipe.ingr04measunit' or 'recipe_sizer_app.Recipe.ingr05measunit'.</text:p>
      <text:p text:style-name="P166">recipe_sizer_app.Recipe.ingr04measunit: (fields.E304) Reverse accessor 'MeasureTypes.recipe_set' for 'recipe_sizer_app.Recipe.ingr04measunit' clashes with reverse accessor for 'recipe_sizer_app.Recipe.ingr06measunit'.</text:p>
      <text:p text:style-name="P166"><text:s text:c="8"/>HINT: Add or change a related_name argument to the definition for 'recipe_sizer_app.Recipe.ingr04measunit' or 'recipe_sizer_app.Recipe.ingr06measunit'.</text:p>
      <text:p text:style-name="P166">recipe_sizer_app.Recipe.ingr04measunit: (fields.E304) Reverse accessor 'MeasureTypes.recipe_set' for 'recipe_sizer_app.Recipe.ingr04measunit' clashes with reverse accessor for 'recipe_sizer_app.Recipe.ingr08measunit'.</text:p>
      <text:p text:style-name="P166"><text:s text:c="8"/>HINT: Add or change a related_name argument to the definition for 'recipe_sizer_app.Recipe.ingr04measunit' or 'recipe_sizer_app.Recipe.ingr08measunit'.</text:p>
      <text:p text:style-name="P166">recipe_sizer_app.Recipe.ingr04measunit: (fields.E304) Reverse accessor 'MeasureTypes.recipe_set' for 'recipe_sizer_app.Recipe.ingr04measunit' clashes with reverse accessor for 'recipe_sizer_app.Recipe.ingr10measunit'.</text:p>
      <text:p text:style-name="P166"><text:s text:c="8"/>HINT: Add or change a related_name argument to the definition for 'recipe_sizer_app.Recipe.ingr04measunit' or 'recipe_sizer_app.Recipe.ingr10measunit'.</text:p>
      <text:p text:style-name="P166">recipe_sizer_app.Recipe.ingr04measunit: (fields.E304) Reverse accessor 'MeasureTypes.recipe_set' for 'recipe_sizer_app.Recipe.ingr04measunit' clashes with reverse accessor for 'recipe_sizer_app.Recipe.ingr11measunit'.</text:p>
      <text:p text:style-name="P166"><text:s text:c="8"/>HINT: Add or change a related_name argument to the definition for 'recipe_sizer_app.Recipe.ingr04measunit' or 'recipe_sizer_app.Recipe.ingr11measunit'.</text:p>
      <text:p text:style-name="P166">recipe_sizer_app.Recipe.ingr04measunit: (fields.E304) Reverse accessor 'MeasureTypes.recipe_set' for 'recipe_sizer_app.Recipe.ingr04measunit' clashes with reverse accessor for 'recipe_sizer_app.Recipe.ingr12measunit'.</text:p>
      <text:p text:style-name="P166"><text:s text:c="8"/>HINT: Add or change a related_name argument to the definition for 'recipe_sizer_app.Recipe.ingr04measunit' or 'recipe_sizer_app.Recipe.ingr12measunit'.</text:p>
      <text:p text:style-name="P166">recipe_sizer_app.Recipe.ingr04measunit: (fields.E304) Reverse accessor 'MeasureTypes.recipe_set' for 'recipe_sizer_app.Recipe.ingr04measunit' clashes with reverse accessor for 'recipe_sizer_app.Recipe.ingr14measunit'.</text:p>
      <text:p text:style-name="P166"><text:s text:c="8"/>HINT: Add or change a related_name argument to the definition for 'recipe_sizer_app.Recipe.ingr04measunit' or 'recipe_sizer_app.Recipe.ingr14measunit'.</text:p>
      <text:p text:style-name="P166">recipe_sizer_app.Recipe.ingr04measunit: (fields.E304) Reverse accessor 'MeasureTypes.recipe_set' for 'recipe_sizer_app.Recipe.ingr04measunit' clashes with reverse accessor for 'recipe_sizer_app.Recipe.ingr15measunit'.</text:p>
      <text:p text:style-name="P166"><text:s text:c="8"/>HINT: Add or change a related_name argument to the definition for 'recipe_sizer_app.Recipe.ingr04measunit' or 'recipe_sizer_app.Recipe.ingr15measunit'.</text:p>
      <text:p text:style-name="P166">recipe_sizer_app.Recipe.ingr05measunit: (fields.E304) Reverse accessor 'MeasureTypes.recipe_set' for 'recipe_sizer_app.Recipe.ingr05measunit' clashes with reverse accessor for 'recipe_sizer_app.Recipe.ingr01measunit'.</text:p>
      <text:p text:style-name="P166"><text:s text:c="8"/>HINT: Add or change a related_name argument to the definition for 'recipe_sizer_app.Recipe.ingr05measunit' or 'recipe_sizer_app.Recipe.ingr01measunit'.</text:p>
      <text:p text:style-name="P166">recipe_sizer_app.Recipe.ingr05measunit: (fields.E304) Reverse accessor 'MeasureTypes.recipe_set' for 'recipe_sizer_app.Recipe.ingr05measunit' clashes with reverse accessor for 'recipe_sizer_app.Recipe.ingr02measunit'.</text:p>
      <text:p text:style-name="P166"><text:s text:c="8"/>HINT: Add or change a related_name argument to the definition for 'recipe_sizer_app.Recipe.ingr05measunit' or 'recipe_sizer_app.Recipe.ingr02measunit'.</text:p>
      <text:p text:style-name="P166">recipe_sizer_app.Recipe.ingr05measunit: (fields.E304) Reverse accessor 'MeasureTypes.recipe_set' for 'recipe_sizer_app.Recipe.ingr05measunit' clashes with reverse accessor for 'recipe_sizer_app.Recipe.ingr04measunit'.</text:p>
      <text:p text:style-name="P166"><text:s text:c="8"/>HINT: Add or change a related_name argument to the definition for 'recipe_sizer_app.Recipe.ingr05measunit' or 'recipe_sizer_app.Recipe.ingr04measunit'.</text:p>
      <text:p text:style-name="P166">recipe_sizer_app.Recipe.ingr05measunit: (fields.E304) Reverse accessor 'MeasureTypes.recipe_set' for 'recipe_sizer_app.Recipe.ingr05measunit' clashes with reverse accessor for 'recipe_sizer_app.Recipe.ingr06measunit'.</text:p>
      <text:p text:style-name="P166"><text:s text:c="8"/>HINT: Add or change a related_name argument to the definition for 'recipe_sizer_app.Recipe.ingr05measunit' or 'recipe_sizer_app.Recipe.ingr06measunit'.</text:p>
      <text:p text:style-name="P166">recipe_sizer_app.Recipe.ingr05measunit: (fields.E304) Reverse accessor 'MeasureTypes.recipe_set' for 'recipe_sizer_app.Recipe.ingr05measunit' clashes with reverse accessor for 'recipe_sizer_app.Recipe.ingr08measunit'.</text:p>
      <text:p text:style-name="P166"><text:s text:c="8"/>HINT: Add or change a related_name argument to the definition for 'recipe_sizer_app.Recipe.ingr05measunit' or 'recipe_sizer_app.Recipe.ingr08measunit'.</text:p>
      <text:p text:style-name="P166">recipe_sizer_app.Recipe.ingr05measunit: (fields.E304) Reverse accessor 'MeasureTypes.recipe_set' for 'recipe_sizer_app.Recipe.ingr05measunit' clashes with reverse accessor for 'recipe_sizer_app.Recipe.ingr10measunit'.</text:p>
      <text:p text:style-name="P166"><text:s text:c="8"/>HINT: Add or change a related_name argument to the definition for 'recipe_sizer_app.Recipe.ingr05measunit' or 'recipe_sizer_app.Recipe.ingr10measunit'.</text:p>
      <text:p text:style-name="P166">recipe_sizer_app.Recipe.ingr05measunit: (fields.E304) Reverse accessor 'MeasureTypes.recipe_set' for 'recipe_sizer_app.Recipe.ingr05measunit' clashes with reverse accessor for 'recipe_sizer_app.Recipe.ingr11measunit'.</text:p>
      <text:p text:style-name="P166"><text:s text:c="8"/>HINT: Add or change a related_name argument to the definition for 'recipe_sizer_app.Recipe.ingr05measunit' or 'recipe_sizer_app.Recipe.ingr11measunit'.</text:p>
      <text:p text:style-name="P166">recipe_sizer_app.Recipe.ingr05measunit: (fields.E304) Reverse accessor 'MeasureTypes.recipe_set' for 'recipe_sizer_app.Recipe.ingr05measunit' clashes with reverse accessor for 'recipe_sizer_app.Recipe.ingr12measunit'.</text:p>
      <text:p text:style-name="P166"><text:s text:c="8"/>HINT: Add or change a related_name argument to the definition for 'recipe_sizer_app.Recipe.ingr05measunit' or 'recipe_sizer_app.Recipe.ingr12measunit'.</text:p>
      <text:p text:style-name="P166">recipe_sizer_app.Recipe.ingr05measunit: (fields.E304) Reverse accessor 'MeasureTypes.recipe_set' for 'recipe_sizer_app.Recipe.ingr05measunit' clashes with reverse accessor for 'recipe_sizer_app.Recipe.ingr14measunit'.</text:p>
      <text:p text:style-name="P166"><text:s text:c="8"/>HINT: Add or change a related_name argument to the definition for 'recipe_sizer_app.Recipe.ingr05measunit' or 'recipe_sizer_app.Recipe.ingr14measunit'.</text:p>
      <text:p text:style-name="P166">recipe_sizer_app.Recipe.ingr05measunit: (fields.E304) Reverse accessor 'MeasureTypes.recipe_set' for 'recipe_sizer_app.Recipe.ingr05measunit' clashes with reverse accessor for 'recipe_sizer_app.Recipe.ingr15measunit'.</text:p>
      <text:p text:style-name="P166"><text:s text:c="8"/>HINT: Add or change a related_name argument to the definition for 'recipe_sizer_app.Recipe.ingr05measunit' or 'recipe_sizer_app.Recipe.ingr15measunit'.</text:p>
      <text:p text:style-name="P166">recipe_sizer_app.Recipe.ingr06measunit: (fields.E304) Reverse accessor 'MeasureTypes.recipe_set' for 'recipe_sizer_app.Recipe.ingr06measunit' clashes with reverse accessor for 'recipe_sizer_app.Recipe.ingr01measunit'.</text:p>
      <text:p text:style-name="P166"><text:s text:c="8"/>HINT: Add or change a related_name argument to the definition for 'recipe_sizer_app.Recipe.ingr06measunit' or 'recipe_sizer_app.Recipe.ingr01measunit'.</text:p>
      <text:p text:style-name="P166">recipe_sizer_app.Recipe.ingr06measunit: (fields.E304) Reverse accessor 'MeasureTypes.recipe_set' for 'recipe_sizer_app.Recipe.ingr06measunit' clashes with reverse accessor for 'recipe_sizer_app.Recipe.ingr02measunit'.</text:p>
      <text:p text:style-name="P166"><text:s text:c="8"/>HINT: Add or change a related_name argument to the definition for 'recipe_sizer_app.Recipe.ingr06measunit' or 'recipe_sizer_app.Recipe.ingr02measunit'.</text:p>
      <text:p text:style-name="P166">recipe_sizer_app.Recipe.ingr06measunit: (fields.E304) Reverse accessor 'MeasureTypes.recipe_set' for 'recipe_sizer_app.Recipe.ingr06measunit' clashes with reverse accessor for 'recipe_sizer_app.Recipe.ingr04measunit'.</text:p>
      <text:p text:style-name="P166"><text:s text:c="8"/>HINT: Add or change a related_name argument to the definition for 'recipe_sizer_app.Recipe.ingr06measunit' or 'recipe_sizer_app.Recipe.ingr04measunit'.</text:p>
      <text:p text:style-name="P166">recipe_sizer_app.Recipe.ingr06measunit: (fields.E304) Reverse accessor 'MeasureTypes.recipe_set' for 'recipe_sizer_app.Recipe.ingr06measunit' clashes with reverse accessor for 'recipe_sizer_app.Recipe.ingr05measunit'.</text:p>
      <text:p text:style-name="P166"><text:s text:c="8"/>HINT: Add or change a related_name argument to the definition for 'recipe_sizer_app.Recipe.ingr06measunit' or 'recipe_sizer_app.Recipe.ingr05measunit'.</text:p>
      <text:p text:style-name="P166">recipe_sizer_app.Recipe.ingr06measunit: (fields.E304) Reverse accessor 'MeasureTypes.recipe_set' for 'recipe_sizer_app.Recipe.ingr06measunit' clashes with reverse accessor for 'recipe_sizer_app.Recipe.ingr08measunit'.</text:p>
      <text:p text:style-name="P166"><text:s text:c="8"/>HINT: Add or change a related_name argument to the definition for 'recipe_sizer_app.Recipe.ingr06measunit' or 'recipe_sizer_app.Recipe.ingr08measunit'.</text:p>
      <text:p text:style-name="P166">recipe_sizer_app.Recipe.ingr06measunit: (fields.E304) Reverse accessor 'MeasureTypes.recipe_set' for 'recipe_sizer_app.Recipe.ingr06measunit' clashes with reverse accessor for 'recipe_sizer_app.Recipe.ingr10measunit'.</text:p>
      <text:p text:style-name="P166"><text:s text:c="8"/>HINT: Add or change a related_name argument to the definition for 'recipe_sizer_app.Recipe.ingr06measunit' or 'recipe_sizer_app.Recipe.ingr10measunit'.</text:p>
      <text:p text:style-name="P166">recipe_sizer_app.Recipe.ingr06measunit: (fields.E304) Reverse accessor 'MeasureTypes.recipe_set' for 'recipe_sizer_app.Recipe.ingr06measunit' clashes with reverse accessor for 'recipe_sizer_app.Recipe.ingr11measunit'.</text:p>
      <text:p text:style-name="P166"><text:s text:c="8"/>HINT: Add or change a related_name argument to the definition for 'recipe_sizer_app.Recipe.ingr06measunit' or 'recipe_sizer_app.Recipe.ingr11measunit'.</text:p>
      <text:p text:style-name="P166">recipe_sizer_app.Recipe.ingr06measunit: (fields.E304) Reverse accessor 'MeasureTypes.recipe_set' for 'recipe_sizer_app.Recipe.ingr06measunit' clashes with reverse accessor for 'recipe_sizer_app.Recipe.ingr12measunit'.</text:p>
      <text:p text:style-name="P166"><text:s text:c="8"/>HINT: Add or change a related_name argument to the definition for 'recipe_sizer_app.Recipe.ingr06measunit' or 'recipe_sizer_app.Recipe.ingr12measunit'.</text:p>
      <text:p text:style-name="P166">recipe_sizer_app.Recipe.ingr06measunit: (fields.E304) Reverse accessor 'MeasureTypes.recipe_set' for 'recipe_sizer_app.Recipe.ingr06measunit' clashes with reverse accessor for 'recipe_sizer_app.Recipe.ingr14measunit'.</text:p>
      <text:p text:style-name="P166"><text:s text:c="8"/>HINT: Add or change a related_name argument to the definition for 'recipe_sizer_app.Recipe.ingr06measunit' or 'recipe_sizer_app.Recipe.ingr14measunit'.</text:p>
      <text:p text:style-name="P166">recipe_sizer_app.Recipe.ingr06measunit: (fields.E304) Reverse accessor 'MeasureTypes.recipe_set' for 'recipe_sizer_app.Recipe.ingr06measunit' clashes with reverse accessor for 'recipe_sizer_app.Recipe.ingr15measunit'.</text:p>
      <text:p text:style-name="P166"><text:s text:c="8"/>HINT: Add or change a related_name argument to the definition for 'recipe_sizer_app.Recipe.ingr06measunit' or 'recipe_sizer_app.Recipe.ingr15measunit'.</text:p>
      <text:p text:style-name="P166">recipe_sizer_app.Recipe.ingr08measunit: (fields.E304) Reverse accessor 'MeasureTypes.recipe_set' for 'recipe_sizer_app.Recipe.ingr08measunit' clashes with reverse accessor for 'recipe_sizer_app.Recipe.ingr01measunit'.</text:p>
      <text:p text:style-name="P166"><text:s text:c="8"/>HINT: Add or change a related_name argument to the definition for 'recipe_sizer_app.Recipe.ingr08measunit' or 'recipe_sizer_app.Recipe.ingr01measunit'.</text:p>
      <text:p text:style-name="P166">recipe_sizer_app.Recipe.ingr08measunit: (fields.E304) Reverse accessor 'MeasureTypes.recipe_set' for 'recipe_sizer_app.Recipe.ingr08measunit' clashes with reverse accessor for 'recipe_sizer_app.Recipe.ingr02measunit'.</text:p>
      <text:p text:style-name="P166"><text:s text:c="8"/>HINT: Add or change a related_name argument to the definition for 'recipe_sizer_app.Recipe.ingr08measunit' or 'recipe_sizer_app.Recipe.ingr02measunit'.</text:p>
      <text:p text:style-name="P166">recipe_sizer_app.Recipe.ingr08measunit: (fields.E304) Reverse accessor 'MeasureTypes.recipe_set' for 'recipe_sizer_app.Recipe.ingr08measunit' clashes with reverse accessor for 'recipe_sizer_app.Recipe.ingr04measunit'.</text:p>
      <text:p text:style-name="P166"><text:s text:c="8"/>HINT: Add or change a related_name argument to the definition for 'recipe_sizer_app.Recipe.ingr08measunit' or 'recipe_sizer_app.Recipe.ingr04measunit'.</text:p>
      <text:p text:style-name="P166">recipe_sizer_app.Recipe.ingr08measunit: (fields.E304) Reverse accessor 'MeasureTypes.recipe_set' for 'recipe_sizer_app.Recipe.ingr08measunit' clashes with reverse accessor for 'recipe_sizer_app.Recipe.ingr05measunit'.</text:p>
      <text:p text:style-name="P166"><text:s text:c="8"/>HINT: Add or change a related_name argument to the definition for 'recipe_sizer_app.Recipe.ingr08measunit' or 'recipe_sizer_app.Recipe.ingr05measunit'.</text:p>
      <text:p text:style-name="P166">recipe_sizer_app.Recipe.ingr08measunit: (fields.E304) Reverse accessor 'MeasureTypes.recipe_set' for 'recipe_sizer_app.Recipe.ingr08measunit' clashes with reverse accessor for 'recipe_sizer_app.Recipe.ingr06measunit'.</text:p>
      <text:p text:style-name="P166"><text:s text:c="8"/>HINT: Add or change a related_name argument to the definition for 'recipe_sizer_app.Recipe.ingr08measunit' or 'recipe_sizer_app.Recipe.ingr06measunit'.</text:p>
      <text:p text:style-name="P166">recipe_sizer_app.Recipe.ingr08measunit: (fields.E304) Reverse accessor 'MeasureTypes.recipe_set' for 'recipe_sizer_app.Recipe.ingr08measunit' clashes with reverse accessor for 'recipe_sizer_app.Recipe.ingr10measunit'.</text:p>
      <text:p text:style-name="P166"><text:s text:c="8"/>HINT: Add or change a related_name argument to the definition for 'recipe_sizer_app.Recipe.ingr08measunit' or 'recipe_sizer_app.Recipe.ingr10measunit'.</text:p>
      <text:p text:style-name="P166">recipe_sizer_app.Recipe.ingr08measunit: (fields.E304) Reverse accessor 'MeasureTypes.recipe_set' for 'recipe_sizer_app.Recipe.ingr08measunit' clashes with reverse accessor for 'recipe_sizer_app.Recipe.ingr11measunit'.</text:p>
      <text:p text:style-name="P166"><text:s text:c="8"/>HINT: Add or change a related_name argument to the definition for 'recipe_sizer_app.Recipe.ingr08measunit' or 'recipe_sizer_app.Recipe.ingr11measunit'.</text:p>
      <text:p text:style-name="P166">recipe_sizer_app.Recipe.ingr08measunit: (fields.E304) Reverse accessor 'MeasureTypes.recipe_set' for 'recipe_sizer_app.Recipe.ingr08measunit' clashes with reverse accessor for 'recipe_sizer_app.Recipe.ingr12measunit'.</text:p>
      <text:p text:style-name="P166"><text:s text:c="8"/>HINT: Add or change a related_name argument to the definition for 'recipe_sizer_app.Recipe.ingr08measunit' or 'recipe_sizer_app.Recipe.ingr12measunit'.</text:p>
      <text:p text:style-name="P166">recipe_sizer_app.Recipe.ingr08measunit: (fields.E304) Reverse accessor 'MeasureTypes.recipe_set' for 'recipe_sizer_app.Recipe.ingr08measunit' clashes with reverse accessor for 'recipe_sizer_app.Recipe.ingr14measunit'.</text:p>
      <text:p text:style-name="P166"><text:s text:c="8"/>HINT: Add or change a related_name argument to the definition for 'recipe_sizer_app.Recipe.ingr08measunit' or 'recipe_sizer_app.Recipe.ingr14measunit'.</text:p>
      <text:p text:style-name="P166">recipe_sizer_app.Recipe.ingr08measunit: (fields.E304) Reverse accessor 'MeasureTypes.recipe_set' for 'recipe_sizer_app.Recipe.ingr08measunit' clashes with reverse accessor for 'recipe_sizer_app.Recipe.ingr15measunit'.</text:p>
      <text:p text:style-name="P166"><text:s text:c="8"/>HINT: Add or change a related_name argument to the definition for 'recipe_sizer_app.Recipe.ingr08measunit' or 'recipe_sizer_app.Recipe.ingr15measunit'.</text:p>
      <text:p text:style-name="P166">recipe_sizer_app.Recipe.ingr10measunit: (fields.E304) Reverse accessor 'MeasureTypes.recipe_set' for 'recipe_sizer_app.Recipe.ingr10measunit' clashes with reverse accessor for 'recipe_sizer_app.Recipe.ingr01measunit'.</text:p>
      <text:p text:style-name="P166"><text:s text:c="8"/>HINT: Add or change a related_name argument to the definition for 'recipe_sizer_app.Recipe.ingr10measunit' or 'recipe_sizer_app.Recipe.ingr01measunit'.</text:p>
      <text:p text:style-name="P166">recipe_sizer_app.Recipe.ingr10measunit: (fields.E304) Reverse accessor 'MeasureTypes.recipe_set' for 'recipe_sizer_app.Recipe.ingr10measunit' clashes with reverse accessor for 'recipe_sizer_app.Recipe.ingr02measunit'.</text:p>
      <text:p text:style-name="P166"><text:s text:c="8"/>HINT: Add or change a related_name argument to the definition for 'recipe_sizer_app.Recipe.ingr10measunit' or 'recipe_sizer_app.Recipe.ingr02measunit'.</text:p>
      <text:p text:style-name="P166">recipe_sizer_app.Recipe.ingr10measunit: (fields.E304) Reverse accessor 'MeasureTypes.recipe_set' for 'recipe_sizer_app.Recipe.ingr10measunit' clashes with reverse accessor for 'recipe_sizer_app.Recipe.ingr04measunit'.</text:p>
      <text:p text:style-name="P166"><text:s text:c="8"/>HINT: Add or change a related_name argument to the definition for 'recipe_sizer_app.Recipe.ingr10measunit' or 'recipe_sizer_app.Recipe.ingr04measunit'.</text:p>
      <text:p text:style-name="P166">recipe_sizer_app.Recipe.ingr10measunit: (fields.E304) Reverse accessor 'MeasureTypes.recipe_set' for 'recipe_sizer_app.Recipe.ingr10measunit' clashes with reverse accessor for 'recipe_sizer_app.Recipe.ingr05measunit'.</text:p>
      <text:p text:style-name="P166"><text:s text:c="8"/>HINT: Add or change a related_name argument to the definition for 'recipe_sizer_app.Recipe.ingr10measunit' or 'recipe_sizer_app.Recipe.ingr05measunit'.</text:p>
      <text:p text:style-name="P166">recipe_sizer_app.Recipe.ingr10measunit: (fields.E304) Reverse accessor 'MeasureTypes.recipe_set' for 'recipe_sizer_app.Recipe.ingr10measunit' clashes with reverse accessor for 'recipe_sizer_app.Recipe.ingr06measunit'.</text:p>
      <text:p text:style-name="P166"><text:s text:c="8"/>HINT: Add or change a related_name argument to the definition for 'recipe_sizer_app.Recipe.ingr10measunit' or 'recipe_sizer_app.Recipe.ingr06measunit'.</text:p>
      <text:p text:style-name="P166">recipe_sizer_app.Recipe.ingr10measunit: (fields.E304) Reverse accessor 'MeasureTypes.recipe_set' for 'recipe_sizer_app.Recipe.ingr10measunit' clashes with reverse accessor for 'recipe_sizer_app.Recipe.ingr08measunit'.</text:p>
      <text:p text:style-name="P166"><text:s text:c="8"/>HINT: Add or change a related_name argument to the definition for 'recipe_sizer_app.Recipe.ingr10measunit' or 'recipe_sizer_app.Recipe.ingr08measunit'.</text:p>
      <text:p text:style-name="P166">recipe_sizer_app.Recipe.ingr10measunit: (fields.E304) Reverse accessor 'MeasureTypes.recipe_set' for 'recipe_sizer_app.Recipe.ingr10measunit' clashes with reverse accessor for 'recipe_sizer_app.Recipe.ingr11measunit'.</text:p>
      <text:p text:style-name="P166"><text:s text:c="8"/>HINT: Add or change a related_name argument to the definition for 'recipe_sizer_app.Recipe.ingr10measunit' or 'recipe_sizer_app.Recipe.ingr11measunit'.</text:p>
      <text:p text:style-name="P166">recipe_sizer_app.Recipe.ingr10measunit: (fields.E304) Reverse accessor 'MeasureTypes.recipe_set' for 'recipe_sizer_app.Recipe.ingr10measunit' clashes with reverse accessor for 'recipe_sizer_app.Recipe.ingr12measunit'.</text:p>
      <text:p text:style-name="P166"><text:s text:c="8"/>HINT: Add or change a related_name argument to the definition for 'recipe_sizer_app.Recipe.ingr10measunit' or 'recipe_sizer_app.Recipe.ingr12measunit'.</text:p>
      <text:p text:style-name="P166">recipe_sizer_app.Recipe.ingr10measunit: (fields.E304) Reverse accessor 'MeasureTypes.recipe_set' for 'recipe_sizer_app.Recipe.ingr10measunit' clashes with reverse accessor for 'recipe_sizer_app.Recipe.ingr14measunit'.</text:p>
      <text:p text:style-name="P166"><text:s text:c="8"/>HINT: Add or change a related_name argument to the definition for 'recipe_sizer_app.Recipe.ingr10measunit' or 'recipe_sizer_app.Recipe.ingr14measunit'.</text:p>
      <text:p text:style-name="P166">recipe_sizer_app.Recipe.ingr10measunit: (fields.E304) Reverse accessor 'MeasureTypes.recipe_set' for 'recipe_sizer_app.Recipe.ingr10measunit' clashes with reverse accessor for 'recipe_sizer_app.Recipe.ingr15measunit'.</text:p>
      <text:p text:style-name="P166"><text:s text:c="8"/>HINT: Add or change a related_name argument to the definition for 'recipe_sizer_app.Recipe.ingr10measunit' or 'recipe_sizer_app.Recipe.ingr15measunit'.</text:p>
      <text:p text:style-name="P166">recipe_sizer_app.Recipe.ingr11measunit: (fields.E304) Reverse accessor 'MeasureTypes.recipe_set' for 'recipe_sizer_app.Recipe.ingr11measunit' clashes with reverse accessor for 'recipe_sizer_app.Recipe.ingr01measunit'.</text:p>
      <text:p text:style-name="P166"><text:s text:c="8"/>HINT: Add or change a related_name argument to the definition for 'recipe_sizer_app.Recipe.ingr11measunit' or 'recipe_sizer_app.Recipe.ingr01measunit'.</text:p>
      <text:p text:style-name="P166">recipe_sizer_app.Recipe.ingr11measunit: (fields.E304) Reverse accessor 'MeasureTypes.recipe_set' for 'recipe_sizer_app.Recipe.ingr11measunit' clashes with reverse accessor for 'recipe_sizer_app.Recipe.ingr02measunit'.</text:p>
      <text:p text:style-name="P166"><text:s text:c="8"/>HINT: Add or change a related_name argument to the definition for 'recipe_sizer_app.Recipe.ingr11measunit' or 'recipe_sizer_app.Recipe.ingr02measunit'.</text:p>
      <text:p text:style-name="P166">recipe_sizer_app.Recipe.ingr11measunit: (fields.E304) Reverse accessor 'MeasureTypes.recipe_set' for 'recipe_sizer_app.Recipe.ingr11measunit' clashes with reverse accessor for 'recipe_sizer_app.Recipe.ingr04measunit'.</text:p>
      <text:p text:style-name="P166"><text:s text:c="8"/>HINT: Add or change a related_name argument to the definition for 'recipe_sizer_app.Recipe.ingr11measunit' or 'recipe_sizer_app.Recipe.ingr04measunit'.</text:p>
      <text:p text:style-name="P166">recipe_sizer_app.Recipe.ingr11measunit: (fields.E304) Reverse accessor 'MeasureTypes.recipe_set' for 'recipe_sizer_app.Recipe.ingr11measunit' clashes with reverse accessor for 'recipe_sizer_app.Recipe.ingr05measunit'.</text:p>
      <text:p text:style-name="P166"><text:s text:c="8"/>HINT: Add or change a related_name argument to the definition for 'recipe_sizer_app.Recipe.ingr11measunit' or 'recipe_sizer_app.Recipe.ingr05measunit'.</text:p>
      <text:p text:style-name="P166">recipe_sizer_app.Recipe.ingr11measunit: (fields.E304) Reverse accessor 'MeasureTypes.recipe_set' for 'recipe_sizer_app.Recipe.ingr11measunit' clashes with reverse accessor for 'recipe_sizer_app.Recipe.ingr06measunit'.</text:p>
      <text:p text:style-name="P166"><text:s text:c="8"/>HINT: Add or change a related_name argument to the definition for 'recipe_sizer_app.Recipe.ingr11measunit' or 'recipe_sizer_app.Recipe.ingr06measunit'.</text:p>
      <text:p text:style-name="P166">recipe_sizer_app.Recipe.ingr11measunit: (fields.E304) Reverse accessor 'MeasureTypes.recipe_set' for 'recipe_sizer_app.Recipe.ingr11measunit' clashes with reverse accessor for 'recipe_sizer_app.Recipe.ingr08measunit'.</text:p>
      <text:p text:style-name="P166"><text:s text:c="8"/>HINT: Add or change a related_name argument to the definition for 'recipe_sizer_app.Recipe.ingr11measunit' or 'recipe_sizer_app.Recipe.ingr08measunit'.</text:p>
      <text:p text:style-name="P166">recipe_sizer_app.Recipe.ingr11measunit: (fields.E304) Reverse accessor 'MeasureTypes.recipe_set' for 'recipe_sizer_app.Recipe.ingr11measunit' clashes with reverse accessor for 'recipe_sizer_app.Recipe.ingr10measunit'.</text:p>
      <text:p text:style-name="P166"><text:s text:c="8"/>HINT: Add or change a related_name argument to the definition for 'recipe_sizer_app.Recipe.ingr11measunit' or 'recipe_sizer_app.Recipe.ingr10measunit'.</text:p>
      <text:p text:style-name="P166">recipe_sizer_app.Recipe.ingr11measunit: (fields.E304) Reverse accessor 'MeasureTypes.recipe_set' for 'recipe_sizer_app.Recipe.ingr11measunit' clashes with reverse accessor for 'recipe_sizer_app.Recipe.ingr12measunit'.</text:p>
      <text:p text:style-name="P166"><text:s text:c="8"/>HINT: Add or change a related_name argument to the definition for 'recipe_sizer_app.Recipe.ingr11measunit' or 'recipe_sizer_app.Recipe.ingr12measunit'.</text:p>
      <text:p text:style-name="P166">recipe_sizer_app.Recipe.ingr11measunit: (fields.E304) Reverse accessor 'MeasureTypes.recipe_set' for 'recipe_sizer_app.Recipe.ingr11measunit' clashes with reverse accessor for 'recipe_sizer_app.Recipe.ingr14measunit'.</text:p>
      <text:p text:style-name="P166"><text:s text:c="8"/>HINT: Add or change a related_name argument to the definition for 'recipe_sizer_app.Recipe.ingr11measunit' or 'recipe_sizer_app.Recipe.ingr14measunit'.</text:p>
      <text:p text:style-name="P166">recipe_sizer_app.Recipe.ingr11measunit: (fields.E304) Reverse accessor 'MeasureTypes.recipe_set' for 'recipe_sizer_app.Recipe.ingr11measunit' clashes with reverse accessor for 'recipe_sizer_app.Recipe.ingr15measunit'.</text:p>
      <text:p text:style-name="P166"><text:s text:c="8"/>HINT: Add or change a related_name argument to the definition for 'recipe_sizer_app.Recipe.ingr11measunit' or 'recipe_sizer_app.Recipe.ingr15measunit'.</text:p>
      <text:p text:style-name="P166">recipe_sizer_app.Recipe.ingr12measunit: (fields.E304) Reverse accessor 'MeasureTypes.recipe_set' for 'recipe_sizer_app.Recipe.ingr12measunit' clashes with reverse accessor for 'recipe_sizer_app.Recipe.ingr01measunit'.</text:p>
      <text:p text:style-name="P166"><text:s text:c="8"/>HINT: Add or change a related_name argument to the definition for 'recipe_sizer_app.Recipe.ingr12measunit' or 'recipe_sizer_app.Recipe.ingr01measunit'.</text:p>
      <text:p text:style-name="P166">recipe_sizer_app.Recipe.ingr12measunit: (fields.E304) Reverse accessor 'MeasureTypes.recipe_set' for 'recipe_sizer_app.Recipe.ingr12measunit' clashes with reverse accessor for 'recipe_sizer_app.Recipe.ingr02measunit'.</text:p>
      <text:p text:style-name="P166"><text:s text:c="8"/>HINT: Add or change a related_name argument to the definition for 'recipe_sizer_app.Recipe.ingr12measunit' or 'recipe_sizer_app.Recipe.ingr02measunit'.</text:p>
      <text:p text:style-name="P166">recipe_sizer_app.Recipe.ingr12measunit: (fields.E304) Reverse accessor 'MeasureTypes.recipe_set' for 'recipe_sizer_app.Recipe.ingr12measunit' clashes with reverse accessor for 'recipe_sizer_app.Recipe.ingr04measunit'.</text:p>
      <text:p text:style-name="P166"><text:s text:c="8"/>HINT: Add or change a related_name argument to the definition for 'recipe_sizer_app.Recipe.ingr12measunit' or 'recipe_sizer_app.Recipe.ingr04measunit'.</text:p>
      <text:p text:style-name="P166">recipe_sizer_app.Recipe.ingr12measunit: (fields.E304) Reverse accessor 'MeasureTypes.recipe_set' for 'recipe_sizer_app.Recipe.ingr12measunit' clashes with reverse accessor for 'recipe_sizer_app.Recipe.ingr05measunit'.</text:p>
      <text:p text:style-name="P166"><text:s text:c="8"/>HINT: Add or change a related_name argument to the definition for 'recipe_sizer_app.Recipe.ingr12measunit' or 'recipe_sizer_app.Recipe.ingr05measunit'.</text:p>
      <text:p text:style-name="P166">recipe_sizer_app.Recipe.ingr12measunit: (fields.E304) Reverse accessor 'MeasureTypes.recipe_set' for 'recipe_sizer_app.Recipe.ingr12measunit' clashes with reverse accessor for 'recipe_sizer_app.Recipe.ingr06measunit'.</text:p>
      <text:p text:style-name="P166"><text:s text:c="8"/>HINT: Add or change a related_name argument to the definition for 'recipe_sizer_app.Recipe.ingr12measunit' or 'recipe_sizer_app.Recipe.ingr06measunit'.</text:p>
      <text:p text:style-name="P166">recipe_sizer_app.Recipe.ingr12measunit: (fields.E304) Reverse accessor 'MeasureTypes.recipe_set' for 'recipe_sizer_app.Recipe.ingr12measunit' clashes with reverse accessor for 'recipe_sizer_app.Recipe.ingr08measunit'.</text:p>
      <text:p text:style-name="P166"><text:s text:c="8"/>HINT: Add or change a related_name argument to the definition for 'recipe_sizer_app.Recipe.ingr12measunit' or 'recipe_sizer_app.Recipe.ingr08measunit'.</text:p>
      <text:p text:style-name="P166">recipe_sizer_app.Recipe.ingr12measunit: (fields.E304) Reverse accessor 'MeasureTypes.recipe_set' for 'recipe_sizer_app.Recipe.ingr12measunit' clashes with reverse accessor for 'recipe_sizer_app.Recipe.ingr10measunit'.</text:p>
      <text:p text:style-name="P166"><text:s text:c="8"/>HINT: Add or change a related_name argument to the definition for 'recipe_sizer_app.Recipe.ingr12measunit' or 'recipe_sizer_app.Recipe.ingr10measunit'.</text:p>
      <text:p text:style-name="P166">recipe_sizer_app.Recipe.ingr12measunit: (fields.E304) Reverse accessor 'MeasureTypes.recipe_set' for 'recipe_sizer_app.Recipe.ingr12measunit' clashes with reverse accessor for 'recipe_sizer_app.Recipe.ingr11measunit'.</text:p>
      <text:p text:style-name="P166"><text:s text:c="8"/>HINT: Add or change a related_name argument to the definition for 'recipe_sizer_app.Recipe.ingr12measunit' or 'recipe_sizer_app.Recipe.ingr11measunit'.</text:p>
      <text:p text:style-name="P166">recipe_sizer_app.Recipe.ingr12measunit: (fields.E304) Reverse accessor 'MeasureTypes.recipe_set' for 'recipe_sizer_app.Recipe.ingr12measunit' clashes with reverse accessor for 'recipe_sizer_app.Recipe.ingr14measunit'.</text:p>
      <text:p text:style-name="P166"><text:s text:c="8"/>HINT: Add or change a related_name argument to the definition for 'recipe_sizer_app.Recipe.ingr12measunit' or 'recipe_sizer_app.Recipe.ingr14measunit'.</text:p>
      <text:p text:style-name="P166">recipe_sizer_app.Recipe.ingr12measunit: (fields.E304) Reverse accessor 'MeasureTypes.recipe_set' for 'recipe_sizer_app.Recipe.ingr12measunit' clashes with reverse accessor for 'recipe_sizer_app.Recipe.ingr15measunit'.</text:p>
      <text:p text:style-name="P166"><text:s text:c="8"/>HINT: Add or change a related_name argument to the definition for 'recipe_sizer_app.Recipe.ingr12measunit' or 'recipe_sizer_app.Recipe.ingr15measunit'.</text:p>
      <text:p text:style-name="P166">recipe_sizer_app.Recipe.ingr14measunit: (fields.E304) Reverse accessor 'MeasureTypes.recipe_set' for 'recipe_sizer_app.Recipe.ingr14measunit' clashes with reverse accessor for 'recipe_sizer_app.Recipe.ingr01measunit'.</text:p>
      <text:p text:style-name="P166"><text:s text:c="8"/>HINT: Add or change a related_name argument to the definition for 'recipe_sizer_app.Recipe.ingr14measunit' or 'recipe_sizer_app.Recipe.ingr01measunit'.</text:p>
      <text:p text:style-name="P166">recipe_sizer_app.Recipe.ingr14measunit: (fields.E304) Reverse accessor 'MeasureTypes.recipe_set' for 'recipe_sizer_app.Recipe.ingr14measunit' clashes with reverse accessor for 'recipe_sizer_app.Recipe.ingr02measunit'.</text:p>
      <text:p text:style-name="P166"><text:s text:c="8"/>HINT: Add or change a related_name argument to the definition for 'recipe_sizer_app.Recipe.ingr14measunit' or 'recipe_sizer_app.Recipe.ingr02measunit'.</text:p>
      <text:p text:style-name="P166">recipe_sizer_app.Recipe.ingr14measunit: (fields.E304) Reverse accessor 'MeasureTypes.recipe_set' for 'recipe_sizer_app.Recipe.ingr14measunit' clashes with reverse accessor for 'recipe_sizer_app.Recipe.ingr04measunit'.</text:p>
      <text:p text:style-name="P166"><text:s text:c="8"/>HINT: Add or change a related_name argument to the definition for 'recipe_sizer_app.Recipe.ingr14measunit' or 'recipe_sizer_app.Recipe.ingr04measunit'.</text:p>
      <text:p text:style-name="P166">recipe_sizer_app.Recipe.ingr14measunit: (fields.E304) Reverse accessor 'MeasureTypes.recipe_set' for 'recipe_sizer_app.Recipe.ingr14measunit' clashes with reverse accessor for 'recipe_sizer_app.Recipe.ingr05measunit'.</text:p>
      <text:p text:style-name="P166"><text:s text:c="8"/>HINT: Add or change a related_name argument to the definition for 'recipe_sizer_app.Recipe.ingr14measunit' or 'recipe_sizer_app.Recipe.ingr05measunit'.</text:p>
      <text:p text:style-name="P166">recipe_sizer_app.Recipe.ingr14measunit: (fields.E304) Reverse accessor 'MeasureTypes.recipe_set' for 'recipe_sizer_app.Recipe.ingr14measunit' clashes with reverse accessor for 'recipe_sizer_app.Recipe.ingr06measunit'.</text:p>
      <text:p text:style-name="P166"><text:s text:c="8"/>HINT: Add or change a related_name argument to the definition for 'recipe_sizer_app.Recipe.ingr14measunit' or 'recipe_sizer_app.Recipe.ingr06measunit'.</text:p>
      <text:p text:style-name="P166">recipe_sizer_app.Recipe.ingr14measunit: (fields.E304) Reverse accessor 'MeasureTypes.recipe_set' for 'recipe_sizer_app.Recipe.ingr14measunit' clashes with reverse accessor for 'recipe_sizer_app.Recipe.ingr08measunit'.</text:p>
      <text:p text:style-name="P166"><text:s text:c="8"/>HINT: Add or change a related_name argument to the definition for 'recipe_sizer_app.Recipe.ingr14measunit' or 'recipe_sizer_app.Recipe.ingr08measunit'.</text:p>
      <text:p text:style-name="P166">recipe_sizer_app.Recipe.ingr14measunit: (fields.E304) Reverse accessor 'MeasureTypes.recipe_set' for 'recipe_sizer_app.Recipe.ingr14measunit' clashes with reverse accessor for 'recipe_sizer_app.Recipe.ingr10measunit'.</text:p>
      <text:p text:style-name="P166"><text:s text:c="8"/>HINT: Add or change a related_name argument to the definition for 'recipe_sizer_app.Recipe.ingr14measunit' or 'recipe_sizer_app.Recipe.ingr10measunit'.</text:p>
      <text:p text:style-name="P166">recipe_sizer_app.Recipe.ingr14measunit: (fields.E304) Reverse accessor 'MeasureTypes.recipe_set' for 'recipe_sizer_app.Recipe.ingr14measunit' clashes with reverse accessor for 'recipe_sizer_app.Recipe.ingr11measunit'.</text:p>
      <text:p text:style-name="P166"><text:s text:c="8"/>HINT: Add or change a related_name argument to the definition for 'recipe_sizer_app.Recipe.ingr14measunit' or 'recipe_sizer_app.Recipe.ingr11measunit'.</text:p>
      <text:p text:style-name="P166">recipe_sizer_app.Recipe.ingr14measunit: (fields.E304) Reverse accessor 'MeasureTypes.recipe_set' for 'recipe_sizer_app.Recipe.ingr14measunit' clashes with reverse accessor for 'recipe_sizer_app.Recipe.ingr12measunit'.</text:p>
      <text:p text:style-name="P166"><text:s text:c="8"/>HINT: Add or change a related_name argument to the definition for 'recipe_sizer_app.Recipe.ingr14measunit' or 'recipe_sizer_app.Recipe.ingr12measunit'.</text:p>
      <text:p text:style-name="P166">recipe_sizer_app.Recipe.ingr14measunit: (fields.E304) Reverse accessor 'MeasureTypes.recipe_set' for 'recipe_sizer_app.Recipe.ingr14measunit' clashes with reverse accessor for 'recipe_sizer_app.Recipe.ingr15measunit'.</text:p>
      <text:p text:style-name="P166"><text:s text:c="8"/>HINT: Add or change a related_name argument to the definition for 'recipe_sizer_app.Recipe.ingr14measunit' or 'recipe_sizer_app.Recipe.ingr15measunit'.</text:p>
      <text:p text:style-name="P166">recipe_sizer_app.Recipe.ingr15measunit: (fields.E304) Reverse accessor 'MeasureTypes.recipe_set' for 'recipe_sizer_app.Recipe.ingr15measunit' clashes with reverse accessor for 'recipe_sizer_app.Recipe.ingr01measunit'.</text:p>
      <text:p text:style-name="P166"><text:s text:c="8"/>HINT: Add or change a related_name argument to the definition for 'recipe_sizer_app.Recipe.ingr15measunit' or 'recipe_sizer_app.Recipe.ingr01measunit'.</text:p>
      <text:p text:style-name="P166">recipe_sizer_app.Recipe.ingr15measunit: (fields.E304) Reverse accessor 'MeasureTypes.recipe_set' for 'recipe_sizer_app.Recipe.ingr15measunit' clashes with reverse accessor for 'recipe_sizer_app.Recipe.ingr02measunit'.</text:p>
      <text:p text:style-name="P166"><text:s text:c="8"/>HINT: Add or change a related_name argument to the definition for 'recipe_sizer_app.Recipe.ingr15measunit' or 'recipe_sizer_app.Recipe.ingr02measunit'.</text:p>
      <text:p text:style-name="P166">recipe_sizer_app.Recipe.ingr15measunit: (fields.E304) Reverse accessor 'MeasureTypes.recipe_set' for 'recipe_sizer_app.Recipe.ingr15measunit' clashes with reverse accessor for 'recipe_sizer_app.Recipe.ingr04measunit'.</text:p>
      <text:p text:style-name="P166"><text:s text:c="8"/>HINT: Add or change a related_name argument to the definition for 'recipe_sizer_app.Recipe.ingr15measunit' or 'recipe_sizer_app.Recipe.ingr04measunit'.</text:p>
      <text:p text:style-name="P166">recipe_sizer_app.Recipe.ingr15measunit: (fields.E304) Reverse accessor 'MeasureTypes.recipe_set' for 'recipe_sizer_app.Recipe.ingr15measunit' clashes with reverse accessor for 'recipe_sizer_app.Recipe.ingr05measunit'.</text:p>
      <text:p text:style-name="P166"><text:s text:c="8"/>HINT: Add or change a related_name argument to the definition for 'recipe_sizer_app.Recipe.ingr15measunit' or 'recipe_sizer_app.Recipe.ingr05measunit'.</text:p>
      <text:p text:style-name="P166">recipe_sizer_app.Recipe.ingr15measunit: (fields.E304) Reverse accessor 'MeasureTypes.recipe_set' for 'recipe_sizer_app.Recipe.ingr15measunit' clashes with reverse accessor for 'recipe_sizer_app.Recipe.ingr06measunit'.</text:p>
      <text:p text:style-name="P166"><text:s text:c="8"/>HINT: Add or change a related_name argument to the definition for 'recipe_sizer_app.Recipe.ingr15measunit' or 'recipe_sizer_app.Recipe.ingr06measunit'.</text:p>
      <text:p text:style-name="P166">recipe_sizer_app.Recipe.ingr15measunit: (fields.E304) Reverse accessor 'MeasureTypes.recipe_set' for 'recipe_sizer_app.Recipe.ingr15measunit' clashes with reverse accessor for 'recipe_sizer_app.Recipe.ingr08measunit'.</text:p>
      <text:p text:style-name="P166"><text:s text:c="8"/>HINT: Add or change a related_name argument to the definition for 'recipe_sizer_app.Recipe.ingr15measunit' or 'recipe_sizer_app.Recipe.ingr08measunit'.</text:p>
      <text:p text:style-name="P166">recipe_sizer_app.Recipe.ingr15measunit: (fields.E304) Reverse accessor 'MeasureTypes.recipe_set' for 'recipe_sizer_app.Recipe.ingr15measunit' clashes with reverse accessor for 'recipe_sizer_app.Recipe.ingr10measunit'.</text:p>
      <text:p text:style-name="P166"><text:s text:c="8"/>HINT: Add or change a related_name argument to the definition for 'recipe_sizer_app.Recipe.ingr15measunit' or 'recipe_sizer_app.Recipe.ingr10measunit'.</text:p>
      <text:p text:style-name="P166">recipe_sizer_app.Recipe.ingr15measunit: (fields.E304) Reverse accessor 'MeasureTypes.recipe_set' for 'recipe_sizer_app.Recipe.ingr15measunit' clashes with reverse accessor for 'recipe_sizer_app.Recipe.ingr11measunit'.</text:p>
      <text:p text:style-name="P166"><text:s text:c="8"/>HINT: Add or change a related_name argument to the definition for 'recipe_sizer_app.Recipe.ingr15measunit' or 'recipe_sizer_app.Recipe.ingr11measunit'.</text:p>
      <text:p text:style-name="P166">recipe_sizer_app.Recipe.ingr15measunit: (fields.E304) Reverse accessor 'MeasureTypes.recipe_set' for 'recipe_sizer_app.Recipe.ingr15measunit' clashes with reverse accessor for 'recipe_sizer_app.Recipe.ingr12measunit'.</text:p>
      <text:p text:style-name="P166"><text:s text:c="8"/>HINT: Add or change a related_name argument to the definition for 'recipe_sizer_app.Recipe.ingr15measunit' or 'recipe_sizer_app.Recipe.ingr12measunit'.</text:p>
      <text:p text:style-name="P166">recipe_sizer_app.Recipe.ingr15measunit: (fields.E304) Reverse accessor 'MeasureTypes.recipe_set' for 'recipe_sizer_app.Recipe.ingr15measunit' clashes with reverse accessor for 'recipe_sizer_app.Recipe.ingr14measunit'.</text:p>
      <text:p text:style-name="P166"><text:s text:c="8"/>HINT: Add or change a related_name argument to the definition for 'recipe_sizer_app.Recipe.ingr15measunit' or 'recipe_sizer_app.Recipe.ingr14measunit'.</text:p>
      <text:p text:style-name="P166">PS C:\Users\Admin\Documents\django projects\recipe-sizer\recipe_sizer&gt; </text:p>
      <text:p text:style-name="P156"/>
      <text:p text:style-name="P156"/>
      <text:p text:style-name="P157"/>
      <text:h text:style-name="Heading_20_1" text:outline-level="1"><text:bookmark-start text:name="__RefHeading___Toc1437_97289115"/>NOTES<text:bookmark-end text:name="__RefHeading___Toc1437_97289115"/></text:h>
      <text:p text:style-name="P168">sample recipe <text:span text:style-name="T75">Basic HTML Form layout</text:span></text:p>
      <text:p text:style-name="P44"/>
      <text:p text:style-name="P44"/>
      <table:table table:name="Table3" table:style-name="Table3">
        <table:table-column table:style-name="Table3.A"/>
        <table:table-column table:style-name="Table3.B"/>
        <table:table-row>
          <table:table-cell table:style-name="Table3.A1" office:value-type="string">
            <text:p text:style-name="P202"/>
          </table:table-cell>
          <table:table-cell table:style-name="Table3.A1" office:value-type="string">
            <text:p text:style-name="Table_20_Contents">&lt;?xml version="1.0" encoding="UTF-8"?&gt;</text:p>
          </table:table-cell>
        </table:table-row>
        <table:table-row>
          <table:table-cell table:style-name="Table3.A1" office:value-type="string">
            <text:p text:style-name="P202"/>
          </table:table-cell>
          <table:table-cell table:style-name="Table3.A1" office:value-type="string">
            <text:p text:style-name="Table_20_Contents">&lt;!DOCTYPE html PUBLIC "-//W3C//DTD XHTML 1.1 plus MathML 2.0//EN" "http://www.w3.org/Math/DTD/mathml2/xhtml-math11-f.dtd"&gt;</text:p>
          </table:table-cell>
        </table:table-row>
        <table:table-row>
          <table:table-cell table:style-name="Table3.A1" office:value-type="string">
            <text:p text:style-name="P202"/>
          </table:table-cell>
          <table:table-cell table:style-name="Table3.A1" office:value-type="string">
            <text:p text:style-name="Table_20_Contents">&lt;html xmlns="http://www.w3.org/1999/xhtml" lang="en-US"&gt;</text:p>
          </table:table-cell>
        </table:table-row>
        <table:table-row>
          <table:table-cell table:style-name="Table3.A1" office:value-type="string">
            <text:p text:style-name="P202"/>
          </table:table-cell>
          <table:table-cell table:style-name="Table3.A1" office:value-type="string">
            <text:p text:style-name="Table_20_Contents">&lt;!--This file was converted to xhtml by LibreOffice - see https://cgit.freedesktop.org/libreoffice/core/tree/filter/source/xslt for the code.--&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head profile="http://dublincore.org/documents/dcmi-terms/"&gt;</text:p>
          </table:table-cell>
        </table:table-row>
        <table:table-row>
          <table:table-cell table:style-name="Table3.A1" office:value-type="string">
            <text:p text:style-name="P202"/>
          </table:table-cell>
          <table:table-cell table:style-name="Table3.A1" office:value-type="string">
            <text:p text:style-name="Table_20_Contents">&lt;meta http-equiv="Content-Type" content="application/xhtml+xml; charset=utf-8"/&gt;</text:p>
          </table:table-cell>
        </table:table-row>
        <table:table-row>
          <table:table-cell table:style-name="Table3.A1" office:value-type="string">
            <text:p text:style-name="P202"/>
          </table:table-cell>
          <table:table-cell table:style-name="Table3.A1" office:value-type="string">
            <text:p text:style-name="Table_20_Contents">&lt;title xml:lang="en-US"&gt;- no title specified&lt;/title&gt;</text:p>
          </table:table-cell>
        </table:table-row>
        <table:table-row>
          <table:table-cell table:style-name="Table3.A1" office:value-type="string">
            <text:p text:style-name="P202"/>
          </table:table-cell>
          <table:table-cell table:style-name="Table3.A1" office:value-type="string">
            <text:p text:style-name="Table_20_Contents">&lt;meta name="DCTERMS.title" content="" xml:lang="en-US"/&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meta name="DCTERMS.language" content="en-US" scheme="DCTERMS.RFC4646"/&gt;</text:p>
          </table:table-cell>
        </table:table-row>
        <table:table-row>
          <table:table-cell table:style-name="Table3.A1" office:value-type="string">
            <text:p text:style-name="P202"/>
          </table:table-cell>
          <table:table-cell table:style-name="Table3.A1" office:value-type="string">
            <text:p text:style-name="Table_20_Contents">&lt;meta name="DCTERMS.source" content="http://xml.openoffice.org/odf2xhtml"/&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meta name="DCTERMS.issued" content="2024-07-21T19:25:32.087000000" scheme="DCTERMS.W3CDTF"/&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meta name="DCTERMS.modified" content="2024-07-21T19:33:32.405000000" scheme="DCTERMS.W3CDTF"/&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meta name="xsl:vendor" content="libxslt"/&gt;</text:p>
          </table:table-cell>
        </table:table-row>
        <table:table-row>
          <table:table-cell table:style-name="Table3.A1" office:value-type="string">
            <text:p text:style-name="P202"/>
          </table:table-cell>
          <table:table-cell table:style-name="Table3.A1" office:value-type="string">
            <text:p text:style-name="Table_20_Contents">&lt;link rel="schema.DC" href="<text:a xlink:type="simple" xlink:href="http://purl.org/dc/elements/1.1/" office:target-frame-name="_blank" xlink:show="new" text:style-name="Internet_20_link" text:visited-style-name="Visited_20_Internet_20_Link">http://purl.org/dc/elements/1.1/</text:a>" hreflang="en"/&gt;</text:p>
          </table:table-cell>
        </table:table-row>
        <table:table-row>
          <table:table-cell table:style-name="Table3.A1" office:value-type="string">
            <text:p text:style-name="P202"/>
          </table:table-cell>
          <table:table-cell table:style-name="Table3.A1" office:value-type="string">
            <text:p text:style-name="Table_20_Contents">&lt;link rel="schema.DCTERMS" href="<text:a xlink:type="simple" xlink:href="http://purl.org/dc/terms/" office:target-frame-name="_blank" xlink:show="new" text:style-name="Internet_20_link" text:visited-style-name="Visited_20_Internet_20_Link">http://purl.org/dc/terms/</text:a>" hreflang="en"/&gt;</text:p>
          </table:table-cell>
        </table:table-row>
        <table:table-row>
          <table:table-cell table:style-name="Table3.A1" office:value-type="string">
            <text:p text:style-name="P202"/>
          </table:table-cell>
          <table:table-cell table:style-name="Table3.A1" office:value-type="string">
            <text:p text:style-name="Table_20_Contents">&lt;link rel="schema.DCTYPE" href="<text:a xlink:type="simple" xlink:href="http://purl.org/dc/dcmitype/" office:target-frame-name="_blank" xlink:show="new" text:style-name="Internet_20_link" text:visited-style-name="Visited_20_Internet_20_Link">http://purl.org/dc/dcmitype/</text:a>" hreflang="en"/&gt;</text:p>
          </table:table-cell>
        </table:table-row>
        <table:table-row>
          <table:table-cell table:style-name="Table3.A1" office:value-type="string">
            <text:p text:style-name="P202"/>
          </table:table-cell>
          <table:table-cell table:style-name="Table3.A1" office:value-type="string">
            <text:p text:style-name="Table_20_Contents">&lt;link rel="schema.DCAM" href="<text:a xlink:type="simple" xlink:href="http://purl.org/dc/dcam/" office:target-frame-name="_blank" xlink:show="new" text:style-name="Internet_20_link" text:visited-style-name="Visited_20_Internet_20_Link">http://purl.org/dc/dcam/</text:a>" hreflang="en"/&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style&gt;</text:p>
          </table:table-cell>
        </table:table-row>
        <table:table-row>
          <table:table-cell table:style-name="Table3.A1" office:value-type="string">
            <text:p text:style-name="P202"/>
          </table:table-cell>
          <table:table-cell table:style-name="Table3.A1" office:value-type="string">
            <text:p text:style-name="Table_20_Contents">table { border-collapse:collapse; border-spacing:0; empty-cells:show }</text:p>
          </table:table-cell>
        </table:table-row>
        <table:table-row>
          <table:table-cell table:style-name="Table3.A1" office:value-type="string">
            <text:p text:style-name="P202"/>
          </table:table-cell>
          <table:table-cell table:style-name="Table3.A1" office:value-type="string">
            <text:p text:style-name="Table_20_Contents">td, th { vertical-align:top; font-size:12pt;}</text:p>
          </table:table-cell>
        </table:table-row>
        <table:table-row>
          <table:table-cell table:style-name="Table3.A1" office:value-type="string">
            <text:p text:style-name="P202"/>
          </table:table-cell>
          <table:table-cell table:style-name="Table3.A1" office:value-type="string">
            <text:p text:style-name="Table_20_Contents">h1, h2, h3, h4, h5, h6 { clear:both;}</text:p>
          </table:table-cell>
        </table:table-row>
        <table:table-row>
          <table:table-cell table:style-name="Table3.A1" office:value-type="string">
            <text:p text:style-name="P202"/>
          </table:table-cell>
          <table:table-cell table:style-name="Table3.A1" office:value-type="string">
            <text:p text:style-name="Table_20_Contents">ol, ul { margin:0; padding:0;}</text:p>
          </table:table-cell>
        </table:table-row>
        <table:table-row>
          <table:table-cell table:style-name="Table3.A1" office:value-type="string">
            <text:p text:style-name="P202"/>
          </table:table-cell>
          <table:table-cell table:style-name="Table3.A1" office:value-type="string">
            <text:p text:style-name="Table_20_Contents">li { list-style: none; margin:0; padding:0;}</text:p>
          </table:table-cell>
        </table:table-row>
        <table:table-row>
          <table:table-cell table:style-name="Table3.A1" office:value-type="string">
            <text:p text:style-name="P202"/>
          </table:table-cell>
          <table:table-cell table:style-name="Table3.A1" office:value-type="string">
            <text:p text:style-name="Table_20_Contents">span.footnodeNumber { padding-right:1em; }</text:p>
          </table:table-cell>
        </table:table-row>
        <table:table-row>
          <table:table-cell table:style-name="Table3.A1" office:value-type="string">
            <text:p text:style-name="P202"/>
          </table:table-cell>
          <table:table-cell table:style-name="Table3.A1" office:value-type="string">
            <text:p text:style-name="Table_20_Contents">span.annotation_style_by_filter { font-size:95%; font-family:Arial; background-color:#fff000; margin:0; border:0; padding:0; }</text:p>
          </table:table-cell>
        </table:table-row>
        <table:table-row>
          <table:table-cell table:style-name="Table3.A1" office:value-type="string">
            <text:p text:style-name="P202"/>
          </table:table-cell>
          <table:table-cell table:style-name="Table3.A1" office:value-type="string">
            <text:p text:style-name="Table_20_Contents">span.heading_numbering { margin-right: 0.8rem; }* { margin:0;}</text:p>
          </table:table-cell>
        </table:table-row>
        <table:table-row>
          <table:table-cell table:style-name="Table3.A1" office:value-type="string">
            <text:p text:style-name="P202"/>
          </table:table-cell>
          <table:table-cell table:style-name="Table3.A1" office:value-type="string">
            <text:p text:style-name="Table_20_Contents">.graphic-gr1{ background-color:#729fcf; font-size:12pt; font-family:'Liberation Serif'; writing-mode:horizontal-tb; direction:ltr; border-top-width:NaNcm; border-top-style:; border-top-color:; border-left-width:NaNcm; border-left-style:; border-left-color:; border-bottom-width:NaNcm; border-bottom-style:; border-bottom-color:; border-right-width:NaNcm; border-right-style:; border-right-color:; vertical-align:middle; }</text:p>
          </table:table-cell>
        </table:table-row>
        <table:table-row>
          <table:table-cell table:style-name="Table3.A1" office:value-type="string">
            <text:p text:style-name="P202"/>
          </table:table-cell>
          <table:table-cell table:style-name="Table3.A1" office:value-type="string">
            <text:p text:style-name="Table_20_Contents">.graphic-gr2{ background-color:#729fcf; font-size:12pt; font-family:'Liberation Serif'; writing-mode:horizontal-tb; direction:ltr; border-top-width:NaNcm; border-top-style:; border-top-color:; border-left-width:NaNcm; border-left-style:; border-left-color:; border-bottom-width:NaNcm; border-bottom-style:; border-bottom-color:; border-right-width:NaNcm; border-right-style:; border-right-color:; vertical-align:top; }</text:p>
          </table:table-cell>
        </table:table-row>
        <table:table-row>
          <table:table-cell table:style-name="Table3.A1" office:value-type="string">
            <text:p text:style-name="P202"/>
          </table:table-cell>
          <table:table-cell table:style-name="Table3.A1" office:value-type="string">
            <text:p text:style-name="Table_20_Contents">.paragraph-P1{ font-size:12pt; font-family:'Liberation Serif'; writing-mode:horizontal-tb; direction:ltr;}</text:p>
          </table:table-cell>
        </table:table-row>
        <table:table-row>
          <table:table-cell table:style-name="Table3.A1" office:value-type="string">
            <text:p text:style-name="P202"/>
          </table:table-cell>
          <table:table-cell table:style-name="Table3.A1" office:value-type="string">
            <text:p text:style-name="Table_20_Contents">.paragraph-P2{ font-size:12pt; font-family:'Liberation Serif'; writing-mode:horizontal-tb; direction:ltr;}</text:p>
          </table:table-cell>
        </table:table-row>
        <table:table-row>
          <table:table-cell table:style-name="Table3.A1" office:value-type="string">
            <text:p text:style-name="P202"/>
          </table:table-cell>
          <table:table-cell table:style-name="Table3.A1" office:value-type="string">
            <text:p text:style-name="Table_20_Contents">.paragraph-P3{ font-size:12pt; font-family:'Liberation Serif'; writing-mode:horizontal-tb; direction:ltr;margin-left:3.4465in; text-indent:0in; }</text:p>
          </table:table-cell>
        </table:table-row>
        <table:table-row>
          <table:table-cell table:style-name="Table3.A1" office:value-type="string">
            <text:p text:style-name="P202"/>
          </table:table-cell>
          <table:table-cell table:style-name="Table3.A1" office:value-type="string">
            <text:p text:style-name="Table_20_Contents">.paragraph-P4{ font-size:12pt; font-family:'Liberation Serif'; writing-mode:horizontal-tb; direction:ltr;font-weight:bold; }</text:p>
          </table:table-cell>
        </table:table-row>
        <table:table-row>
          <table:table-cell table:style-name="Table3.A1" office:value-type="string">
            <text:p text:style-name="P202"/>
          </table:table-cell>
          <table:table-cell table:style-name="Table3.A1" office:value-type="string">
            <text:p text:style-name="Table_20_Contents">.paragraph-P5{ font-size:12pt; font-family:'Liberation Serif'; writing-mode:horizontal-tb; direction:ltr;text-align:center ! important; }</text:p>
          </table:table-cell>
        </table:table-row>
        <table:table-row>
          <table:table-cell table:style-name="Table3.A1" office:value-type="string">
            <text:p text:style-name="P202"/>
          </table:table-cell>
          <table:table-cell table:style-name="Table3.A1" office:value-type="string">
            <text:p text:style-name="Table_20_Contents">.paragraph-P6{ font-size:12pt; font-family:'Liberation Serif'; writing-mode:horizontal-tb; direction:ltr;text-align:left ! important; }</text:p>
          </table:table-cell>
        </table:table-row>
        <table:table-row>
          <table:table-cell table:style-name="Table3.A1" office:value-type="string">
            <text:p text:style-name="P202"/>
          </table:table-cell>
          <table:table-cell table:style-name="Table3.A1" office:value-type="string">
            <text:p text:style-name="Table_20_Contents">.text-T2{ font-size:22pt; }</text:p>
          </table:table-cell>
        </table:table-row>
        <table:table-row>
          <table:table-cell table:style-name="Table3.A1" office:value-type="string">
            <text:p text:style-name="P202"/>
          </table:table-cell>
          <table:table-cell table:style-name="Table3.A1" office:value-type="string">
            <text:p text:style-name="Table_20_Contents">/* ODF styles with no properties representable as CSS:</text:p>
          </table:table-cell>
        </table:table-row>
        <table:table-row>
          <table:table-cell table:style-name="Table3.A1" office:value-type="string">
            <text:p text:style-name="P202"/>
          </table:table-cell>
          <table:table-cell table:style-name="Table3.A1" office:value-type="string">
            <text:p text:style-name="Table_20_Contents">.Endnote_20_Symbol .Footnote_20_Symbol .T1 { } */</text:p>
          </table:table-cell>
        </table:table-row>
        <table:table-row>
          <table:table-cell table:style-name="Table3.A1" office:value-type="string">
            <text:p text:style-name="P202"/>
          </table:table-cell>
          <table:table-cell table:style-name="Table3.A1" office:value-type="string">
            <text:p text:style-name="Table_20_Contents">&lt;/style&gt;</text:p>
          </table:table-cell>
        </table:table-row>
        <table:table-row>
          <table:table-cell table:style-name="Table3.A1" office:value-type="string">
            <text:p text:style-name="P202"/>
          </table:table-cell>
          <table:table-cell table:style-name="Table3.A1" office:value-type="string">
            <text:p text:style-name="Table_20_Contents">&lt;/head&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body dir="ltr" style="max-width:8.5in;margin-top:0.7874in; margin-bottom:0.7874in; margin-left:0.7874in; margin-right:0.7874in; "&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1"&gt;[navigation menu]&lt;/p&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5"&gt;&lt;span class="text-T2"&gt;Recipe&lt;/span&gt;&lt;span class="text-T1"&gt;                        &lt;/span&gt;&lt;/p&gt;</text:p>
          </table:table-cell>
        </table:table-row>
        <table:table-row>
          <table:table-cell table:style-name="Table3.A1" office:value-type="string">
            <text:p text:style-name="P202"/>
          </table:table-cell>
          <table:table-cell table:style-name="Table3.A1" office:value-type="string">
            <text:p text:style-name="Table_20_Contents">&lt;p class="paragraph-P2"&gt; &lt;/p&gt;</text:p>
          </table:table-cell>
        </table:table-row>
        <table:table-row>
          <table:table-cell table:style-name="Table3.A1" office:value-type="string">
            <text:p text:style-name="P202"/>
          </table:table-cell>
          <table:table-cell table:style-name="Table3.A1" office:value-type="string">
            <text:p text:style-name="Table_20_Contents">&lt;p class="paragraph-P3"&gt;&lt;span class="text-T1"&gt;Author: &lt;/span&gt;&lt;/p&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3"&gt;&lt;span class="text-T1"&gt;[Author]&lt;/span&gt;&lt;/p&gt;</text:p>
          </table:table-cell>
        </table:table-row>
        <table:table-row>
          <table:table-cell table:style-name="Table3.A1" office:value-type="string">
            <text:p text:style-name="P202"/>
          </table:table-cell>
          <table:table-cell table:style-name="Table3.A1" office:value-type="string">
            <text:p text:style-name="Table_20_Contents">&lt;p class="paragraph-P2"&gt; &lt;/p&gt;</text:p>
          </table:table-cell>
        </table:table-row>
        <table:table-row>
          <table:table-cell table:style-name="Table3.A1" office:value-type="string">
            <text:p text:style-name="P202"/>
          </table:table-cell>
          <table:table-cell table:style-name="Table3.A1" office:value-type="string">
            <text:p text:style-name="Table_20_Contents">&lt;p class="paragraph-P2"&gt;&lt;span class="text-T1"&gt;Recipe Name:&lt;/span&gt;&lt;/p&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2"&gt;&lt;span class="text-T1"&gt;[Recipe Name]&lt;/span&gt;&lt;/p&gt;</text:p>
          </table:table-cell>
        </table:table-row>
        <table:table-row>
          <table:table-cell table:style-name="Table3.A1" office:value-type="string">
            <text:p text:style-name="P202"/>
          </table:table-cell>
          <table:table-cell table:style-name="Table3.A1" office:value-type="string">
            <text:p text:style-name="Table_20_Contents">&lt;p class="paragraph-P2"&gt; &lt;/p&gt;&lt;p class="paragraph-P2"&gt; &lt;/p&gt;</text:p>
          </table:table-cell>
        </table:table-row>
        <table:table-row>
          <table:table-cell table:style-name="Table3.A1" office:value-type="string">
            <text:p text:style-name="P202"/>
          </table:table-cell>
          <table:table-cell table:style-name="Table3.A1" office:value-type="string">
            <text:p text:style-name="Table_20_Contents">&lt;p class="paragraph-P4"&gt;&lt;span class="text-T1"&gt;Ingredient List:&lt;/span&gt;&lt;/p&gt;</text:p>
          </table:table-cell>
        </table:table-row>
        <table:table-row>
          <table:table-cell table:style-name="Table3.A1" office:value-type="string">
            <text:p text:style-name="P202"/>
          </table:table-cell>
          <table:table-cell table:style-name="Table3.A1" office:value-type="string">
            <text:p text:style-name="Table_20_Contents">&lt;p class="paragraph-P2"&gt; &lt;/p&gt;</text:p>
          </table:table-cell>
        </table:table-row>
        <table:table-row>
          <table:table-cell table:style-name="Table3.A1" office:value-type="string">
            <text:p text:style-name="P202"/>
          </table:table-cell>
          <table:table-cell table:style-name="Table3.A1" office:value-type="string">
            <text:p text:style-name="Table_20_Contents">&lt;p class="paragraph-P2"&gt;&lt;span class="text-T1"&gt;Ingredient:                        Quantity:        Measure:&lt;/span&gt;&lt;/p&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2"&gt;&lt;span class="text-T1"&gt;[Ingredient Name]                [Quantity]        &lt;/span&gt;&lt;span class="text-T1"/&gt;&lt;span class="text-T1"&gt;[MeasurePickList]&lt;/span&gt;&lt;/p&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p class="paragraph-P2"/&gt;</text:p>
          </table:table-cell>
        </table:table-row>
        <table:table-row>
          <table:table-cell table:style-name="Table3.A1" office:value-type="string">
            <text:p text:style-name="P202"/>
          </table:table-cell>
          <table:table-cell table:style-name="Table3.A1" office:value-type="string">
            <text:p text:style-name="Table_20_Contents">&lt;/body&gt;</text:p>
          </table:table-cell>
        </table:table-row>
        <table:table-row>
          <table:table-cell table:style-name="Table3.A1" office:value-type="string">
            <text:p text:style-name="P202"/>
          </table:table-cell>
          <table:table-cell table:style-name="Table3.A1" office:value-type="string">
            <text:p text:style-name="Table_20_Contents"/>
          </table:table-cell>
        </table:table-row>
        <table:table-row>
          <table:table-cell table:style-name="Table3.A1" office:value-type="string">
            <text:p text:style-name="P202"/>
          </table:table-cell>
          <table:table-cell table:style-name="Table3.A1" office:value-type="string">
            <text:p text:style-name="Table_20_Contents">&lt;/html&gt;</text:p>
          </table:table-cell>
        </table:table-row>
        <table:table-row>
          <table:table-cell table:style-name="Table3.A1" office:value-type="string">
            <text:p text:style-name="P202"/>
          </table:table-cell>
          <table:table-cell table:style-name="Table3.A1" office:value-type="string">
            <text:p text:style-name="P202"/>
          </table:table-cell>
        </table:table-row>
      </table:table>
      <text:p text:style-name="P44"/>
      <text:p text:style-name="P155"/>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2a6099" loext:opacity="100%" style:font-name="Arial Narrow1" fo:font-family="'Arial Narrow'" style:font-style-name="Regular" style:font-family-generic="swiss" style:font-pitch="variable" fo:background-color="#ddddd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Text_20_body">
      <style:text-properties fo:font-weight="normal" officeooo:rsid="004fb388" style:font-weight-asian="normal" style:font-weight-complex="normal"/>
    </style:style>
    <style:style style:name="ISSUES" style:family="paragraph" style:parent-style-name="Standard">
      <style:text-properties fo:font-weight="normal" officeooo:rsid="005706ed" fo:background-color="#ffbf00" style:font-weight-asian="normal" style:font-weight-complex="normal"/>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_5f_CODE_5f__20_" style:display-name="_CODE_ " style:family="text">
      <style:text-properties fo:color="#2a6099" loext:opacity="100%" style:font-name="Arial Narrow1" fo:font-family="'Arial Narrow'" style:font-style-name="Regular" style:font-family-generic="swiss" style:font-pitch="variable" fo:background-color="#ddddd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aaaaaa">
      <text:list-level-style-number text:level="1" text:style-name="ListLabel_20_109" loext:num-list-format="%1%" style:num-format="">
        <style:list-level-properties text:list-level-position-and-space-mode="label-alignment">
          <style:list-level-label-alignment text:label-followed-by="nothing"/>
        </style:list-level-properties>
      </text:list-level-style-number>
      <text:list-level-style-number text:level="2" text:style-name="ListLabel_20_110" loext:num-list-format="%2%" style:num-format="">
        <style:list-level-properties text:list-level-position-and-space-mode="label-alignment">
          <style:list-level-label-alignment text:label-followed-by="nothing"/>
        </style:list-level-properties>
      </text:list-level-style-number>
      <text:list-level-style-number text:level="3" text:style-name="ListLabel_20_111" loext:num-list-format="%3%" style:num-format="">
        <style:list-level-properties text:list-level-position-and-space-mode="label-alignment">
          <style:list-level-label-alignment text:label-followed-by="nothing"/>
        </style:list-level-properties>
      </text:list-level-style-number>
      <text:list-level-style-number text:level="4" text:style-name="ListLabel_20_112" loext:num-list-format="%4%" style:num-format="">
        <style:list-level-properties text:list-level-position-and-space-mode="label-alignment">
          <style:list-level-label-alignment text:label-followed-by="nothing"/>
        </style:list-level-properties>
      </text:list-level-style-number>
      <text:list-level-style-number text:level="5" text:style-name="ListLabel_20_113" loext:num-list-format="%5%" style:num-format="">
        <style:list-level-properties text:list-level-position-and-space-mode="label-alignment">
          <style:list-level-label-alignment text:label-followed-by="nothing"/>
        </style:list-level-properties>
      </text:list-level-style-number>
      <text:list-level-style-number text:level="6" text:style-name="ListLabel_20_114" loext:num-list-format="%6%" style:num-format="">
        <style:list-level-properties text:list-level-position-and-space-mode="label-alignment">
          <style:list-level-label-alignment text:label-followed-by="nothing"/>
        </style:list-level-properties>
      </text:list-level-style-number>
      <text:list-level-style-number text:level="7" text:style-name="ListLabel_20_115" loext:num-list-format="%7%" style:num-format="">
        <style:list-level-properties text:list-level-position-and-space-mode="label-alignment">
          <style:list-level-label-alignment text:label-followed-by="nothing"/>
        </style:list-level-properties>
      </text:list-level-style-number>
      <text:list-level-style-number text:level="8" text:style-name="ListLabel_20_116" loext:num-list-format="%8%" style:num-format="">
        <style:list-level-properties text:list-level-position-and-space-mode="label-alignment">
          <style:list-level-label-alignment text:label-followed-by="nothing"/>
        </style:list-level-properties>
      </text:list-level-style-number>
      <text:list-level-style-number text:level="9" text:style-name="ListLabel_20_11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8T20:16:02.886000000</meta:creation-date>
    <dc:date>2024-07-29T20:20:24.300000000</dc:date>
    <meta:editing-duration>P1DT10H25M19S</meta:editing-duration>
    <meta:editing-cycles>33</meta:editing-cycles>
    <meta:generator>LibreOffice/24.2.0.3$Windows_X86_64 LibreOffice_project/da48488a73ddd66ea24cf16bbc4f7b9c08e9bea1</meta:generator>
    <meta:document-statistic meta:table-count="7" meta:image-count="0" meta:object-count="0" meta:page-count="1" meta:paragraph-count="753" meta:word-count="7170" meta:character-count="74177" meta:non-whitespace-character-count="66272"/>
  </office:meta>
</office:document-meta>
</file>